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type:text:p</text:p>
          </table:table-cell>
          <table:table-cell office:value-type="string">
            <text:p>companyid:integer:p:company[companyname]</text:p>
          </table:table-cell>
          <table:table-cell office:value-type="string">
            <text:p>minkilo:integer:p</text:p>
          </table:table-cell>
          <table:table-cell office:value-type="string">
            <text:p>maxkilo:integer</text:p>
          </table:table-cell>
          <table:table-cell office:value-type="string">
            <text:p>fare:integer:n</text:p>
          </table:table-cell>
          <table:table-cell office:value-type="string">
            <text:p>calc:trash</text:p>
          </table:table-cell>
          <table:table-cell office:value-type="string">
            <text:p>fare1:trash</text:p>
          </table:table-cell>
          <table:table-cell office:value-type="string">
            <text:p>fare2:trash</text:p>
          </table:table-cell>
          <table:table-cell office:value-type="string">
            <text:p>fare3:trash</text:p>
          </table:table-cell>
          <table:table-cell office:value-type="string">
            <text:p>fare4:trash</text:p>
          </table:table-cell>
          <table:table-cell office:value-type="string">
            <text:p>kilo:trash</text:p>
          </table:table-cell>
          <table:table-cell office:value-type="string">
            <text:p>diff:trash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/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table:formula="of:=ROUND(CEILING(SUM([.G5:.I5]);10)*1.05;-1)" office:value-type="float" office:value="230">
            <text:p>230</text:p>
          </table:table-cell>
          <table:table-cell table:formula="of:=[.K5]*[.G$2]" office:value-type="float" office:value="210.6">
            <text:p>210.6</text:p>
          </table:table-cell>
          <table:table-cell table:number-columns-repeated="3"/>
          <table:table-cell table:formula="of:=[.C5]+2" office:value-type="float" office:value="13">
            <text:p>13</text:p>
          </table:table-cell>
          <table:table-cell table:formula="of:=[.E5]-[.F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table:formula="of:=ROUND(CEILING(SUM([.G6:.I6]);10)*1.05;-1)" office:value-type="float" office:value="320">
            <text:p>320</text:p>
          </table:table-cell>
          <table:table-cell table:formula="of:=[.K6]*[.G$2]" office:value-type="float" office:value="291.6">
            <text:p>291.6</text:p>
          </table:table-cell>
          <table:table-cell table:number-columns-repeated="3"/>
          <table:table-cell table:formula="of:=[.C6]+2" office:value-type="float" office:value="18">
            <text:p>18</text:p>
          </table:table-cell>
          <table:table-cell table:formula="of:=[.E6]-[.F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table:formula="of:=ROUND(CEILING(SUM([.G7:.I7]);10)*1.05;-1)" office:value-type="float" office:value="400">
            <text:p>400</text:p>
          </table:table-cell>
          <table:table-cell table:formula="of:=[.K7]*[.G$2]" office:value-type="float" office:value="372.6">
            <text:p>372.6</text:p>
          </table:table-cell>
          <table:table-cell table:number-columns-repeated="3"/>
          <table:table-cell table:formula="of:=[.C7]+2" office:value-type="float" office:value="23">
            <text:p>23</text:p>
          </table:table-cell>
          <table:table-cell table:formula="of:=[.E7]-[.F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table:formula="of:=ROUND(CEILING(SUM([.G8:.I8]);10)*1.05;-1)" office:value-type="float" office:value="480">
            <text:p>480</text:p>
          </table:table-cell>
          <table:table-cell table:formula="of:=[.K8]*[.G$2]" office:value-type="float" office:value="453.6">
            <text:p>453.6</text:p>
          </table:table-cell>
          <table:table-cell table:number-columns-repeated="3"/>
          <table:table-cell table:formula="of:=[.C8]+2" office:value-type="float" office:value="28">
            <text:p>28</text:p>
          </table:table-cell>
          <table:table-cell table:formula="of:=[.E8]-[.F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70">
            <text:p>570</text:p>
          </table:table-cell>
          <table:table-cell table:formula="of:=ROUND(CEILING(SUM([.G9:.I9]);10)*1.05;-1)" office:value-type="float" office:value="570">
            <text:p>570</text:p>
          </table:table-cell>
          <table:table-cell table:formula="of:=[.K9]*[.G$2]" office:value-type="float" office:value="534.6">
            <text:p>534.6</text:p>
          </table:table-cell>
          <table:table-cell table:number-columns-repeated="3"/>
          <table:table-cell table:formula="of:=[.C9]+2" office:value-type="float" office:value="33">
            <text:p>33</text:p>
          </table:table-cell>
          <table:table-cell table:formula="of:=[.E9]-[.F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50">
            <text:p>650</text:p>
          </table:table-cell>
          <table:table-cell table:formula="of:=ROUND(CEILING(SUM([.G10:.I10]);10)*1.05;-1)" office:value-type="float" office:value="650">
            <text:p>650</text:p>
          </table:table-cell>
          <table:table-cell table:formula="of:=[.K10]*[.G$2]" office:value-type="float" office:value="615.6">
            <text:p>615.6</text:p>
          </table:table-cell>
          <table:table-cell table:number-columns-repeated="3"/>
          <table:table-cell table:formula="of:=[.C10]+2" office:value-type="float" office:value="38">
            <text:p>38</text:p>
          </table:table-cell>
          <table:table-cell table:formula="of:=[.E10]-[.F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40">
            <text:p>740</text:p>
          </table:table-cell>
          <table:table-cell table:formula="of:=ROUND(CEILING(SUM([.G11:.I11]);10)*1.05;-1)" office:value-type="float" office:value="740">
            <text:p>740</text:p>
          </table:table-cell>
          <table:table-cell table:formula="of:=[.K11]*[.G$2]" office:value-type="float" office:value="696.6">
            <text:p>696.6</text:p>
          </table:table-cell>
          <table:table-cell table:number-columns-repeated="3"/>
          <table:table-cell table:formula="of:=[.C11]+2" office:value-type="float" office:value="43">
            <text:p>43</text:p>
          </table:table-cell>
          <table:table-cell table:formula="of:=[.E11]-[.F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20">
            <text:p>820</text:p>
          </table:table-cell>
          <table:table-cell table:formula="of:=ROUND(CEILING(SUM([.G12:.I12]);10)*1.05;-1)" office:value-type="float" office:value="820">
            <text:p>820</text:p>
          </table:table-cell>
          <table:table-cell table:formula="of:=[.K12]*[.G$2]" office:value-type="float" office:value="777.6">
            <text:p>777.6</text:p>
          </table:table-cell>
          <table:table-cell table:number-columns-repeated="3"/>
          <table:table-cell table:formula="of:=[.C12]+2" office:value-type="float" office:value="48">
            <text:p>48</text:p>
          </table:table-cell>
          <table:table-cell table:formula="of:=[.E12]-[.F1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2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50">
            <text:p>950</text:p>
          </table:table-cell>
          <table:table-cell table:formula="of:=ROUND(CEILING(SUM([.G13:.I13]);10)*1.05;-1)" office:value-type="float" office:value="950">
            <text:p>950</text:p>
          </table:table-cell>
          <table:table-cell table:formula="of:=[.K13]*[.G$2]" office:value-type="float" office:value="891">
            <text:p>891</text:p>
          </table:table-cell>
          <table:table-cell table:number-columns-repeated="3"/>
          <table:table-cell table:formula="of:=[.C13]+4" office:value-type="float" office:value="55">
            <text:p>55</text:p>
          </table:table-cell>
          <table:table-cell table:formula="of:=[.E13]-[.F1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3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110">
            <text:p>1110</text:p>
          </table:table-cell>
          <table:table-cell table:formula="of:=ROUND(CEILING(SUM([.G14:.I14]);10)*1.05;-1)" office:value-type="float" office:value="1110">
            <text:p>1110</text:p>
          </table:table-cell>
          <table:table-cell table:formula="of:=[.K14]*[.G$2]" office:value-type="float" office:value="1053">
            <text:p>1053</text:p>
          </table:table-cell>
          <table:table-cell table:number-columns-repeated="3"/>
          <table:table-cell table:formula="of:=[.C14]+4" office:value-type="float" office:value="65">
            <text:p>65</text:p>
          </table:table-cell>
          <table:table-cell table:formula="of:=[.E14]-[.F1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4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80">
            <text:p>1280</text:p>
          </table:table-cell>
          <table:table-cell table:formula="of:=ROUND(CEILING(SUM([.G15:.I15]);10)*1.05;-1)" office:value-type="float" office:value="1280">
            <text:p>1280</text:p>
          </table:table-cell>
          <table:table-cell table:formula="of:=[.K15]*[.G$2]" office:value-type="float" office:value="1215">
            <text:p>1215</text:p>
          </table:table-cell>
          <table:table-cell table:number-columns-repeated="3"/>
          <table:table-cell table:formula="of:=[.C15]+4" office:value-type="float" office:value="75">
            <text:p>75</text:p>
          </table:table-cell>
          <table:table-cell table:formula="of:=[.E15]-[.F1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5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450">
            <text:p>1450</text:p>
          </table:table-cell>
          <table:table-cell table:formula="of:=ROUND(CEILING(SUM([.G16:.I16]);10)*1.05;-1)" office:value-type="float" office:value="1450">
            <text:p>1450</text:p>
          </table:table-cell>
          <table:table-cell table:formula="of:=[.K16]*[.G$2]" office:value-type="float" office:value="1377">
            <text:p>1377</text:p>
          </table:table-cell>
          <table:table-cell table:number-columns-repeated="3"/>
          <table:table-cell table:formula="of:=[.C16]+4" office:value-type="float" office:value="85">
            <text:p>85</text:p>
          </table:table-cell>
          <table:table-cell table:formula="of:=[.E16]-[.F1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6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620">
            <text:p>1620</text:p>
          </table:table-cell>
          <table:table-cell table:formula="of:=ROUND(CEILING(SUM([.G17:.I17]);10)*1.05;-1)" office:value-type="float" office:value="1620">
            <text:p>1620</text:p>
          </table:table-cell>
          <table:table-cell table:formula="of:=[.K17]*[.G$2]" office:value-type="float" office:value="1539">
            <text:p>1539</text:p>
          </table:table-cell>
          <table:table-cell table:number-columns-repeated="3"/>
          <table:table-cell table:formula="of:=[.C17]+4" office:value-type="float" office:value="95">
            <text:p>95</text:p>
          </table:table-cell>
          <table:table-cell table:formula="of:=[.E17]-[.F1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7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90">
            <text:p>1890</text:p>
          </table:table-cell>
          <table:table-cell table:formula="of:=ROUND(ROUND(SUM([.G18:.I18]);-2)*1.05;-1)" office:value-type="float" office:value="1890">
            <text:p>1890</text:p>
          </table:table-cell>
          <table:table-cell table:formula="of:=[.K18]*[.G$2]" office:value-type="float" office:value="1782">
            <text:p>1782</text:p>
          </table:table-cell>
          <table:table-cell table:number-columns-repeated="3"/>
          <table:table-cell table:formula="of:=[.C18]+9" office:value-type="float" office:value="110">
            <text:p>110</text:p>
          </table:table-cell>
          <table:table-cell table:formula="of:=[.E18]-[.F1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8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210">
            <text:p>2210</text:p>
          </table:table-cell>
          <table:table-cell table:formula="of:=ROUND(ROUND(SUM([.G19:.I19]);-2)*1.05;-1)" office:value-type="float" office:value="2210">
            <text:p>2210</text:p>
          </table:table-cell>
          <table:table-cell table:formula="of:=[.K19]*[.G$2]" office:value-type="float" office:value="2106">
            <text:p>2106</text:p>
          </table:table-cell>
          <table:table-cell table:number-columns-repeated="3"/>
          <table:table-cell table:formula="of:=[.C19]+9" office:value-type="float" office:value="130">
            <text:p>130</text:p>
          </table:table-cell>
          <table:table-cell table:formula="of:=[.E19]-[.F1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9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520">
            <text:p>2520</text:p>
          </table:table-cell>
          <table:table-cell table:formula="of:=ROUND(ROUND(SUM([.G20:.I20]);-2)*1.05;-1)" office:value-type="float" office:value="2520">
            <text:p>2520</text:p>
          </table:table-cell>
          <table:table-cell table:formula="of:=[.K20]*[.G$2]" office:value-type="float" office:value="2430">
            <text:p>2430</text:p>
          </table:table-cell>
          <table:table-cell table:number-columns-repeated="3"/>
          <table:table-cell table:formula="of:=[.C20]+9" office:value-type="float" office:value="150">
            <text:p>150</text:p>
          </table:table-cell>
          <table:table-cell table:formula="of:=[.E20]-[.F2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0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940">
            <text:p>2940</text:p>
          </table:table-cell>
          <table:table-cell table:formula="of:=ROUND(ROUND(SUM([.G21:.I21]);-2)*1.05;-1)" office:value-type="float" office:value="2940">
            <text:p>2940</text:p>
          </table:table-cell>
          <table:table-cell table:formula="of:=[.K21]*[.G$2]" office:value-type="float" office:value="2754">
            <text:p>2754</text:p>
          </table:table-cell>
          <table:table-cell table:number-columns-repeated="3"/>
          <table:table-cell table:formula="of:=[.C21]+9" office:value-type="float" office:value="170">
            <text:p>170</text:p>
          </table:table-cell>
          <table:table-cell table:formula="of:=[.E21]-[.F2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1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260">
            <text:p>3260</text:p>
          </table:table-cell>
          <table:table-cell table:formula="of:=ROUND(ROUND(SUM([.G22:.I22]);-2)*1.05;-1)" office:value-type="float" office:value="3260">
            <text:p>3260</text:p>
          </table:table-cell>
          <table:table-cell table:formula="of:=[.K22]*[.G$2]" office:value-type="float" office:value="3078">
            <text:p>3078</text:p>
          </table:table-cell>
          <table:table-cell table:number-columns-repeated="3"/>
          <table:table-cell table:formula="of:=[.C22]+9" office:value-type="float" office:value="190">
            <text:p>190</text:p>
          </table:table-cell>
          <table:table-cell table:formula="of:=[.E22]-[.F2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2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570">
            <text:p>3570</text:p>
          </table:table-cell>
          <table:table-cell table:formula="of:=ROUND(ROUND(SUM([.G23:.I23]);-2)*1.05;-1)" office:value-type="float" office:value="3570">
            <text:p>3570</text:p>
          </table:table-cell>
          <table:table-cell table:formula="of:=[.K23]*[.G$2]" office:value-type="float" office:value="3402">
            <text:p>3402</text:p>
          </table:table-cell>
          <table:table-cell table:number-columns-repeated="3"/>
          <table:table-cell table:formula="of:=[.C23]+9" office:value-type="float" office:value="210">
            <text:p>210</text:p>
          </table:table-cell>
          <table:table-cell table:formula="of:=[.E23]-[.F2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3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890">
            <text:p>3890</text:p>
          </table:table-cell>
          <table:table-cell table:formula="of:=ROUND(ROUND(SUM([.G24:.I24]);-2)*1.05;-1)" office:value-type="float" office:value="3890">
            <text:p>3890</text:p>
          </table:table-cell>
          <table:table-cell table:formula="of:=[.K24]*[.G$2]" office:value-type="float" office:value="3726">
            <text:p>3726</text:p>
          </table:table-cell>
          <table:table-cell table:number-columns-repeated="3"/>
          <table:table-cell table:formula="of:=[.C24]+9" office:value-type="float" office:value="230">
            <text:p>230</text:p>
          </table:table-cell>
          <table:table-cell table:formula="of:=[.E24]-[.F2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4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310">
            <text:p>4310</text:p>
          </table:table-cell>
          <table:table-cell table:formula="of:=ROUND(ROUND(SUM([.G25:.I25]);-2)*1.05;-1)" office:value-type="float" office:value="4310">
            <text:p>4310</text:p>
          </table:table-cell>
          <table:table-cell table:formula="of:=[.K25]*[.G$2]" office:value-type="float" office:value="4050">
            <text:p>4050</text:p>
          </table:table-cell>
          <table:table-cell table:number-columns-repeated="3"/>
          <table:table-cell table:formula="of:=[.C25]+9" office:value-type="float" office:value="250">
            <text:p>250</text:p>
          </table:table-cell>
          <table:table-cell table:formula="of:=[.E25]-[.F2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5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620">
            <text:p>4620</text:p>
          </table:table-cell>
          <table:table-cell table:formula="of:=ROUND(ROUND(SUM([.G26:.I26]);-2)*1.05;-1)" office:value-type="float" office:value="4620">
            <text:p>4620</text:p>
          </table:table-cell>
          <table:table-cell table:formula="of:=[.K26]*[.G$2]" office:value-type="float" office:value="4374">
            <text:p>4374</text:p>
          </table:table-cell>
          <table:table-cell table:number-columns-repeated="3"/>
          <table:table-cell table:formula="of:=[.C26]+9" office:value-type="float" office:value="270">
            <text:p>270</text:p>
          </table:table-cell>
          <table:table-cell table:formula="of:=[.E26]-[.F2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6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940">
            <text:p>4940</text:p>
          </table:table-cell>
          <table:table-cell table:formula="of:=ROUND(ROUND(SUM([.G27:.I27]);-2)*1.05;-1)" office:value-type="float" office:value="4940">
            <text:p>4940</text:p>
          </table:table-cell>
          <table:table-cell table:formula="of:=[.K27]*[.G$2]" office:value-type="float" office:value="4698">
            <text:p>4698</text:p>
          </table:table-cell>
          <table:table-cell table:number-columns-repeated="3"/>
          <table:table-cell table:formula="of:=[.C27]+9" office:value-type="float" office:value="290">
            <text:p>290</text:p>
          </table:table-cell>
          <table:table-cell table:formula="of:=[.E27]-[.F2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7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250">
            <text:p>5250</text:p>
          </table:table-cell>
          <table:table-cell table:formula="of:=ROUND(ROUND(SUM([.G28:.I28]);-2)*1.05;-1)" office:value-type="float" office:value="5250">
            <text:p>5250</text:p>
          </table:table-cell>
          <table:table-cell table:formula="of:=300*[.G$2]" office:value-type="float" office:value="4860">
            <text:p>4860</text:p>
          </table:table-cell>
          <table:table-cell table:formula="of:=([.K28]-300)*[.H$2]" office:value-type="float" office:value="128.5">
            <text:p>128.5</text:p>
          </table:table-cell>
          <table:table-cell table:number-columns-repeated="2"/>
          <table:table-cell table:formula="of:=[.C28]+9" office:value-type="float" office:value="310">
            <text:p>310</text:p>
          </table:table-cell>
          <table:table-cell table:formula="of:=[.E28]-[.F2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8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460">
            <text:p>5460</text:p>
          </table:table-cell>
          <table:table-cell table:formula="of:=ROUND(ROUND(SUM([.G29:.I29]);-2)*1.05;-1)" office:value-type="float" office:value="5460">
            <text:p>5460</text:p>
          </table:table-cell>
          <table:table-cell table:formula="of:=[.G$28]" office:value-type="float" office:value="4860">
            <text:p>4860</text:p>
          </table:table-cell>
          <table:table-cell table:formula="of:=([.K29]-300)*[.H$2]" office:value-type="float" office:value="385.5">
            <text:p>385.5</text:p>
          </table:table-cell>
          <table:table-cell table:number-columns-repeated="2"/>
          <table:table-cell table:formula="of:=[.C29]+9" office:value-type="float" office:value="330">
            <text:p>330</text:p>
          </table:table-cell>
          <table:table-cell table:formula="of:=[.E29]-[.F2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9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780">
            <text:p>5780</text:p>
          </table:table-cell>
          <table:table-cell table:formula="of:=ROUND(ROUND(SUM([.G30:.I30]);-2)*1.05;-1)" office:value-type="float" office:value="5780">
            <text:p>5780</text:p>
          </table:table-cell>
          <table:table-cell table:formula="of:=[.G$28]" office:value-type="float" office:value="4860">
            <text:p>4860</text:p>
          </table:table-cell>
          <table:table-cell table:formula="of:=([.K30]-300)*[.H$2]" office:value-type="float" office:value="642.5">
            <text:p>642.5</text:p>
          </table:table-cell>
          <table:table-cell table:number-columns-repeated="2"/>
          <table:table-cell table:formula="of:=[.C30]+9" office:value-type="float" office:value="350">
            <text:p>350</text:p>
          </table:table-cell>
          <table:table-cell table:formula="of:=[.E30]-[.F3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0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090">
            <text:p>6090</text:p>
          </table:table-cell>
          <table:table-cell table:formula="of:=ROUND(ROUND(SUM([.G31:.I31]);-2)*1.05;-1)" office:value-type="float" office:value="6090">
            <text:p>6090</text:p>
          </table:table-cell>
          <table:table-cell table:formula="of:=[.G$28]" office:value-type="float" office:value="4860">
            <text:p>4860</text:p>
          </table:table-cell>
          <table:table-cell table:formula="of:=([.K31]-300)*[.H$2]" office:value-type="float" office:value="899.5">
            <text:p>899.5</text:p>
          </table:table-cell>
          <table:table-cell table:number-columns-repeated="2"/>
          <table:table-cell table:formula="of:=[.C31]+9" office:value-type="float" office:value="370">
            <text:p>370</text:p>
          </table:table-cell>
          <table:table-cell table:formula="of:=[.E31]-[.F3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1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300">
            <text:p>6300</text:p>
          </table:table-cell>
          <table:table-cell table:formula="of:=ROUND(ROUND(SUM([.G32:.I32]);-2)*1.05;-1)" office:value-type="float" office:value="6300">
            <text:p>6300</text:p>
          </table:table-cell>
          <table:table-cell table:formula="of:=[.G$28]" office:value-type="float" office:value="4860">
            <text:p>4860</text:p>
          </table:table-cell>
          <table:table-cell table:formula="of:=([.K32]-300)*[.H$2]" office:value-type="float" office:value="1156.5">
            <text:p>1156.5</text:p>
          </table:table-cell>
          <table:table-cell table:number-columns-repeated="2"/>
          <table:table-cell table:formula="of:=[.C32]+9" office:value-type="float" office:value="390">
            <text:p>390</text:p>
          </table:table-cell>
          <table:table-cell table:formula="of:=[.E32]-[.F3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2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620">
            <text:p>6620</text:p>
          </table:table-cell>
          <table:table-cell table:formula="of:=ROUND(ROUND(SUM([.G33:.I33]);-2)*1.05;-1)" office:value-type="float" office:value="6620">
            <text:p>6620</text:p>
          </table:table-cell>
          <table:table-cell table:formula="of:=[.G$28]" office:value-type="float" office:value="4860">
            <text:p>4860</text:p>
          </table:table-cell>
          <table:table-cell table:formula="of:=([.K33]-300)*[.H$2]" office:value-type="float" office:value="1413.5">
            <text:p>1413.5</text:p>
          </table:table-cell>
          <table:table-cell table:number-columns-repeated="2"/>
          <table:table-cell table:formula="of:=[.C33]+9" office:value-type="float" office:value="410">
            <text:p>410</text:p>
          </table:table-cell>
          <table:table-cell table:formula="of:=[.E33]-[.F3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3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830">
            <text:p>6830</text:p>
          </table:table-cell>
          <table:table-cell table:formula="of:=ROUND(ROUND(SUM([.G34:.I34]);-2)*1.05;-1)" office:value-type="float" office:value="6830">
            <text:p>6830</text:p>
          </table:table-cell>
          <table:table-cell table:formula="of:=[.G$28]" office:value-type="float" office:value="4860">
            <text:p>4860</text:p>
          </table:table-cell>
          <table:table-cell table:formula="of:=([.K34]-300)*[.H$2]" office:value-type="float" office:value="1670.5">
            <text:p>1670.5</text:p>
          </table:table-cell>
          <table:table-cell table:number-columns-repeated="2"/>
          <table:table-cell table:formula="of:=[.C34]+9" office:value-type="float" office:value="430">
            <text:p>430</text:p>
          </table:table-cell>
          <table:table-cell table:formula="of:=[.E34]-[.F3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4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140">
            <text:p>7140</text:p>
          </table:table-cell>
          <table:table-cell table:formula="of:=ROUND(ROUND(SUM([.G35:.I35]);-2)*1.05;-1)" office:value-type="float" office:value="7140">
            <text:p>7140</text:p>
          </table:table-cell>
          <table:table-cell table:formula="of:=[.G$28]" office:value-type="float" office:value="4860">
            <text:p>4860</text:p>
          </table:table-cell>
          <table:table-cell table:formula="of:=([.K35]-300)*[.H$2]" office:value-type="float" office:value="1927.5">
            <text:p>1927.5</text:p>
          </table:table-cell>
          <table:table-cell table:number-columns-repeated="2"/>
          <table:table-cell table:formula="of:=[.C35]+9" office:value-type="float" office:value="450">
            <text:p>450</text:p>
          </table:table-cell>
          <table:table-cell table:formula="of:=[.E35]-[.F3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5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350">
            <text:p>7350</text:p>
          </table:table-cell>
          <table:table-cell table:formula="of:=ROUND(ROUND(SUM([.G36:.I36]);-2)*1.05;-1)" office:value-type="float" office:value="7350">
            <text:p>7350</text:p>
          </table:table-cell>
          <table:table-cell table:formula="of:=[.G$28]" office:value-type="float" office:value="4860">
            <text:p>4860</text:p>
          </table:table-cell>
          <table:table-cell table:formula="of:=([.K36]-300)*[.H$2]" office:value-type="float" office:value="2184.5">
            <text:p>2184.5</text:p>
          </table:table-cell>
          <table:table-cell table:number-columns-repeated="2"/>
          <table:table-cell table:formula="of:=[.C36]+9" office:value-type="float" office:value="470">
            <text:p>470</text:p>
          </table:table-cell>
          <table:table-cell table:formula="of:=[.E36]-[.F3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6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670">
            <text:p>7670</text:p>
          </table:table-cell>
          <table:table-cell table:formula="of:=ROUND(ROUND(SUM([.G37:.I37]);-2)*1.05;-1)" office:value-type="float" office:value="7670">
            <text:p>7670</text:p>
          </table:table-cell>
          <table:table-cell table:formula="of:=[.G$28]" office:value-type="float" office:value="4860">
            <text:p>4860</text:p>
          </table:table-cell>
          <table:table-cell table:formula="of:=([.K37]-300)*[.H$2]" office:value-type="float" office:value="2441.5">
            <text:p>2441.5</text:p>
          </table:table-cell>
          <table:table-cell table:number-columns-repeated="2"/>
          <table:table-cell table:formula="of:=[.C37]+9" office:value-type="float" office:value="490">
            <text:p>490</text:p>
          </table:table-cell>
          <table:table-cell table:formula="of:=[.E37]-[.F3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7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7980">
            <text:p>7980</text:p>
          </table:table-cell>
          <table:table-cell table:formula="of:=ROUND(ROUND(SUM([.G38:.I38]);-2)*1.05;-1)" office:value-type="float" office:value="7980">
            <text:p>7980</text:p>
          </table:table-cell>
          <table:table-cell table:formula="of:=[.G$28]" office:value-type="float" office:value="4860">
            <text:p>4860</text:p>
          </table:table-cell>
          <table:table-cell table:formula="of:=([.K38]-300)*[.H$2]" office:value-type="float" office:value="2698.5">
            <text:p>2698.5</text:p>
          </table:table-cell>
          <table:table-cell table:number-columns-repeated="2"/>
          <table:table-cell table:formula="of:=[.C38]+9" office:value-type="float" office:value="510">
            <text:p>510</text:p>
          </table:table-cell>
          <table:table-cell table:formula="of:=[.E38]-[.F3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8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190">
            <text:p>8190</text:p>
          </table:table-cell>
          <table:table-cell table:formula="of:=ROUND(ROUND(SUM([.G39:.I39]);-2)*1.05;-1)" office:value-type="float" office:value="8190">
            <text:p>8190</text:p>
          </table:table-cell>
          <table:table-cell table:formula="of:=[.G$28]" office:value-type="float" office:value="4860">
            <text:p>4860</text:p>
          </table:table-cell>
          <table:table-cell table:formula="of:=([.K39]-300)*[.H$2]" office:value-type="float" office:value="2955.5">
            <text:p>2955.5</text:p>
          </table:table-cell>
          <table:table-cell table:number-columns-repeated="2"/>
          <table:table-cell table:formula="of:=[.C39]+9" office:value-type="float" office:value="530">
            <text:p>530</text:p>
          </table:table-cell>
          <table:table-cell table:formula="of:=[.E39]-[.F3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9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510">
            <text:p>8510</text:p>
          </table:table-cell>
          <table:table-cell table:formula="of:=ROUND(ROUND(SUM([.G40:.I40]);-2)*1.05;-1)" office:value-type="float" office:value="8510">
            <text:p>8510</text:p>
          </table:table-cell>
          <table:table-cell table:formula="of:=[.G$28]" office:value-type="float" office:value="4860">
            <text:p>4860</text:p>
          </table:table-cell>
          <table:table-cell table:formula="of:=([.K40]-300)*[.H$2]" office:value-type="float" office:value="3212.5">
            <text:p>3212.5</text:p>
          </table:table-cell>
          <table:table-cell table:number-columns-repeated="2"/>
          <table:table-cell table:formula="of:=[.C40]+9" office:value-type="float" office:value="550">
            <text:p>550</text:p>
          </table:table-cell>
          <table:table-cell table:formula="of:=[.E40]-[.F4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0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720">
            <text:p>8720</text:p>
          </table:table-cell>
          <table:table-cell table:formula="of:=ROUND(ROUND(SUM([.G41:.I41]);-2)*1.05;-1)" office:value-type="float" office:value="8720">
            <text:p>8720</text:p>
          </table:table-cell>
          <table:table-cell table:formula="of:=[.G$28]" office:value-type="float" office:value="4860">
            <text:p>4860</text:p>
          </table:table-cell>
          <table:table-cell table:formula="of:=([.K41]-300)*[.H$2]" office:value-type="float" office:value="3469.5">
            <text:p>3469.5</text:p>
          </table:table-cell>
          <table:table-cell table:number-columns-repeated="2"/>
          <table:table-cell table:formula="of:=[.C41]+9" office:value-type="float" office:value="570">
            <text:p>570</text:p>
          </table:table-cell>
          <table:table-cell table:formula="of:=[.E41]-[.F4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1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030">
            <text:p>9030</text:p>
          </table:table-cell>
          <table:table-cell table:formula="of:=ROUND(ROUND(SUM([.G42:.I42]);-2)*1.05;-1)" office:value-type="float" office:value="9030">
            <text:p>9030</text:p>
          </table:table-cell>
          <table:table-cell table:formula="of:=[.G$28]" office:value-type="float" office:value="4860">
            <text:p>4860</text:p>
          </table:table-cell>
          <table:table-cell table:formula="of:=([.K42]-300)*[.H$2]" office:value-type="float" office:value="3726.5">
            <text:p>3726.5</text:p>
          </table:table-cell>
          <table:table-cell table:number-columns-repeated="2"/>
          <table:table-cell table:formula="of:=[.C42]+9" office:value-type="float" office:value="590">
            <text:p>590</text:p>
          </table:table-cell>
          <table:table-cell table:formula="of:=[.E42]-[.F4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2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350">
            <text:p>9350</text:p>
          </table:table-cell>
          <table:table-cell table:formula="of:=ROUND(ROUND(SUM([.G43:.I43]);-2)*1.05;-1)" office:value-type="float" office:value="9350">
            <text:p>9350</text:p>
          </table:table-cell>
          <table:table-cell table:formula="of:=[.G$28]" office:value-type="float" office:value="4860">
            <text:p>4860</text:p>
          </table:table-cell>
          <table:table-cell table:formula="of:=300*[.H$2]" office:value-type="float" office:value="3855">
            <text:p>3855</text:p>
          </table:table-cell>
          <table:table-cell table:formula="of:=([.K43]-600)*[.I$2]" office:value-type="float" office:value="141">
            <text:p>141</text:p>
          </table:table-cell>
          <table:table-cell/>
          <table:table-cell table:formula="of:=[.C43]+19" office:value-type="float" office:value="620">
            <text:p>620</text:p>
          </table:table-cell>
          <table:table-cell table:formula="of:=[.E43]-[.F4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3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560">
            <text:p>9560</text:p>
          </table:table-cell>
          <table:table-cell table:formula="of:=ROUND(ROUND(SUM([.G44:.I44]);-2)*1.05;-1)" office:value-type="float" office:value="9560">
            <text:p>9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4]-600)*[.I$2]" office:value-type="float" office:value="423">
            <text:p>423</text:p>
          </table:table-cell>
          <table:table-cell/>
          <table:table-cell table:formula="of:=[.C44]+19" office:value-type="float" office:value="660">
            <text:p>660</text:p>
          </table:table-cell>
          <table:table-cell table:formula="of:=[.E44]-[.F4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4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9870">
            <text:p>9870</text:p>
          </table:table-cell>
          <table:table-cell table:formula="of:=ROUND(ROUND(SUM([.G45:.I45]);-2)*1.05;-1)" office:value-type="float" office:value="9870">
            <text:p>98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5]-600)*[.I$2]" office:value-type="float" office:value="705">
            <text:p>705</text:p>
          </table:table-cell>
          <table:table-cell/>
          <table:table-cell table:formula="of:=[.C45]+19" office:value-type="float" office:value="700">
            <text:p>700</text:p>
          </table:table-cell>
          <table:table-cell table:formula="of:=[.E45]-[.F4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5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190">
            <text:p>10190</text:p>
          </table:table-cell>
          <table:table-cell table:formula="of:=ROUND(ROUND(SUM([.G46:.I46]);-2)*1.05;-1)" office:value-type="float" office:value="10190">
            <text:p>10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6]-600)*[.I$2]" office:value-type="float" office:value="987">
            <text:p>987</text:p>
          </table:table-cell>
          <table:table-cell/>
          <table:table-cell table:formula="of:=[.C46]+19" office:value-type="float" office:value="740">
            <text:p>740</text:p>
          </table:table-cell>
          <table:table-cell table:formula="of:=[.E46]-[.F4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6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500">
            <text:p>10500</text:p>
          </table:table-cell>
          <table:table-cell table:formula="of:=ROUND(ROUND(SUM([.G47:.I47]);-2)*1.05;-1)" office:value-type="float" office:value="10500">
            <text:p>105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7]-600)*[.I$2]" office:value-type="float" office:value="1269">
            <text:p>1269</text:p>
          </table:table-cell>
          <table:table-cell/>
          <table:table-cell table:formula="of:=[.C47]+19" office:value-type="float" office:value="780">
            <text:p>780</text:p>
          </table:table-cell>
          <table:table-cell table:formula="of:=[.E47]-[.F4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7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820">
            <text:p>10820</text:p>
          </table:table-cell>
          <table:table-cell table:formula="of:=ROUND(ROUND(SUM([.G48:.I48]);-2)*1.05;-1)" office:value-type="float" office:value="10820">
            <text:p>108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8]-600)*[.I$2]" office:value-type="float" office:value="1551">
            <text:p>1551</text:p>
          </table:table-cell>
          <table:table-cell/>
          <table:table-cell table:formula="of:=[.C48]+19" office:value-type="float" office:value="820">
            <text:p>820</text:p>
          </table:table-cell>
          <table:table-cell table:formula="of:=[.E48]-[.F4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8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030">
            <text:p>11030</text:p>
          </table:table-cell>
          <table:table-cell table:formula="of:=ROUND(ROUND(SUM([.G49:.I49]);-2)*1.05;-1)" office:value-type="float" office:value="11030">
            <text:p>110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9]-600)*[.I$2]" office:value-type="float" office:value="1833">
            <text:p>1833</text:p>
          </table:table-cell>
          <table:table-cell/>
          <table:table-cell table:formula="of:=[.C49]+19" office:value-type="float" office:value="860">
            <text:p>860</text:p>
          </table:table-cell>
          <table:table-cell table:formula="of:=[.E49]-[.F4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9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340">
            <text:p>11340</text:p>
          </table:table-cell>
          <table:table-cell table:formula="of:=ROUND(ROUND(SUM([.G50:.I50]);-2)*1.05;-1)" office:value-type="float" office:value="11340">
            <text:p>113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0]-600)*[.I$2]" office:value-type="float" office:value="2115">
            <text:p>2115</text:p>
          </table:table-cell>
          <table:table-cell/>
          <table:table-cell table:formula="of:=[.C50]+19" office:value-type="float" office:value="900">
            <text:p>900</text:p>
          </table:table-cell>
          <table:table-cell table:formula="of:=[.E50]-[.F5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0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660">
            <text:p>11660</text:p>
          </table:table-cell>
          <table:table-cell table:formula="of:=ROUND(ROUND(SUM([.G51:.I51]);-2)*1.05;-1)" office:value-type="float" office:value="11660">
            <text:p>116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1]-600)*[.I$2]" office:value-type="float" office:value="2397">
            <text:p>2397</text:p>
          </table:table-cell>
          <table:table-cell/>
          <table:table-cell table:formula="of:=[.C51]+19" office:value-type="float" office:value="940">
            <text:p>940</text:p>
          </table:table-cell>
          <table:table-cell table:formula="of:=[.E51]-[.F5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1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1970">
            <text:p>11970</text:p>
          </table:table-cell>
          <table:table-cell table:formula="of:=ROUND(ROUND(SUM([.G52:.I52]);-2)*1.05;-1)" office:value-type="float" office:value="11970">
            <text:p>119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2]-600)*[.I$2]" office:value-type="float" office:value="2679">
            <text:p>2679</text:p>
          </table:table-cell>
          <table:table-cell/>
          <table:table-cell table:formula="of:=[.C52]+19" office:value-type="float" office:value="980">
            <text:p>980</text:p>
          </table:table-cell>
          <table:table-cell table:formula="of:=[.E52]-[.F5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2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290">
            <text:p>12290</text:p>
          </table:table-cell>
          <table:table-cell table:formula="of:=ROUND(ROUND(SUM([.G53:.I53]);-2)*1.05;-1)" office:value-type="float" office:value="12290">
            <text:p>122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3]-600)*[.I$2]" office:value-type="float" office:value="2961">
            <text:p>2961</text:p>
          </table:table-cell>
          <table:table-cell/>
          <table:table-cell table:formula="of:=[.C53]+19" office:value-type="float" office:value="1020">
            <text:p>1020</text:p>
          </table:table-cell>
          <table:table-cell table:formula="of:=[.E53]-[.F5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3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600">
            <text:p>12600</text:p>
          </table:table-cell>
          <table:table-cell table:formula="of:=ROUND(ROUND(SUM([.G54:.I54]);-2)*1.05;-1)" office:value-type="float" office:value="12600">
            <text:p>12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4]-600)*[.I$2]" office:value-type="float" office:value="3243">
            <text:p>3243</text:p>
          </table:table-cell>
          <table:table-cell/>
          <table:table-cell table:formula="of:=[.C54]+19" office:value-type="float" office:value="1060">
            <text:p>1060</text:p>
          </table:table-cell>
          <table:table-cell table:formula="of:=[.E54]-[.F5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4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2810">
            <text:p>12810</text:p>
          </table:table-cell>
          <table:table-cell table:formula="of:=ROUND(ROUND(SUM([.G55:.I55]);-2)*1.05;-1)" office:value-type="float" office:value="12810">
            <text:p>128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5]-600)*[.I$2]" office:value-type="float" office:value="3525">
            <text:p>3525</text:p>
          </table:table-cell>
          <table:table-cell/>
          <table:table-cell table:formula="of:=[.C55]+19" office:value-type="float" office:value="1100">
            <text:p>1100</text:p>
          </table:table-cell>
          <table:table-cell table:formula="of:=[.E55]-[.F5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5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130">
            <text:p>13130</text:p>
          </table:table-cell>
          <table:table-cell table:formula="of:=ROUND(ROUND(SUM([.G56:.I56]);-2)*1.05;-1)" office:value-type="float" office:value="13130">
            <text:p>131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6]-600)*[.I$2]" office:value-type="float" office:value="3807">
            <text:p>3807</text:p>
          </table:table-cell>
          <table:table-cell/>
          <table:table-cell table:formula="of:=[.C56]+19" office:value-type="float" office:value="1140">
            <text:p>1140</text:p>
          </table:table-cell>
          <table:table-cell table:formula="of:=[.E56]-[.F5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6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440">
            <text:p>13440</text:p>
          </table:table-cell>
          <table:table-cell table:formula="of:=ROUND(ROUND(SUM([.G57:.I57]);-2)*1.05;-1)" office:value-type="float" office:value="13440">
            <text:p>134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7]-600)*[.I$2]" office:value-type="float" office:value="4089">
            <text:p>4089</text:p>
          </table:table-cell>
          <table:table-cell/>
          <table:table-cell table:formula="of:=[.C57]+19" office:value-type="float" office:value="1180">
            <text:p>1180</text:p>
          </table:table-cell>
          <table:table-cell table:formula="of:=[.E57]-[.F5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7]+1" office:value-type="float" office:value="1201">
            <text:p>1201</text:p>
          </table:table-cell>
          <table:table-cell office:value-type="float" office:value="1240">
            <text:p>1240</text:p>
          </table:table-cell>
          <table:table-cell office:value-type="float" office:value="13760">
            <text:p>13760</text:p>
          </table:table-cell>
          <table:table-cell table:formula="of:=ROUND(ROUND(SUM([.G58:.I58]);-2)*1.05;-1)" office:value-type="float" office:value="13760">
            <text:p>137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8]-600)*[.I$2]" office:value-type="float" office:value="4371">
            <text:p>4371</text:p>
          </table:table-cell>
          <table:table-cell/>
          <table:table-cell table:formula="of:=[.C58]+19" office:value-type="float" office:value="1220">
            <text:p>1220</text:p>
          </table:table-cell>
          <table:table-cell table:formula="of:=[.E58]-[.F5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8]+1" office:value-type="float" office:value="1241">
            <text:p>1241</text:p>
          </table:table-cell>
          <table:table-cell office:value-type="float" office:value="1280">
            <text:p>1280</text:p>
          </table:table-cell>
          <table:table-cell office:value-type="float" office:value="14070">
            <text:p>14070</text:p>
          </table:table-cell>
          <table:table-cell table:formula="of:=ROUND(ROUND(SUM([.G59:.I59]);-2)*1.05;-1)" office:value-type="float" office:value="14070">
            <text:p>14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9]-600)*[.I$2]" office:value-type="float" office:value="4653">
            <text:p>4653</text:p>
          </table:table-cell>
          <table:table-cell/>
          <table:table-cell table:formula="of:=[.C59]+19" office:value-type="float" office:value="1260">
            <text:p>1260</text:p>
          </table:table-cell>
          <table:table-cell table:formula="of:=[.E59]-[.F5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9]+1" office:value-type="float" office:value="1281">
            <text:p>1281</text:p>
          </table:table-cell>
          <table:table-cell office:value-type="float" office:value="1320">
            <text:p>1320</text:p>
          </table:table-cell>
          <table:table-cell office:value-type="float" office:value="14390">
            <text:p>14390</text:p>
          </table:table-cell>
          <table:table-cell table:formula="of:=ROUND(ROUND(SUM([.G60:.I60]);-2)*1.05;-1)" office:value-type="float" office:value="14390">
            <text:p>143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0]-600)*[.I$2]" office:value-type="float" office:value="4935">
            <text:p>4935</text:p>
          </table:table-cell>
          <table:table-cell/>
          <table:table-cell table:formula="of:=[.C60]+19" office:value-type="float" office:value="1300">
            <text:p>1300</text:p>
          </table:table-cell>
          <table:table-cell table:formula="of:=[.E60]-[.F6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0]+1" office:value-type="float" office:value="1321">
            <text:p>1321</text:p>
          </table:table-cell>
          <table:table-cell office:value-type="float" office:value="1360">
            <text:p>1360</text:p>
          </table:table-cell>
          <table:table-cell office:value-type="float" office:value="14600">
            <text:p>14600</text:p>
          </table:table-cell>
          <table:table-cell table:formula="of:=ROUND(ROUND(SUM([.G61:.I61]);-2)*1.05;-1)" office:value-type="float" office:value="14600">
            <text:p>14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1]-600)*[.I$2]" office:value-type="float" office:value="5217">
            <text:p>5217</text:p>
          </table:table-cell>
          <table:table-cell/>
          <table:table-cell table:formula="of:=[.C61]+19" office:value-type="float" office:value="1340">
            <text:p>1340</text:p>
          </table:table-cell>
          <table:table-cell table:formula="of:=[.E61]-[.F6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1]+1" office:value-type="float" office:value="1361">
            <text:p>1361</text:p>
          </table:table-cell>
          <table:table-cell office:value-type="float" office:value="1400">
            <text:p>1400</text:p>
          </table:table-cell>
          <table:table-cell office:value-type="float" office:value="14910">
            <text:p>14910</text:p>
          </table:table-cell>
          <table:table-cell table:formula="of:=ROUND(ROUND(SUM([.G62:.I62]);-2)*1.05;-1)" office:value-type="float" office:value="14910">
            <text:p>149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2]-600)*[.I$2]" office:value-type="float" office:value="5499">
            <text:p>5499</text:p>
          </table:table-cell>
          <table:table-cell/>
          <table:table-cell table:formula="of:=[.C62]+19" office:value-type="float" office:value="1380">
            <text:p>1380</text:p>
          </table:table-cell>
          <table:table-cell table:formula="of:=[.E62]-[.F6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2]+1" office:value-type="float" office:value="1401">
            <text:p>1401</text:p>
          </table:table-cell>
          <table:table-cell office:value-type="float" office:value="1440">
            <text:p>1440</text:p>
          </table:table-cell>
          <table:table-cell office:value-type="float" office:value="15230">
            <text:p>15230</text:p>
          </table:table-cell>
          <table:table-cell table:formula="of:=ROUND(ROUND(SUM([.G63:.I63]);-2)*1.05;-1)" office:value-type="float" office:value="15230">
            <text:p>152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3]-600)*[.I$2]" office:value-type="float" office:value="5781">
            <text:p>5781</text:p>
          </table:table-cell>
          <table:table-cell/>
          <table:table-cell table:formula="of:=[.C63]+19" office:value-type="float" office:value="1420">
            <text:p>1420</text:p>
          </table:table-cell>
          <table:table-cell table:formula="of:=[.E63]-[.F6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3]+1" office:value-type="float" office:value="1441">
            <text:p>1441</text:p>
          </table:table-cell>
          <table:table-cell office:value-type="float" office:value="1480">
            <text:p>1480</text:p>
          </table:table-cell>
          <table:table-cell office:value-type="float" office:value="15540">
            <text:p>15540</text:p>
          </table:table-cell>
          <table:table-cell table:formula="of:=ROUND(ROUND(SUM([.G64:.I64]);-2)*1.05;-1)" office:value-type="float" office:value="15540">
            <text:p>155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4]-600)*[.I$2]" office:value-type="float" office:value="6063">
            <text:p>6063</text:p>
          </table:table-cell>
          <table:table-cell/>
          <table:table-cell table:formula="of:=[.C64]+19" office:value-type="float" office:value="1460">
            <text:p>1460</text:p>
          </table:table-cell>
          <table:table-cell table:formula="of:=[.E64]-[.F6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4]+1" office:value-type="float" office:value="1481">
            <text:p>1481</text:p>
          </table:table-cell>
          <table:table-cell office:value-type="float" office:value="1520">
            <text:p>1520</text:p>
          </table:table-cell>
          <table:table-cell office:value-type="float" office:value="15860">
            <text:p>15860</text:p>
          </table:table-cell>
          <table:table-cell table:formula="of:=ROUND(ROUND(SUM([.G65:.I65]);-2)*1.05;-1)" office:value-type="float" office:value="15860">
            <text:p>158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5]-600)*[.I$2]" office:value-type="float" office:value="6345">
            <text:p>6345</text:p>
          </table:table-cell>
          <table:table-cell/>
          <table:table-cell table:formula="of:=[.C65]+19" office:value-type="float" office:value="1500">
            <text:p>1500</text:p>
          </table:table-cell>
          <table:table-cell table:formula="of:=[.E65]-[.F6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5]+1" office:value-type="float" office:value="1521">
            <text:p>1521</text:p>
          </table:table-cell>
          <table:table-cell office:value-type="float" office:value="1560">
            <text:p>1560</text:p>
          </table:table-cell>
          <table:table-cell office:value-type="float" office:value="16070">
            <text:p>16070</text:p>
          </table:table-cell>
          <table:table-cell table:formula="of:=ROUND(ROUND(SUM([.G66:.I66]);-2)*1.05;-1)" office:value-type="float" office:value="16070">
            <text:p>16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6]-600)*[.I$2]" office:value-type="float" office:value="6627">
            <text:p>6627</text:p>
          </table:table-cell>
          <table:table-cell/>
          <table:table-cell table:formula="of:=[.C66]+19" office:value-type="float" office:value="1540">
            <text:p>1540</text:p>
          </table:table-cell>
          <table:table-cell table:formula="of:=[.E66]-[.F6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6]+1" office:value-type="float" office:value="1561">
            <text:p>1561</text:p>
          </table:table-cell>
          <table:table-cell office:value-type="float" office:value="1600">
            <text:p>1600</text:p>
          </table:table-cell>
          <table:table-cell office:value-type="float" office:value="16380">
            <text:p>16380</text:p>
          </table:table-cell>
          <table:table-cell table:formula="of:=ROUND(ROUND(SUM([.G67:.I67]);-2)*1.05;-1)" office:value-type="float" office:value="16380">
            <text:p>163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7]-600)*[.I$2]" office:value-type="float" office:value="6909">
            <text:p>6909</text:p>
          </table:table-cell>
          <table:table-cell/>
          <table:table-cell table:formula="of:=[.C67]+19" office:value-type="float" office:value="1580">
            <text:p>1580</text:p>
          </table:table-cell>
          <table:table-cell table:formula="of:=[.E67]-[.F6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7]+1" office:value-type="float" office:value="1601">
            <text:p>1601</text:p>
          </table:table-cell>
          <table:table-cell office:value-type="float" office:value="1640">
            <text:p>1640</text:p>
          </table:table-cell>
          <table:table-cell office:value-type="float" office:value="16700">
            <text:p>16700</text:p>
          </table:table-cell>
          <table:table-cell table:formula="of:=ROUND(ROUND(SUM([.G68:.I68]);-2)*1.05;-1)" office:value-type="float" office:value="16700">
            <text:p>167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8]-600)*[.I$2]" office:value-type="float" office:value="7191">
            <text:p>7191</text:p>
          </table:table-cell>
          <table:table-cell/>
          <table:table-cell table:formula="of:=[.C68]+19" office:value-type="float" office:value="1620">
            <text:p>1620</text:p>
          </table:table-cell>
          <table:table-cell table:formula="of:=[.E68]-[.F6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8]+1" office:value-type="float" office:value="1641">
            <text:p>1641</text:p>
          </table:table-cell>
          <table:table-cell office:value-type="float" office:value="1680">
            <text:p>1680</text:p>
          </table:table-cell>
          <table:table-cell office:value-type="float" office:value="17010">
            <text:p>17010</text:p>
          </table:table-cell>
          <table:table-cell table:formula="of:=ROUND(ROUND(SUM([.G69:.I69]);-2)*1.05;-1)" office:value-type="float" office:value="17010">
            <text:p>170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9]-600)*[.I$2]" office:value-type="float" office:value="7473">
            <text:p>7473</text:p>
          </table:table-cell>
          <table:table-cell/>
          <table:table-cell table:formula="of:=[.C69]+19" office:value-type="float" office:value="1660">
            <text:p>1660</text:p>
          </table:table-cell>
          <table:table-cell table:formula="of:=[.E69]-[.F6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9]+1" office:value-type="float" office:value="1681">
            <text:p>1681</text:p>
          </table:table-cell>
          <table:table-cell office:value-type="float" office:value="1720">
            <text:p>1720</text:p>
          </table:table-cell>
          <table:table-cell office:value-type="float" office:value="17330">
            <text:p>17330</text:p>
          </table:table-cell>
          <table:table-cell table:formula="of:=ROUND(ROUND(SUM([.G70:.I70]);-2)*1.05;-1)" office:value-type="float" office:value="17330">
            <text:p>173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0]-600)*[.I$2]" office:value-type="float" office:value="7755">
            <text:p>7755</text:p>
          </table:table-cell>
          <table:table-cell/>
          <table:table-cell table:formula="of:=[.C70]+19" office:value-type="float" office:value="1700">
            <text:p>1700</text:p>
          </table:table-cell>
          <table:table-cell table:formula="of:=[.E70]-[.F7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0]+1" office:value-type="float" office:value="1721">
            <text:p>1721</text:p>
          </table:table-cell>
          <table:table-cell office:value-type="float" office:value="1760">
            <text:p>1760</text:p>
          </table:table-cell>
          <table:table-cell office:value-type="float" office:value="17640">
            <text:p>17640</text:p>
          </table:table-cell>
          <table:table-cell table:formula="of:=ROUND(ROUND(SUM([.G71:.I71]);-2)*1.05;-1)" office:value-type="float" office:value="17640">
            <text:p>17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1]-600)*[.I$2]" office:value-type="float" office:value="8037">
            <text:p>8037</text:p>
          </table:table-cell>
          <table:table-cell/>
          <table:table-cell table:formula="of:=[.C71]+19" office:value-type="float" office:value="1740">
            <text:p>1740</text:p>
          </table:table-cell>
          <table:table-cell table:formula="of:=[.E71]-[.F7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1]+1" office:value-type="float" office:value="1761">
            <text:p>1761</text:p>
          </table:table-cell>
          <table:table-cell office:value-type="float" office:value="1800">
            <text:p>1800</text:p>
          </table:table-cell>
          <table:table-cell office:value-type="float" office:value="17850">
            <text:p>17850</text:p>
          </table:table-cell>
          <table:table-cell table:formula="of:=ROUND(ROUND(SUM([.G72:.I72]);-2)*1.05;-1)" office:value-type="float" office:value="17850">
            <text:p>178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2]-600)*[.I$2]" office:value-type="float" office:value="8319">
            <text:p>8319</text:p>
          </table:table-cell>
          <table:table-cell/>
          <table:table-cell table:formula="of:=[.C72]+19" office:value-type="float" office:value="1780">
            <text:p>1780</text:p>
          </table:table-cell>
          <table:table-cell table:formula="of:=[.E72]-[.F7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2]+1" office:value-type="float" office:value="1801">
            <text:p>1801</text:p>
          </table:table-cell>
          <table:table-cell office:value-type="float" office:value="1840">
            <text:p>1840</text:p>
          </table:table-cell>
          <table:table-cell office:value-type="float" office:value="18170">
            <text:p>18170</text:p>
          </table:table-cell>
          <table:table-cell table:formula="of:=ROUND(ROUND(SUM([.G73:.I73]);-2)*1.05;-1)" office:value-type="float" office:value="18170">
            <text:p>181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3]-600)*[.I$2]" office:value-type="float" office:value="8601">
            <text:p>8601</text:p>
          </table:table-cell>
          <table:table-cell/>
          <table:table-cell table:formula="of:=[.C73]+19" office:value-type="float" office:value="1820">
            <text:p>1820</text:p>
          </table:table-cell>
          <table:table-cell table:formula="of:=[.E73]-[.F7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3]+1" office:value-type="float" office:value="1841">
            <text:p>1841</text:p>
          </table:table-cell>
          <table:table-cell office:value-type="float" office:value="1880">
            <text:p>1880</text:p>
          </table:table-cell>
          <table:table-cell office:value-type="float" office:value="18480">
            <text:p>18480</text:p>
          </table:table-cell>
          <table:table-cell table:formula="of:=ROUND(ROUND(SUM([.G74:.I74]);-2)*1.05;-1)" office:value-type="float" office:value="18480">
            <text:p>184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4]-600)*[.I$2]" office:value-type="float" office:value="8883">
            <text:p>8883</text:p>
          </table:table-cell>
          <table:table-cell/>
          <table:table-cell table:formula="of:=[.C74]+19" office:value-type="float" office:value="1860">
            <text:p>1860</text:p>
          </table:table-cell>
          <table:table-cell table:formula="of:=[.E74]-[.F7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4]+1" office:value-type="float" office:value="1881">
            <text:p>1881</text:p>
          </table:table-cell>
          <table:table-cell office:value-type="float" office:value="1920">
            <text:p>1920</text:p>
          </table:table-cell>
          <table:table-cell office:value-type="float" office:value="18800">
            <text:p>18800</text:p>
          </table:table-cell>
          <table:table-cell table:formula="of:=ROUND(ROUND(SUM([.G75:.I75]);-2)*1.05;-1)" office:value-type="float" office:value="18800">
            <text:p>188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5]-600)*[.I$2]" office:value-type="float" office:value="9165">
            <text:p>9165</text:p>
          </table:table-cell>
          <table:table-cell/>
          <table:table-cell table:formula="of:=[.C75]+19" office:value-type="float" office:value="1900">
            <text:p>1900</text:p>
          </table:table-cell>
          <table:table-cell table:formula="of:=[.E75]-[.F7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5]+1" office:value-type="float" office:value="1921">
            <text:p>1921</text:p>
          </table:table-cell>
          <table:table-cell office:value-type="float" office:value="1960">
            <text:p>1960</text:p>
          </table:table-cell>
          <table:table-cell office:value-type="float" office:value="19110">
            <text:p>19110</text:p>
          </table:table-cell>
          <table:table-cell table:formula="of:=ROUND(ROUND(SUM([.G76:.I76]);-2)*1.05;-1)" office:value-type="float" office:value="19110">
            <text:p>19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6]-600)*[.I$2]" office:value-type="float" office:value="9447">
            <text:p>9447</text:p>
          </table:table-cell>
          <table:table-cell/>
          <table:table-cell table:formula="of:=[.C76]+19" office:value-type="float" office:value="1940">
            <text:p>1940</text:p>
          </table:table-cell>
          <table:table-cell table:formula="of:=[.E76]-[.F7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6]+1" office:value-type="float" office:value="1961">
            <text:p>1961</text:p>
          </table:table-cell>
          <table:table-cell office:value-type="float" office:value="2000">
            <text:p>2000</text:p>
          </table:table-cell>
          <table:table-cell office:value-type="float" office:value="19320">
            <text:p>19320</text:p>
          </table:table-cell>
          <table:table-cell table:formula="of:=ROUND(ROUND(SUM([.G77:.I77]);-2)*1.05;-1)" office:value-type="float" office:value="19320">
            <text:p>193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7]-600)*[.I$2]" office:value-type="float" office:value="9729">
            <text:p>9729</text:p>
          </table:table-cell>
          <table:table-cell/>
          <table:table-cell table:formula="of:=[.C77]+19" office:value-type="float" office:value="1980">
            <text:p>1980</text:p>
          </table:table-cell>
          <table:table-cell table:formula="of:=[.E77]-[.F7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7]+1" office:value-type="float" office:value="2001">
            <text:p>2001</text:p>
          </table:table-cell>
          <table:table-cell office:value-type="float" office:value="2040">
            <text:p>2040</text:p>
          </table:table-cell>
          <table:table-cell office:value-type="float" office:value="19640">
            <text:p>19640</text:p>
          </table:table-cell>
          <table:table-cell table:formula="of:=ROUND(ROUND(SUM([.G78:.I78]);-2)*1.05;-1)" office:value-type="float" office:value="19640">
            <text:p>19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8]-600)*[.I$2]" office:value-type="float" office:value="10011">
            <text:p>10011</text:p>
          </table:table-cell>
          <table:table-cell/>
          <table:table-cell table:formula="of:=[.C78]+19" office:value-type="float" office:value="2020">
            <text:p>2020</text:p>
          </table:table-cell>
          <table:table-cell table:formula="of:=[.E78]-[.F7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8]+1" office:value-type="float" office:value="2041">
            <text:p>2041</text:p>
          </table:table-cell>
          <table:table-cell office:value-type="float" office:value="2080">
            <text:p>2080</text:p>
          </table:table-cell>
          <table:table-cell office:value-type="float" office:value="19950">
            <text:p>19950</text:p>
          </table:table-cell>
          <table:table-cell table:formula="of:=ROUND(ROUND(SUM([.G79:.I79]);-2)*1.05;-1)" office:value-type="float" office:value="19950">
            <text:p>199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9]-600)*[.I$2]" office:value-type="float" office:value="10293">
            <text:p>10293</text:p>
          </table:table-cell>
          <table:table-cell/>
          <table:table-cell table:formula="of:=[.C79]+19" office:value-type="float" office:value="2060">
            <text:p>2060</text:p>
          </table:table-cell>
          <table:table-cell table:formula="of:=[.E79]-[.F7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9]+1" office:value-type="float" office:value="2081">
            <text:p>2081</text:p>
          </table:table-cell>
          <table:table-cell office:value-type="float" office:value="2120">
            <text:p>2120</text:p>
          </table:table-cell>
          <table:table-cell office:value-type="float" office:value="20270">
            <text:p>20270</text:p>
          </table:table-cell>
          <table:table-cell table:formula="of:=ROUND(ROUND(SUM([.G80:.I80]);-2)*1.05;-1)" office:value-type="float" office:value="20270">
            <text:p>202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0]-600)*[.I$2]" office:value-type="float" office:value="10575">
            <text:p>10575</text:p>
          </table:table-cell>
          <table:table-cell/>
          <table:table-cell table:formula="of:=[.C80]+19" office:value-type="float" office:value="2100">
            <text:p>2100</text:p>
          </table:table-cell>
          <table:table-cell table:formula="of:=[.E80]-[.F8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0]+1" office:value-type="float" office:value="2121">
            <text:p>2121</text:p>
          </table:table-cell>
          <table:table-cell office:value-type="float" office:value="2160">
            <text:p>2160</text:p>
          </table:table-cell>
          <table:table-cell office:value-type="float" office:value="20580">
            <text:p>20580</text:p>
          </table:table-cell>
          <table:table-cell table:formula="of:=ROUND(ROUND(SUM([.G81:.I81]);-2)*1.05;-1)" office:value-type="float" office:value="20580">
            <text:p>20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1]-600)*[.I$2]" office:value-type="float" office:value="10857">
            <text:p>10857</text:p>
          </table:table-cell>
          <table:table-cell/>
          <table:table-cell table:formula="of:=[.C81]+19" office:value-type="float" office:value="2140">
            <text:p>2140</text:p>
          </table:table-cell>
          <table:table-cell table:formula="of:=[.E81]-[.F8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1]+1" office:value-type="float" office:value="2161">
            <text:p>2161</text:p>
          </table:table-cell>
          <table:table-cell office:value-type="float" office:value="2200">
            <text:p>2200</text:p>
          </table:table-cell>
          <table:table-cell office:value-type="float" office:value="20900">
            <text:p>20900</text:p>
          </table:table-cell>
          <table:table-cell table:formula="of:=ROUND(ROUND(SUM([.G82:.I82]);-2)*1.05;-1)" office:value-type="float" office:value="20900">
            <text:p>209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2]-600)*[.I$2]" office:value-type="float" office:value="11139">
            <text:p>11139</text:p>
          </table:table-cell>
          <table:table-cell/>
          <table:table-cell table:formula="of:=[.C82]+19" office:value-type="float" office:value="2180">
            <text:p>2180</text:p>
          </table:table-cell>
          <table:table-cell table:formula="of:=[.E82]-[.F8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2]+1" office:value-type="float" office:value="2201">
            <text:p>2201</text:p>
          </table:table-cell>
          <table:table-cell office:value-type="float" office:value="2240">
            <text:p>2240</text:p>
          </table:table-cell>
          <table:table-cell office:value-type="float" office:value="21110">
            <text:p>21110</text:p>
          </table:table-cell>
          <table:table-cell table:formula="of:=ROUND(ROUND(SUM([.G83:.I83]);-2)*1.05;-1)" office:value-type="float" office:value="21110">
            <text:p>21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3]-600)*[.I$2]" office:value-type="float" office:value="11421">
            <text:p>11421</text:p>
          </table:table-cell>
          <table:table-cell/>
          <table:table-cell table:formula="of:=[.C83]+19" office:value-type="float" office:value="2220">
            <text:p>2220</text:p>
          </table:table-cell>
          <table:table-cell table:formula="of:=[.E83]-[.F8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3]+1"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1420">
            <text:p>21420</text:p>
          </table:table-cell>
          <table:table-cell table:formula="of:=ROUND(ROUND(SUM([.G84:.I84]);-2)*1.05;-1)" office:value-type="float" office:value="21420">
            <text:p>214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4]-600)*[.I$2]" office:value-type="float" office:value="11703">
            <text:p>11703</text:p>
          </table:table-cell>
          <table:table-cell/>
          <table:table-cell table:formula="of:=[.C84]+19" office:value-type="float" office:value="2260">
            <text:p>2260</text:p>
          </table:table-cell>
          <table:table-cell table:formula="of:=[.E84]-[.F8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4]+1" office:value-type="float" office:value="2281">
            <text:p>2281</text:p>
          </table:table-cell>
          <table:table-cell office:value-type="float" office:value="2320">
            <text:p>2320</text:p>
          </table:table-cell>
          <table:table-cell office:value-type="float" office:value="21740">
            <text:p>21740</text:p>
          </table:table-cell>
          <table:table-cell table:formula="of:=ROUND(ROUND(SUM([.G85:.I85]);-2)*1.05;-1)" office:value-type="float" office:value="21740">
            <text:p>217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5]-600)*[.I$2]" office:value-type="float" office:value="11985">
            <text:p>11985</text:p>
          </table:table-cell>
          <table:table-cell/>
          <table:table-cell table:formula="of:=[.C85]+19" office:value-type="float" office:value="2300">
            <text:p>2300</text:p>
          </table:table-cell>
          <table:table-cell table:formula="of:=[.E85]-[.F8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5]+1" office:value-type="float" office:value="2321">
            <text:p>2321</text:p>
          </table:table-cell>
          <table:table-cell office:value-type="float" office:value="2360">
            <text:p>2360</text:p>
          </table:table-cell>
          <table:table-cell office:value-type="float" office:value="22050">
            <text:p>22050</text:p>
          </table:table-cell>
          <table:table-cell table:formula="of:=ROUND(ROUND(SUM([.G86:.I86]);-2)*1.05;-1)" office:value-type="float" office:value="22050">
            <text:p>220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6]-600)*[.I$2]" office:value-type="float" office:value="12267">
            <text:p>12267</text:p>
          </table:table-cell>
          <table:table-cell/>
          <table:table-cell table:formula="of:=[.C86]+19" office:value-type="float" office:value="2340">
            <text:p>2340</text:p>
          </table:table-cell>
          <table:table-cell table:formula="of:=[.E86]-[.F8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6]+1" office:value-type="float" office:value="2361">
            <text:p>2361</text:p>
          </table:table-cell>
          <table:table-cell office:value-type="float" office:value="2400">
            <text:p>2400</text:p>
          </table:table-cell>
          <table:table-cell office:value-type="float" office:value="22370">
            <text:p>22370</text:p>
          </table:table-cell>
          <table:table-cell table:formula="of:=ROUND(ROUND(SUM([.G87:.I87]);-2)*1.05;-1)" office:value-type="float" office:value="22370">
            <text:p>223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7]-600)*[.I$2]" office:value-type="float" office:value="12549">
            <text:p>12549</text:p>
          </table:table-cell>
          <table:table-cell/>
          <table:table-cell table:formula="of:=[.C87]+19" office:value-type="float" office:value="2380">
            <text:p>2380</text:p>
          </table:table-cell>
          <table:table-cell table:formula="of:=[.E87]-[.F8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7]+1" office:value-type="float" office:value="2401">
            <text:p>2401</text:p>
          </table:table-cell>
          <table:table-cell office:value-type="float" office:value="2440">
            <text:p>2440</text:p>
          </table:table-cell>
          <table:table-cell office:value-type="float" office:value="22580">
            <text:p>22580</text:p>
          </table:table-cell>
          <table:table-cell table:formula="of:=ROUND(ROUND(SUM([.G88:.I88]);-2)*1.05;-1)" office:value-type="float" office:value="22580">
            <text:p>22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8]-600)*[.I$2]" office:value-type="float" office:value="12831">
            <text:p>12831</text:p>
          </table:table-cell>
          <table:table-cell/>
          <table:table-cell table:formula="of:=[.C88]+19" office:value-type="float" office:value="2420">
            <text:p>2420</text:p>
          </table:table-cell>
          <table:table-cell table:formula="of:=[.E88]-[.F8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8]+1" office:value-type="float" office:value="2441">
            <text:p>2441</text:p>
          </table:table-cell>
          <table:table-cell office:value-type="float" office:value="2480">
            <text:p>2480</text:p>
          </table:table-cell>
          <table:table-cell office:value-type="float" office:value="22890">
            <text:p>22890</text:p>
          </table:table-cell>
          <table:table-cell table:formula="of:=ROUND(ROUND(SUM([.G89:.I89]);-2)*1.05;-1)" office:value-type="float" office:value="22890">
            <text:p>228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9]-600)*[.I$2]" office:value-type="float" office:value="13113">
            <text:p>13113</text:p>
          </table:table-cell>
          <table:table-cell/>
          <table:table-cell table:formula="of:=[.C89]+19" office:value-type="float" office:value="2460">
            <text:p>2460</text:p>
          </table:table-cell>
          <table:table-cell table:formula="of:=[.E89]-[.F8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9]+1" office:value-type="float" office:value="2481">
            <text:p>2481</text:p>
          </table:table-cell>
          <table:table-cell office:value-type="float" office:value="2520">
            <text:p>2520</text:p>
          </table:table-cell>
          <table:table-cell office:value-type="float" office:value="23210">
            <text:p>23210</text:p>
          </table:table-cell>
          <table:table-cell table:formula="of:=ROUND(ROUND(SUM([.G90:.I90]);-2)*1.05;-1)" office:value-type="float" office:value="23210">
            <text:p>232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0]-600)*[.I$2]" office:value-type="float" office:value="13395">
            <text:p>13395</text:p>
          </table:table-cell>
          <table:table-cell/>
          <table:table-cell table:formula="of:=[.C90]+19" office:value-type="float" office:value="2500">
            <text:p>2500</text:p>
          </table:table-cell>
          <table:table-cell table:formula="of:=[.E90]-[.F9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0]+1" office:value-type="float" office:value="2521">
            <text:p>2521</text:p>
          </table:table-cell>
          <table:table-cell office:value-type="float" office:value="2560">
            <text:p>2560</text:p>
          </table:table-cell>
          <table:table-cell office:value-type="float" office:value="23520">
            <text:p>23520</text:p>
          </table:table-cell>
          <table:table-cell table:formula="of:=ROUND(ROUND(SUM([.G91:.I91]);-2)*1.05;-1)" office:value-type="float" office:value="23520">
            <text:p>235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1]-600)*[.I$2]" office:value-type="float" office:value="13677">
            <text:p>13677</text:p>
          </table:table-cell>
          <table:table-cell/>
          <table:table-cell table:formula="of:=[.C91]+19" office:value-type="float" office:value="2540">
            <text:p>2540</text:p>
          </table:table-cell>
          <table:table-cell table:formula="of:=[.E91]-[.F9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1]+1" office:value-type="float" office:value="2561">
            <text:p>2561</text:p>
          </table:table-cell>
          <table:table-cell office:value-type="float" office:value="2600">
            <text:p>2600</text:p>
          </table:table-cell>
          <table:table-cell office:value-type="float" office:value="23840">
            <text:p>23840</text:p>
          </table:table-cell>
          <table:table-cell table:formula="of:=ROUND(ROUND(SUM([.G92:.I92]);-2)*1.05;-1)" office:value-type="float" office:value="23840">
            <text:p>238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2]-600)*[.I$2]" office:value-type="float" office:value="13959">
            <text:p>13959</text:p>
          </table:table-cell>
          <table:table-cell/>
          <table:table-cell table:formula="of:=[.C92]+19" office:value-type="float" office:value="2580">
            <text:p>2580</text:p>
          </table:table-cell>
          <table:table-cell table:formula="of:=[.E92]-[.F9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2]+1" office:value-type="float" office:value="2601">
            <text:p>2601</text:p>
          </table:table-cell>
          <table:table-cell office:value-type="float" office:value="2640">
            <text:p>2640</text:p>
          </table:table-cell>
          <table:table-cell office:value-type="float" office:value="24150">
            <text:p>24150</text:p>
          </table:table-cell>
          <table:table-cell table:formula="of:=ROUND(ROUND(SUM([.G93:.I93]);-2)*1.05;-1)" office:value-type="float" office:value="24150">
            <text:p>24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3]-600)*[.I$2]" office:value-type="float" office:value="14241">
            <text:p>14241</text:p>
          </table:table-cell>
          <table:table-cell/>
          <table:table-cell table:formula="of:=[.C93]+19" office:value-type="float" office:value="2620">
            <text:p>2620</text:p>
          </table:table-cell>
          <table:table-cell table:formula="of:=[.E93]-[.F9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3]+1" office:value-type="float" office:value="2641">
            <text:p>2641</text:p>
          </table:table-cell>
          <table:table-cell office:value-type="float" office:value="2680">
            <text:p>2680</text:p>
          </table:table-cell>
          <table:table-cell office:value-type="float" office:value="24360">
            <text:p>24360</text:p>
          </table:table-cell>
          <table:table-cell table:formula="of:=ROUND(ROUND(SUM([.G94:.I94]);-2)*1.05;-1)" office:value-type="float" office:value="24360">
            <text:p>243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4]-600)*[.I$2]" office:value-type="float" office:value="14523">
            <text:p>14523</text:p>
          </table:table-cell>
          <table:table-cell/>
          <table:table-cell table:formula="of:=[.C94]+19" office:value-type="float" office:value="2660">
            <text:p>2660</text:p>
          </table:table-cell>
          <table:table-cell table:formula="of:=[.E94]-[.F9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4]+1" office:value-type="float" office:value="2681">
            <text:p>2681</text:p>
          </table:table-cell>
          <table:table-cell office:value-type="float" office:value="2720">
            <text:p>2720</text:p>
          </table:table-cell>
          <table:table-cell office:value-type="float" office:value="24680">
            <text:p>24680</text:p>
          </table:table-cell>
          <table:table-cell table:formula="of:=ROUND(ROUND(SUM([.G95:.I95]);-2)*1.05;-1)" office:value-type="float" office:value="24680">
            <text:p>246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5]-600)*[.I$2]" office:value-type="float" office:value="14805">
            <text:p>14805</text:p>
          </table:table-cell>
          <table:table-cell/>
          <table:table-cell table:formula="of:=[.C95]+19" office:value-type="float" office:value="2700">
            <text:p>2700</text:p>
          </table:table-cell>
          <table:table-cell table:formula="of:=[.E95]-[.F9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5]+1" office:value-type="float" office:value="2721">
            <text:p>2721</text:p>
          </table:table-cell>
          <table:table-cell office:value-type="float" office:value="2760">
            <text:p>2760</text:p>
          </table:table-cell>
          <table:table-cell office:value-type="float" office:value="24990">
            <text:p>24990</text:p>
          </table:table-cell>
          <table:table-cell table:formula="of:=ROUND(ROUND(SUM([.G96:.I96]);-2)*1.05;-1)" office:value-type="float" office:value="24990">
            <text:p>249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6]-600)*[.I$2]" office:value-type="float" office:value="15087">
            <text:p>15087</text:p>
          </table:table-cell>
          <table:table-cell/>
          <table:table-cell table:formula="of:=[.C96]+19" office:value-type="float" office:value="2740">
            <text:p>2740</text:p>
          </table:table-cell>
          <table:table-cell table:formula="of:=[.E96]-[.F9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6]+1" office:value-type="float" office:value="2761">
            <text:p>2761</text:p>
          </table:table-cell>
          <table:table-cell office:value-type="float" office:value="2800">
            <text:p>2800</text:p>
          </table:table-cell>
          <table:table-cell office:value-type="float" office:value="25310">
            <text:p>25310</text:p>
          </table:table-cell>
          <table:table-cell table:formula="of:=ROUND(ROUND(SUM([.G97:.I97]);-2)*1.05;-1)" office:value-type="float" office:value="25310">
            <text:p>253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7]-600)*[.I$2]" office:value-type="float" office:value="15369">
            <text:p>15369</text:p>
          </table:table-cell>
          <table:table-cell/>
          <table:table-cell table:formula="of:=[.C97]+19" office:value-type="float" office:value="2780">
            <text:p>2780</text:p>
          </table:table-cell>
          <table:table-cell table:formula="of:=[.E97]-[.F9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7]+1" office:value-type="float" office:value="2801">
            <text:p>2801</text:p>
          </table:table-cell>
          <table:table-cell office:value-type="float" office:value="2840">
            <text:p>2840</text:p>
          </table:table-cell>
          <table:table-cell office:value-type="float" office:value="25620">
            <text:p>25620</text:p>
          </table:table-cell>
          <table:table-cell table:formula="of:=ROUND(ROUND(SUM([.G98:.I98]);-2)*1.05;-1)" office:value-type="float" office:value="25620">
            <text:p>25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8]-600)*[.I$2]" office:value-type="float" office:value="15651">
            <text:p>15651</text:p>
          </table:table-cell>
          <table:table-cell/>
          <table:table-cell table:formula="of:=[.C98]+19" office:value-type="float" office:value="2820">
            <text:p>2820</text:p>
          </table:table-cell>
          <table:table-cell table:formula="of:=[.E98]-[.F9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8]+1" office:value-type="float" office:value="2841">
            <text:p>2841</text:p>
          </table:table-cell>
          <table:table-cell office:value-type="float" office:value="2880">
            <text:p>2880</text:p>
          </table:table-cell>
          <table:table-cell office:value-type="float" office:value="25830">
            <text:p>25830</text:p>
          </table:table-cell>
          <table:table-cell table:formula="of:=ROUND(ROUND(SUM([.G99:.I99]);-2)*1.05;-1)" office:value-type="float" office:value="25830">
            <text:p>258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9]-600)*[.I$2]" office:value-type="float" office:value="15933">
            <text:p>15933</text:p>
          </table:table-cell>
          <table:table-cell/>
          <table:table-cell table:formula="of:=[.C99]+19" office:value-type="float" office:value="2860">
            <text:p>2860</text:p>
          </table:table-cell>
          <table:table-cell table:formula="of:=[.E99]-[.F9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9]+1" office:value-type="float" office:value="2881">
            <text:p>2881</text:p>
          </table:table-cell>
          <table:table-cell office:value-type="float" office:value="2920">
            <text:p>2920</text:p>
          </table:table-cell>
          <table:table-cell office:value-type="float" office:value="26150">
            <text:p>26150</text:p>
          </table:table-cell>
          <table:table-cell table:formula="of:=ROUND(ROUND(SUM([.G100:.I100]);-2)*1.05;-1)" office:value-type="float" office:value="26150">
            <text:p>26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0]-600)*[.I$2]" office:value-type="float" office:value="16215">
            <text:p>16215</text:p>
          </table:table-cell>
          <table:table-cell/>
          <table:table-cell table:formula="of:=[.C100]+19" office:value-type="float" office:value="2900">
            <text:p>2900</text:p>
          </table:table-cell>
          <table:table-cell table:formula="of:=[.E100]-[.F10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0]+1" office:value-type="float" office:value="2921">
            <text:p>2921</text:p>
          </table:table-cell>
          <table:table-cell office:value-type="float" office:value="2960">
            <text:p>2960</text:p>
          </table:table-cell>
          <table:table-cell office:value-type="float" office:value="26460">
            <text:p>26460</text:p>
          </table:table-cell>
          <table:table-cell table:formula="of:=ROUND(ROUND(SUM([.G101:.I101]);-2)*1.05;-1)" office:value-type="float" office:value="26460">
            <text:p>264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1]-600)*[.I$2]" office:value-type="float" office:value="16497">
            <text:p>16497</text:p>
          </table:table-cell>
          <table:table-cell/>
          <table:table-cell table:formula="of:=[.C101]+19" office:value-type="float" office:value="2940">
            <text:p>2940</text:p>
          </table:table-cell>
          <table:table-cell table:formula="of:=[.E101]-[.F10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1]+1" office:value-type="float" office:value="2961">
            <text:p>2961</text:p>
          </table:table-cell>
          <table:table-cell office:value-type="float" office:value="3000">
            <text:p>3000</text:p>
          </table:table-cell>
          <table:table-cell office:value-type="float" office:value="26780">
            <text:p>26780</text:p>
          </table:table-cell>
          <table:table-cell table:formula="of:=ROUND(ROUND(SUM([.G102:.I102]);-2)*1.05;-1)" office:value-type="float" office:value="26780">
            <text:p>267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2]-600)*[.I$2]" office:value-type="float" office:value="16779">
            <text:p>16779</text:p>
          </table:table-cell>
          <table:table-cell/>
          <table:table-cell table:formula="of:=[.C102]+19" office:value-type="float" office:value="2980">
            <text:p>2980</text:p>
          </table:table-cell>
          <table:table-cell table:formula="of:=[.E102]-[.F10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2]+1" office:value-type="float" office:value="3001">
            <text:p>3001</text:p>
          </table:table-cell>
          <table:table-cell office:value-type="float" office:value="3040">
            <text:p>3040</text:p>
          </table:table-cell>
          <table:table-cell office:value-type="float" office:value="27090">
            <text:p>27090</text:p>
          </table:table-cell>
          <table:table-cell table:formula="of:=ROUND(ROUND(SUM([.G103:.I103]);-2)*1.05;-1)" office:value-type="float" office:value="27090">
            <text:p>270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3]-600)*[.I$2]" office:value-type="float" office:value="17061">
            <text:p>17061</text:p>
          </table:table-cell>
          <table:table-cell/>
          <table:table-cell table:formula="of:=[.C103]+19" office:value-type="float" office:value="3020">
            <text:p>3020</text:p>
          </table:table-cell>
          <table:table-cell table:formula="of:=[.E103]-[.F10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3]+1" office:value-type="float" office:value="3041">
            <text:p>3041</text:p>
          </table:table-cell>
          <table:table-cell office:value-type="float" office:value="3080">
            <text:p>3080</text:p>
          </table:table-cell>
          <table:table-cell office:value-type="float" office:value="27410">
            <text:p>27410</text:p>
          </table:table-cell>
          <table:table-cell table:formula="of:=ROUND(ROUND(SUM([.G104:.I104]);-2)*1.05;-1)" office:value-type="float" office:value="27410">
            <text:p>274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4]-600)*[.I$2]" office:value-type="float" office:value="17343">
            <text:p>17343</text:p>
          </table:table-cell>
          <table:table-cell/>
          <table:table-cell table:formula="of:=[.C104]+19" office:value-type="float" office:value="3060">
            <text:p>3060</text:p>
          </table:table-cell>
          <table:table-cell table:formula="of:=[.E104]-[.F10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4]+1" office:value-type="float" office:value="3081">
            <text:p>3081</text:p>
          </table:table-cell>
          <table:table-cell office:value-type="float" office:value="3120">
            <text:p>3120</text:p>
          </table:table-cell>
          <table:table-cell office:value-type="float" office:value="27620">
            <text:p>27620</text:p>
          </table:table-cell>
          <table:table-cell table:formula="of:=ROUND(ROUND(SUM([.G105:.I105]);-2)*1.05;-1)" office:value-type="float" office:value="27620">
            <text:p>27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5]-600)*[.I$2]" office:value-type="float" office:value="17625">
            <text:p>17625</text:p>
          </table:table-cell>
          <table:table-cell/>
          <table:table-cell table:formula="of:=[.C105]+19" office:value-type="float" office:value="3100">
            <text:p>3100</text:p>
          </table:table-cell>
          <table:table-cell table:formula="of:=[.E105]-[.F10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5]+1" office:value-type="float" office:value="3121">
            <text:p>3121</text:p>
          </table:table-cell>
          <table:table-cell office:value-type="float" office:value="3160">
            <text:p>3160</text:p>
          </table:table-cell>
          <table:table-cell office:value-type="float" office:value="27930">
            <text:p>27930</text:p>
          </table:table-cell>
          <table:table-cell table:formula="of:=ROUND(ROUND(SUM([.G106:.I106]);-2)*1.05;-1)" office:value-type="float" office:value="27930">
            <text:p>279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6]-600)*[.I$2]" office:value-type="float" office:value="17907">
            <text:p>17907</text:p>
          </table:table-cell>
          <table:table-cell/>
          <table:table-cell table:formula="of:=[.C106]+19" office:value-type="float" office:value="3140">
            <text:p>3140</text:p>
          </table:table-cell>
          <table:table-cell table:formula="of:=[.E106]-[.F10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6]+1" office:value-type="float" office:value="3161">
            <text:p>3161</text:p>
          </table:table-cell>
          <table:table-cell office:value-type="float" office:value="3200">
            <text:p>3200</text:p>
          </table:table-cell>
          <table:table-cell office:value-type="float" office:value="28250">
            <text:p>28250</text:p>
          </table:table-cell>
          <table:table-cell table:formula="of:=ROUND(ROUND(SUM([.G107:.I107]);-2)*1.05;-1)" office:value-type="float" office:value="28250">
            <text:p>282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7]-600)*[.I$2]" office:value-type="float" office:value="18189">
            <text:p>18189</text:p>
          </table:table-cell>
          <table:table-cell/>
          <table:table-cell table:formula="of:=[.C107]+19" office:value-type="float" office:value="3180">
            <text:p>3180</text:p>
          </table:table-cell>
          <table:table-cell table:formula="of:=[.E107]-[.F10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7]+1" office:value-type="float" office:value="3201">
            <text:p>3201</text:p>
          </table:table-cell>
          <table:table-cell office:value-type="float" office:value="3240">
            <text:p>3240</text:p>
          </table:table-cell>
          <table:table-cell office:value-type="float" office:value="28560">
            <text:p>28560</text:p>
          </table:table-cell>
          <table:table-cell table:formula="of:=ROUND(ROUND(SUM([.G108:.I108]);-2)*1.05;-1)" office:value-type="float" office:value="28560">
            <text:p>28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8]-600)*[.I$2]" office:value-type="float" office:value="18471">
            <text:p>18471</text:p>
          </table:table-cell>
          <table:table-cell/>
          <table:table-cell table:formula="of:=[.C108]+19" office:value-type="float" office:value="3220">
            <text:p>3220</text:p>
          </table:table-cell>
          <table:table-cell table:formula="of:=[.E108]-[.F10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8]+1" office:value-type="float" office:value="3241">
            <text:p>3241</text:p>
          </table:table-cell>
          <table:table-cell office:value-type="float" office:value="3280">
            <text:p>3280</text:p>
          </table:table-cell>
          <table:table-cell office:value-type="float" office:value="28880">
            <text:p>28880</text:p>
          </table:table-cell>
          <table:table-cell table:formula="of:=ROUND(ROUND(SUM([.G109:.I109]);-2)*1.05;-1)" office:value-type="float" office:value="28880">
            <text:p>288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9]-600)*[.I$2]" office:value-type="float" office:value="18753">
            <text:p>18753</text:p>
          </table:table-cell>
          <table:table-cell/>
          <table:table-cell table:formula="of:=[.C109]+19" office:value-type="float" office:value="3260">
            <text:p>3260</text:p>
          </table:table-cell>
          <table:table-cell table:formula="of:=[.E109]-[.F10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9]+1" office:value-type="float" office:value="3281">
            <text:p>3281</text:p>
          </table:table-cell>
          <table:table-cell office:value-type="float" office:value="3320">
            <text:p>3320</text:p>
          </table:table-cell>
          <table:table-cell office:value-type="float" office:value="29190">
            <text:p>29190</text:p>
          </table:table-cell>
          <table:table-cell table:formula="of:=ROUND(ROUND(SUM([.G110:.I110]);-2)*1.05;-1)" office:value-type="float" office:value="29190">
            <text:p>29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0]-600)*[.I$2]" office:value-type="float" office:value="19035">
            <text:p>19035</text:p>
          </table:table-cell>
          <table:table-cell/>
          <table:table-cell table:formula="of:=[.C110]+19" office:value-type="float" office:value="3300">
            <text:p>3300</text:p>
          </table:table-cell>
          <table:table-cell table:formula="of:=[.E110]-[.F1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0]+1" office:value-type="float" office:value="3321">
            <text:p>3321</text:p>
          </table:table-cell>
          <table:table-cell office:value-type="float" office:value="3360">
            <text:p>3360</text:p>
          </table:table-cell>
          <table:table-cell office:value-type="float" office:value="29400">
            <text:p>29400</text:p>
          </table:table-cell>
          <table:table-cell table:formula="of:=ROUND(ROUND(SUM([.G111:.I111]);-2)*1.05;-1)" office:value-type="float" office:value="29400">
            <text:p>294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1]-600)*[.I$2]" office:value-type="float" office:value="19317">
            <text:p>19317</text:p>
          </table:table-cell>
          <table:table-cell/>
          <table:table-cell table:formula="of:=[.C111]+19" office:value-type="float" office:value="3340">
            <text:p>3340</text:p>
          </table:table-cell>
          <table:table-cell table:formula="of:=[.E111]-[.F1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1]+1" office:value-type="float" office:value="3361">
            <text:p>3361</text:p>
          </table:table-cell>
          <table:table-cell office:value-type="float" office:value="3400">
            <text:p>3400</text:p>
          </table:table-cell>
          <table:table-cell office:value-type="float" office:value="29720">
            <text:p>29720</text:p>
          </table:table-cell>
          <table:table-cell table:formula="of:=ROUND(ROUND(SUM([.G112:.I112]);-2)*1.05;-1)" office:value-type="float" office:value="29720">
            <text:p>297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2]-600)*[.I$2]" office:value-type="float" office:value="19599">
            <text:p>19599</text:p>
          </table:table-cell>
          <table:table-cell/>
          <table:table-cell table:formula="of:=[.C112]+19" office:value-type="float" office:value="3380">
            <text:p>3380</text:p>
          </table:table-cell>
          <table:table-cell table:formula="of:=[.E112]-[.F112]" office:value-type="float" office:value="0">
            <text:p>0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4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6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7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8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9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0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1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2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3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4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5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6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7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8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9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2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5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6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7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49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0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1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2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3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4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5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6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7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8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9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0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1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2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3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4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5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7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8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9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0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1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2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3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70">
            <text:p>57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4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5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6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20">
            <text:p>8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7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8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110">
            <text:p>11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9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280">
            <text:p>12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0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450">
            <text:p>14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1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620">
            <text:p>1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2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3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890">
            <text:p>18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4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210">
            <text:p>22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5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520">
            <text:p>2520</text:p>
          </table:table-cell>
          <table:table-cell table:formula="of:=ROUND(ROUND(SUM([.G186:.I186]);-2)*1.05;-1)" office:value-type="float" office:value="2520">
            <text:p>2520</text:p>
          </table:table-cell>
          <table:table-cell table:formula="of:=[.K186]*[.G$168]" office:value-type="float" office:value="2438.6">
            <text:p>2438.6</text:p>
          </table:table-cell>
          <table:table-cell table:number-columns-repeated="3"/>
          <table:table-cell table:formula="of:=AVERAGE([.C186:.C187])-1" office:value-type="float" office:value="137">
            <text:p>137</text:p>
          </table:table-cell>
          <table:table-cell table:formula="of:=[.E186]-[.F18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6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2940">
            <text:p>2940</text:p>
          </table:table-cell>
          <table:table-cell table:formula="of:=ROUND(ROUND(SUM([.G187:.I187]);-2)*1.05;-1)" office:value-type="float" office:value="2940">
            <text:p>2940</text:p>
          </table:table-cell>
          <table:table-cell table:formula="of:=[.K187]*[.G$168]" office:value-type="float" office:value="2759">
            <text:p>2759</text:p>
          </table:table-cell>
          <table:table-cell table:number-columns-repeated="3"/>
          <table:table-cell table:formula="of:=AVERAGE([.C187:.C188])-1" office:value-type="float" office:value="155">
            <text:p>155</text:p>
          </table:table-cell>
          <table:table-cell table:formula="of:=[.E187]-[.F18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7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260">
            <text:p>3260</text:p>
          </table:table-cell>
          <table:table-cell table:formula="of:=ROUND(ROUND(SUM([.G188:.I188]);-2)*1.05;-1)" office:value-type="float" office:value="3260">
            <text:p>3260</text:p>
          </table:table-cell>
          <table:table-cell table:formula="of:=[.K188]*[.G$168]" office:value-type="float" office:value="3079.4">
            <text:p>3079.4</text:p>
          </table:table-cell>
          <table:table-cell table:number-columns-repeated="3"/>
          <table:table-cell table:formula="of:=AVERAGE([.C188:.C189])-1" office:value-type="float" office:value="173">
            <text:p>173</text:p>
          </table:table-cell>
          <table:table-cell table:formula="of:=[.E188]-[.F18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8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189:.I189]);-2)*1.05;-1)" office:value-type="float" office:value="3570">
            <text:p>3570</text:p>
          </table:table-cell>
          <table:table-cell table:formula="of:=[.K189]*[.G$168]" office:value-type="float" office:value="3399.8">
            <text:p>3399.8</text:p>
          </table:table-cell>
          <table:table-cell table:number-columns-repeated="3"/>
          <table:table-cell table:formula="of:=AVERAGE([.C189:.C190])-1" office:value-type="float" office:value="191">
            <text:p>191</text:p>
          </table:table-cell>
          <table:table-cell table:formula="of:=[.E189]-[.F18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9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3890">
            <text:p>3890</text:p>
          </table:table-cell>
          <table:table-cell table:formula="of:=ROUND(ROUND(SUM([.G190:.I190]);-2)*1.05;-1)" office:value-type="float" office:value="3890">
            <text:p>3890</text:p>
          </table:table-cell>
          <table:table-cell table:formula="of:=[.K190]*[.G$168]" office:value-type="float" office:value="3729.1">
            <text:p>3729.1</text:p>
          </table:table-cell>
          <table:table-cell table:number-columns-repeated="3"/>
          <table:table-cell table:formula="of:=AVERAGE([.C190:.C191])-1" office:value-type="float" office:value="209.5">
            <text:p>209.5</text:p>
          </table:table-cell>
          <table:table-cell table:formula="of:=[.E190]-[.F19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0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310">
            <text:p>4310</text:p>
          </table:table-cell>
          <table:table-cell table:formula="of:=ROUND(ROUND(SUM([.G191:.I191]);-2)*1.05;-1)" office:value-type="float" office:value="4310">
            <text:p>4310</text:p>
          </table:table-cell>
          <table:table-cell table:formula="of:=[.K191]*[.G$168]" office:value-type="float" office:value="4058.4">
            <text:p>4058.4</text:p>
          </table:table-cell>
          <table:table-cell table:number-columns-repeated="3"/>
          <table:table-cell table:formula="of:=AVERAGE([.C191:.C192])-1" office:value-type="float" office:value="228">
            <text:p>228</text:p>
          </table:table-cell>
          <table:table-cell table:formula="of:=[.E191]-[.F19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1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620">
            <text:p>4620</text:p>
          </table:table-cell>
          <table:table-cell table:formula="of:=ROUND(ROUND(SUM([.G192:.I192]);-2)*1.05;-1)" office:value-type="float" office:value="4620">
            <text:p>4620</text:p>
          </table:table-cell>
          <table:table-cell table:formula="of:=[.K192]*[.G$168]" office:value-type="float" office:value="4378.8">
            <text:p>4378.8</text:p>
          </table:table-cell>
          <table:table-cell table:number-columns-repeated="3"/>
          <table:table-cell table:formula="of:=AVERAGE([.C192:.C193])-1" office:value-type="float" office:value="246">
            <text:p>246</text:p>
          </table:table-cell>
          <table:table-cell table:formula="of:=[.E192]-[.F19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2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4940">
            <text:p>4940</text:p>
          </table:table-cell>
          <table:table-cell table:formula="of:=ROUND(ROUND(SUM([.G193:.I193]);-2)*1.05;-1)" office:value-type="float" office:value="4940">
            <text:p>4940</text:p>
          </table:table-cell>
          <table:table-cell table:formula="of:=[.K193]*[.G$168]" office:value-type="float" office:value="4699.2">
            <text:p>4699.2</text:p>
          </table:table-cell>
          <table:table-cell table:number-columns-repeated="3"/>
          <table:table-cell table:formula="of:=AVERAGE([.C193:.C194])-1" office:value-type="float" office:value="264">
            <text:p>264</text:p>
          </table:table-cell>
          <table:table-cell table:formula="of:=[.E193]-[.F19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3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250">
            <text:p>5250</text:p>
          </table:table-cell>
          <table:table-cell table:formula="of:=ROUND(ROUND(SUM([.G194:.I194]);-2)*1.05;-1)" office:value-type="float" office:value="5250">
            <text:p>5250</text:p>
          </table:table-cell>
          <table:table-cell table:formula="of:=273*[.G$168]" office:value-type="float" office:value="4859.4">
            <text:p>4859.4</text:p>
          </table:table-cell>
          <table:table-cell table:formula="of:=([.K194]-273)*[.H$168]" office:value-type="float" office:value="126.9">
            <text:p>126.9</text:p>
          </table:table-cell>
          <table:table-cell table:number-columns-repeated="2"/>
          <table:table-cell table:formula="of:=AVERAGE([.C194:.C195])-1" office:value-type="float" office:value="282">
            <text:p>282</text:p>
          </table:table-cell>
          <table:table-cell table:formula="of:=[.E194]-[.F19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4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460">
            <text:p>5460</text:p>
          </table:table-cell>
          <table:table-cell table:formula="of:=ROUND(ROUND(SUM([.G195:.I195]);-2)*1.05;-1)" office:value-type="float" office:value="5460">
            <text:p>5460</text:p>
          </table:table-cell>
          <table:table-cell table:formula="of:=[.G194]" office:value-type="float" office:value="4859.4">
            <text:p>4859.4</text:p>
          </table:table-cell>
          <table:table-cell table:formula="of:=([.K195]-273)*[.H$168]" office:value-type="float" office:value="387.75">
            <text:p>387.75</text:p>
          </table:table-cell>
          <table:table-cell table:number-columns-repeated="2"/>
          <table:table-cell table:formula="of:=AVERAGE([.C195:.C196])-1" office:value-type="float" office:value="300.5">
            <text:p>300.5</text:p>
          </table:table-cell>
          <table:table-cell table:formula="of:=[.E195]-[.F19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5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5780">
            <text:p>5780</text:p>
          </table:table-cell>
          <table:table-cell table:formula="of:=ROUND(ROUND(SUM([.G196:.I196]);-2)*1.05;-1)" office:value-type="float" office:value="5780">
            <text:p>5780</text:p>
          </table:table-cell>
          <table:table-cell table:formula="of:=[.G195]" office:value-type="float" office:value="4859.4">
            <text:p>4859.4</text:p>
          </table:table-cell>
          <table:table-cell table:formula="of:=([.K196]-273)*[.H$168]" office:value-type="float" office:value="648.6">
            <text:p>648.6</text:p>
          </table:table-cell>
          <table:table-cell table:number-columns-repeated="2"/>
          <table:table-cell table:formula="of:=AVERAGE([.C196:.C197])-1" office:value-type="float" office:value="319">
            <text:p>319</text:p>
          </table:table-cell>
          <table:table-cell table:formula="of:=[.E196]-[.F19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6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090">
            <text:p>6090</text:p>
          </table:table-cell>
          <table:table-cell table:formula="of:=ROUND(ROUND(SUM([.G197:.I197]);-2)*1.05;-1)" office:value-type="float" office:value="6090">
            <text:p>6090</text:p>
          </table:table-cell>
          <table:table-cell table:formula="of:=[.G196]" office:value-type="float" office:value="4859.4">
            <text:p>4859.4</text:p>
          </table:table-cell>
          <table:table-cell table:formula="of:=([.K197]-273)*[.H$168]" office:value-type="float" office:value="902.4">
            <text:p>902.4</text:p>
          </table:table-cell>
          <table:table-cell table:number-columns-repeated="2"/>
          <table:table-cell table:formula="of:=AVERAGE([.C197:.C198])-1" office:value-type="float" office:value="337">
            <text:p>337</text:p>
          </table:table-cell>
          <table:table-cell table:formula="of:=[.E197]-[.F19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7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300">
            <text:p>6300</text:p>
          </table:table-cell>
          <table:table-cell table:formula="of:=ROUND(ROUND(SUM([.G198:.I198]);-2)*1.05;-1)" office:value-type="float" office:value="6300">
            <text:p>6300</text:p>
          </table:table-cell>
          <table:table-cell table:formula="of:=[.G197]" office:value-type="float" office:value="4859.4">
            <text:p>4859.4</text:p>
          </table:table-cell>
          <table:table-cell table:formula="of:=([.K198]-273)*[.H$168]" office:value-type="float" office:value="1156.2">
            <text:p>1156.2</text:p>
          </table:table-cell>
          <table:table-cell table:number-columns-repeated="2"/>
          <table:table-cell table:formula="of:=AVERAGE([.C198:.C199])-1" office:value-type="float" office:value="355">
            <text:p>355</text:p>
          </table:table-cell>
          <table:table-cell table:formula="of:=[.E198]-[.F19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8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620">
            <text:p>6620</text:p>
          </table:table-cell>
          <table:table-cell table:formula="of:=ROUND(ROUND(SUM([.G199:.I199]);-2)*1.05;-1)" office:value-type="float" office:value="6620">
            <text:p>6620</text:p>
          </table:table-cell>
          <table:table-cell table:formula="of:=[.G198]" office:value-type="float" office:value="4859.4">
            <text:p>4859.4</text:p>
          </table:table-cell>
          <table:table-cell table:formula="of:=([.K199]-273)*[.H$168]" office:value-type="float" office:value="1410">
            <text:p>1410</text:p>
          </table:table-cell>
          <table:table-cell table:number-columns-repeated="2"/>
          <table:table-cell table:formula="of:=AVERAGE([.C199:.C200])-1" office:value-type="float" office:value="373">
            <text:p>373</text:p>
          </table:table-cell>
          <table:table-cell table:formula="of:=[.E199]-[.F19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9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6830">
            <text:p>6830</text:p>
          </table:table-cell>
          <table:table-cell table:formula="of:=ROUND(ROUND(SUM([.G200:.I200]);-2)*1.05;-1)" office:value-type="float" office:value="6830">
            <text:p>6830</text:p>
          </table:table-cell>
          <table:table-cell table:formula="of:=[.G199]" office:value-type="float" office:value="4859.4">
            <text:p>4859.4</text:p>
          </table:table-cell>
          <table:table-cell table:formula="of:=([.K200]-273)*[.H$168]" office:value-type="float" office:value="1663.8">
            <text:p>1663.8</text:p>
          </table:table-cell>
          <table:table-cell table:number-columns-repeated="2"/>
          <table:table-cell table:formula="of:=AVERAGE([.C200:.C201])-1" office:value-type="float" office:value="391">
            <text:p>391</text:p>
          </table:table-cell>
          <table:table-cell table:formula="of:=[.E200]-[.F20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0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140">
            <text:p>7140</text:p>
          </table:table-cell>
          <table:table-cell table:formula="of:=ROUND(ROUND(SUM([.G201:.I201]);-2)*1.05;-1)" office:value-type="float" office:value="7140">
            <text:p>7140</text:p>
          </table:table-cell>
          <table:table-cell table:formula="of:=[.G200]" office:value-type="float" office:value="4859.4">
            <text:p>4859.4</text:p>
          </table:table-cell>
          <table:table-cell table:formula="of:=([.K201]-273)*[.H$168]" office:value-type="float" office:value="1924.65">
            <text:p>1924.65</text:p>
          </table:table-cell>
          <table:table-cell table:number-columns-repeated="2"/>
          <table:table-cell table:formula="of:=AVERAGE([.C201:.C202])-1" office:value-type="float" office:value="409.5">
            <text:p>409.5</text:p>
          </table:table-cell>
          <table:table-cell table:formula="of:=[.E201]-[.F20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1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350">
            <text:p>7350</text:p>
          </table:table-cell>
          <table:table-cell table:formula="of:=ROUND(ROUND(SUM([.G202:.I202]);-2)*1.05;-1)" office:value-type="float" office:value="7350">
            <text:p>7350</text:p>
          </table:table-cell>
          <table:table-cell table:formula="of:=[.G201]" office:value-type="float" office:value="4859.4">
            <text:p>4859.4</text:p>
          </table:table-cell>
          <table:table-cell table:formula="of:=([.K202]-273)*[.H$168]" office:value-type="float" office:value="2185.5">
            <text:p>2185.5</text:p>
          </table:table-cell>
          <table:table-cell table:number-columns-repeated="2"/>
          <table:table-cell table:formula="of:=AVERAGE([.C202:.C203])-1" office:value-type="float" office:value="428">
            <text:p>428</text:p>
          </table:table-cell>
          <table:table-cell table:formula="of:=[.E202]-[.F20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2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670">
            <text:p>7670</text:p>
          </table:table-cell>
          <table:table-cell table:formula="of:=ROUND(ROUND(SUM([.G203:.I203]);-2)*1.05;-1)" office:value-type="float" office:value="7670">
            <text:p>7670</text:p>
          </table:table-cell>
          <table:table-cell table:formula="of:=[.G202]" office:value-type="float" office:value="4859.4">
            <text:p>4859.4</text:p>
          </table:table-cell>
          <table:table-cell table:formula="of:=([.K203]-273)*[.H$168]" office:value-type="float" office:value="2439.3">
            <text:p>2439.3</text:p>
          </table:table-cell>
          <table:table-cell table:number-columns-repeated="2"/>
          <table:table-cell table:formula="of:=AVERAGE([.C203:.C204])-1" office:value-type="float" office:value="446">
            <text:p>446</text:p>
          </table:table-cell>
          <table:table-cell table:formula="of:=[.E203]-[.F20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3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7980">
            <text:p>7980</text:p>
          </table:table-cell>
          <table:table-cell table:formula="of:=ROUND(ROUND(SUM([.G204:.I204]);-2)*1.05;-1)" office:value-type="float" office:value="7980">
            <text:p>7980</text:p>
          </table:table-cell>
          <table:table-cell table:formula="of:=[.G203]" office:value-type="float" office:value="4859.4">
            <text:p>4859.4</text:p>
          </table:table-cell>
          <table:table-cell table:formula="of:=([.K204]-273)*[.H$168]" office:value-type="float" office:value="2693.1">
            <text:p>2693.1</text:p>
          </table:table-cell>
          <table:table-cell table:number-columns-repeated="2"/>
          <table:table-cell table:formula="of:=AVERAGE([.C204:.C205])-1" office:value-type="float" office:value="464">
            <text:p>464</text:p>
          </table:table-cell>
          <table:table-cell table:formula="of:=[.E204]-[.F20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4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190">
            <text:p>8190</text:p>
          </table:table-cell>
          <table:table-cell table:formula="of:=ROUND(ROUND(SUM([.G205:.I205]);-2)*1.05;-1)" office:value-type="float" office:value="8190">
            <text:p>8190</text:p>
          </table:table-cell>
          <table:table-cell table:formula="of:=[.G204]" office:value-type="float" office:value="4859.4">
            <text:p>4859.4</text:p>
          </table:table-cell>
          <table:table-cell table:formula="of:=([.K205]-273)*[.H$168]" office:value-type="float" office:value="2946.9">
            <text:p>2946.9</text:p>
          </table:table-cell>
          <table:table-cell table:number-columns-repeated="2"/>
          <table:table-cell table:formula="of:=AVERAGE([.C205:.C206])-1" office:value-type="float" office:value="482">
            <text:p>482</text:p>
          </table:table-cell>
          <table:table-cell table:formula="of:=[.E205]-[.F20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5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510">
            <text:p>8510</text:p>
          </table:table-cell>
          <table:table-cell table:formula="of:=ROUND(ROUND(SUM([.G206:.I206]);-2)*1.05;-1)" office:value-type="float" office:value="8510">
            <text:p>8510</text:p>
          </table:table-cell>
          <table:table-cell table:formula="of:=[.G205]" office:value-type="float" office:value="4859.4">
            <text:p>4859.4</text:p>
          </table:table-cell>
          <table:table-cell table:formula="of:=([.K206]-273)*[.H$168]" office:value-type="float" office:value="3207.75">
            <text:p>3207.75</text:p>
          </table:table-cell>
          <table:table-cell table:number-columns-repeated="2"/>
          <table:table-cell table:formula="of:=AVERAGE([.C206:.C207])-1" office:value-type="float" office:value="500.5">
            <text:p>500.5</text:p>
          </table:table-cell>
          <table:table-cell table:formula="of:=[.E206]-[.F20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6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8720">
            <text:p>8720</text:p>
          </table:table-cell>
          <table:table-cell table:formula="of:=ROUND(ROUND(SUM([.G207:.I207]);-2)*1.05;-1)" office:value-type="float" office:value="8720">
            <text:p>8720</text:p>
          </table:table-cell>
          <table:table-cell table:formula="of:=[.G206]" office:value-type="float" office:value="4859.4">
            <text:p>4859.4</text:p>
          </table:table-cell>
          <table:table-cell table:formula="of:=([.K207]-273)*[.H$168]" office:value-type="float" office:value="3468.6">
            <text:p>3468.6</text:p>
          </table:table-cell>
          <table:table-cell table:number-columns-repeated="2"/>
          <table:table-cell table:formula="of:=AVERAGE([.C207:.C208])-1" office:value-type="float" office:value="519">
            <text:p>519</text:p>
          </table:table-cell>
          <table:table-cell table:formula="of:=[.E207]-[.F20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7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030">
            <text:p>9030</text:p>
          </table:table-cell>
          <table:table-cell table:formula="of:=ROUND(ROUND(SUM([.G208:.I208]);-2)*1.05;-1)" office:value-type="float" office:value="9030">
            <text:p>9030</text:p>
          </table:table-cell>
          <table:table-cell table:formula="of:=[.G207]" office:value-type="float" office:value="4859.4">
            <text:p>4859.4</text:p>
          </table:table-cell>
          <table:table-cell table:formula="of:=([.K208]-273)*[.H$168]" office:value-type="float" office:value="3722.4">
            <text:p>3722.4</text:p>
          </table:table-cell>
          <table:table-cell table:number-columns-repeated="2"/>
          <table:table-cell table:formula="of:=AVERAGE([.C208:.C209])-1" office:value-type="float" office:value="537">
            <text:p>537</text:p>
          </table:table-cell>
          <table:table-cell table:formula="of:=[.E208]-[.F20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8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240">
            <text:p>9240</text:p>
          </table:table-cell>
          <table:table-cell table:formula="of:=ROUND(ROUND(SUM([.G209:.I209]);-2)*1.05;-1)" office:value-type="float" office:value="9240">
            <text:p>9240</text:p>
          </table:table-cell>
          <table:table-cell table:formula="of:=[.G208]" office:value-type="float" office:value="4859.4">
            <text:p>4859.4</text:p>
          </table:table-cell>
          <table:table-cell table:formula="of:=273*[.H$168]" office:value-type="float" office:value="3849.3">
            <text:p>3849.3</text:p>
          </table:table-cell>
          <table:table-cell table:formula="of:=([.K209]-546)*[.I$168]" office:value-type="float" office:value="138.6">
            <text:p>138.6</text:p>
          </table:table-cell>
          <table:table-cell/>
          <table:table-cell table:formula="of:=AVERAGE([.C209:.C210])-1" office:value-type="float" office:value="564">
            <text:p>564</text:p>
          </table:table-cell>
          <table:table-cell table:formula="of:=[.E209]-[.F20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9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560">
            <text:p>9560</text:p>
          </table:table-cell>
          <table:table-cell table:formula="of:=ROUND(ROUND(SUM([.G210:.I210]);-2)*1.05;-1)" office:value-type="float" office:value="9560">
            <text:p>9560</text:p>
          </table:table-cell>
          <table:table-cell table:formula="of:=[.G209]" office:value-type="float" office:value="4859.4">
            <text:p>4859.4</text:p>
          </table:table-cell>
          <table:table-cell table:formula="of:=[.H209]" office:value-type="float" office:value="3849.3">
            <text:p>3849.3</text:p>
          </table:table-cell>
          <table:table-cell table:formula="of:=([.K210]-546)*[.I$168]" office:value-type="float" office:value="419.65">
            <text:p>419.65</text:p>
          </table:table-cell>
          <table:table-cell/>
          <table:table-cell table:formula="of:=AVERAGE([.C210:.C211])-1" office:value-type="float" office:value="600.5">
            <text:p>600.5</text:p>
          </table:table-cell>
          <table:table-cell table:formula="of:=[.E210]-[.F21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0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9870">
            <text:p>9870</text:p>
          </table:table-cell>
          <table:table-cell table:formula="of:=ROUND(ROUND(SUM([.G211:.I211]);-2)*1.05;-1)" office:value-type="float" office:value="9870">
            <text:p>9870</text:p>
          </table:table-cell>
          <table:table-cell table:formula="of:=[.G210]" office:value-type="float" office:value="4859.4">
            <text:p>4859.4</text:p>
          </table:table-cell>
          <table:table-cell table:formula="of:=[.H210]" office:value-type="float" office:value="3849.3">
            <text:p>3849.3</text:p>
          </table:table-cell>
          <table:table-cell table:formula="of:=([.K211]-546)*[.I$168]" office:value-type="float" office:value="700.7">
            <text:p>700.7</text:p>
          </table:table-cell>
          <table:table-cell/>
          <table:table-cell table:formula="of:=AVERAGE([.C211:.C212])-1" office:value-type="float" office:value="637">
            <text:p>637</text:p>
          </table:table-cell>
          <table:table-cell table:formula="of:=[.E211]-[.F21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1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190">
            <text:p>10190</text:p>
          </table:table-cell>
          <table:table-cell table:formula="of:=ROUND(ROUND(SUM([.G212:.I212]);-2)*1.05;-1)" office:value-type="float" office:value="10190">
            <text:p>10190</text:p>
          </table:table-cell>
          <table:table-cell table:formula="of:=[.G211]" office:value-type="float" office:value="4859.4">
            <text:p>4859.4</text:p>
          </table:table-cell>
          <table:table-cell table:formula="of:=[.H211]" office:value-type="float" office:value="3849.3">
            <text:p>3849.3</text:p>
          </table:table-cell>
          <table:table-cell table:formula="of:=([.K212]-546)*[.I$168]" office:value-type="float" office:value="977.9">
            <text:p>977.9</text:p>
          </table:table-cell>
          <table:table-cell/>
          <table:table-cell table:formula="of:=[.C212]+17" office:value-type="float" office:value="673">
            <text:p>673</text:p>
          </table:table-cell>
          <table:table-cell table:formula="of:=[.E212]-[.F21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3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19.6">
            <text:p>19.6</text:p>
          </table:table-cell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4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5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6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7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0">
            <text:p>4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8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0">
            <text:p>5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19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0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0">
            <text:p>7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1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2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00">
            <text:p>9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3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040">
            <text:p>10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4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30">
            <text:p>1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5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410">
            <text:p>14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6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600">
            <text:p>16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7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8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980">
            <text:p>19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9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0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1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730">
            <text:p>2730</text:p>
          </table:table-cell>
          <table:table-cell table:formula="of:=ROUND(ROUND(SUM([.G232:.J232]);-2)*1.05;-1)" office:value-type="float" office:value="2730">
            <text:p>2730</text:p>
          </table:table-cell>
          <table:table-cell table:formula="of:=[.K232]*[.G$214]" office:value-type="float" office:value="2626.4">
            <text:p>2626.4</text:p>
          </table:table-cell>
          <table:table-cell table:number-columns-repeated="3"/>
          <table:table-cell table:formula="of:=AVERAGE([.C232:.C233])-4" office:value-type="float" office:value="134">
            <text:p>134</text:p>
          </table:table-cell>
          <table:table-cell table:formula="of:=[.F232]-[.E23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2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3150">
            <text:p>3150</text:p>
          </table:table-cell>
          <table:table-cell table:formula="of:=ROUND(ROUND(SUM([.G233:.J233]);-2)*1.05;-1)" office:value-type="float" office:value="3150">
            <text:p>3150</text:p>
          </table:table-cell>
          <table:table-cell table:formula="of:=[.K233]*[.G$214]" office:value-type="float" office:value="2998.8">
            <text:p>2998.8</text:p>
          </table:table-cell>
          <table:table-cell table:number-columns-repeated="3"/>
          <table:table-cell table:formula="of:=AVERAGE([.C233:.C234])-3" office:value-type="float" office:value="153">
            <text:p>153</text:p>
          </table:table-cell>
          <table:table-cell table:formula="of:=[.F233]-[.E23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3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570">
            <text:p>3570</text:p>
          </table:table-cell>
          <table:table-cell table:formula="of:=ROUND(ROUND(SUM([.G234:.J234]);-2)*1.05;-1)" office:value-type="float" office:value="3570">
            <text:p>3570</text:p>
          </table:table-cell>
          <table:table-cell table:formula="of:=[.K234]*[.G$214]" office:value-type="float" office:value="3351.6">
            <text:p>3351.6</text:p>
          </table:table-cell>
          <table:table-cell table:number-columns-repeated="3"/>
          <table:table-cell table:formula="of:=AVERAGE([.C234:.C235])-3" office:value-type="float" office:value="171">
            <text:p>171</text:p>
          </table:table-cell>
          <table:table-cell table:formula="of:=[.F234]-[.E23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4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880">
            <text:p>3880</text:p>
          </table:table-cell>
          <table:table-cell table:formula="of:=ROUND(ROUND(SUM([.G235:.J235]);-2)*1.05;-1)" office:value-type="float" office:value="3890">
            <text:p>3890</text:p>
          </table:table-cell>
          <table:table-cell table:formula="of:=182*[.G$214]" office:value-type="float" office:value="3567.2">
            <text:p>3567.2</text:p>
          </table:table-cell>
          <table:table-cell table:formula="of:=([.K235]-182)*[.H$214]" office:value-type="float" office:value="124.6">
            <text:p>124.6</text:p>
          </table:table-cell>
          <table:table-cell table:number-columns-repeated="2"/>
          <table:table-cell table:formula="of:=AVERAGE([.C235:.C236])-3" office:value-type="float" office:value="189">
            <text:p>189</text:p>
          </table:table-cell>
          <table:table-cell table:formula="of:=[.F235]-[.E235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5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4200">
            <text:p>4200</text:p>
          </table:table-cell>
          <table:table-cell table:formula="of:=ROUND(ROUND(SUM([.G236:.J236]);-2)*1.05;-1)" office:value-type="float" office:value="4200">
            <text:p>4200</text:p>
          </table:table-cell>
          <table:table-cell table:formula="of:=[.G235]" office:value-type="float" office:value="3567.2">
            <text:p>3567.2</text:p>
          </table:table-cell>
          <table:table-cell table:formula="of:=([.K236]-182)*[.H$214]" office:value-type="float" office:value="453.9">
            <text:p>453.9</text:p>
          </table:table-cell>
          <table:table-cell table:number-columns-repeated="2"/>
          <table:table-cell table:formula="of:=AVERAGE([.C236:.C237])-3" office:value-type="float" office:value="207.5">
            <text:p>207.5</text:p>
          </table:table-cell>
          <table:table-cell table:formula="of:=[.F236]-[.E23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6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620">
            <text:p>4620</text:p>
          </table:table-cell>
          <table:table-cell table:formula="of:=ROUND(ROUND(SUM([.G237:.J237]);-2)*1.05;-1)" office:value-type="float" office:value="4620">
            <text:p>4620</text:p>
          </table:table-cell>
          <table:table-cell table:formula="of:=[.G236]" office:value-type="float" office:value="3567.2">
            <text:p>3567.2</text:p>
          </table:table-cell>
          <table:table-cell table:formula="of:=([.K237]-182)*[.H$214]" office:value-type="float" office:value="783.2">
            <text:p>783.2</text:p>
          </table:table-cell>
          <table:table-cell table:number-columns-repeated="2"/>
          <table:table-cell table:formula="of:=AVERAGE([.C237:.C238])-3" office:value-type="float" office:value="226">
            <text:p>226</text:p>
          </table:table-cell>
          <table:table-cell table:formula="of:=[.F237]-[.E23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7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930">
            <text:p>4930</text:p>
          </table:table-cell>
          <table:table-cell table:formula="of:=ROUND(ROUND(SUM([.G238:.J238]);-2)*1.05;-1)" office:value-type="float" office:value="4940">
            <text:p>4940</text:p>
          </table:table-cell>
          <table:table-cell table:formula="of:=[.G237]" office:value-type="float" office:value="3567.2">
            <text:p>3567.2</text:p>
          </table:table-cell>
          <table:table-cell table:formula="of:=([.K238]-182)*[.H$214]" office:value-type="float" office:value="1103.6">
            <text:p>1103.6</text:p>
          </table:table-cell>
          <table:table-cell table:number-columns-repeated="2"/>
          <table:table-cell table:formula="of:=AVERAGE([.C238:.C239])-3" office:value-type="float" office:value="244">
            <text:p>244</text:p>
          </table:table-cell>
          <table:table-cell table:formula="of:=[.F238]-[.E23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8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5250">
            <text:p>5250</text:p>
          </table:table-cell>
          <table:table-cell table:formula="of:=ROUND(ROUND(SUM([.G239:.J239]);-2)*1.05;-1)" office:value-type="float" office:value="5250">
            <text:p>5250</text:p>
          </table:table-cell>
          <table:table-cell table:formula="of:=[.G238]" office:value-type="float" office:value="3567.2">
            <text:p>3567.2</text:p>
          </table:table-cell>
          <table:table-cell table:formula="of:=([.K239]-182)*[.H$214]" office:value-type="float" office:value="1424">
            <text:p>1424</text:p>
          </table:table-cell>
          <table:table-cell table:number-columns-repeated="2"/>
          <table:table-cell table:formula="of:=AVERAGE([.C239:.C240])-3" office:value-type="float" office:value="262">
            <text:p>262</text:p>
          </table:table-cell>
          <table:table-cell table:formula="of:=[.F239]-[.E23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9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560">
            <text:p>5560</text:p>
          </table:table-cell>
          <table:table-cell table:formula="of:=ROUND(ROUND(SUM([.G240:.J240]);-2)*1.05;-1)" office:value-type="float" office:value="5570">
            <text:p>5570</text:p>
          </table:table-cell>
          <table:table-cell table:formula="of:=[.G239]" office:value-type="float" office:value="3567.2">
            <text:p>3567.2</text:p>
          </table:table-cell>
          <table:table-cell table:formula="of:=([.D239]-182)*[.H$214]" office:value-type="float" office:value="1619.8">
            <text:p>1619.8</text:p>
          </table:table-cell>
          <table:table-cell table:formula="of:=([.K240]-[.D$239])*[.I$214]" office:value-type="float" office:value="98.7">
            <text:p>98.7</text:p>
          </table:table-cell>
          <table:table-cell/>
          <table:table-cell table:formula="of:=AVERAGE([.C240:.C241])-3" office:value-type="float" office:value="280">
            <text:p>280</text:p>
          </table:table-cell>
          <table:table-cell table:formula="of:=[.F240]-[.E24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0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770">
            <text:p>5770</text:p>
          </table:table-cell>
          <table:table-cell table:formula="of:=ROUND(ROUND(SUM([.G241:.J241]);-2)*1.05;-1)" office:value-type="float" office:value="5780">
            <text:p>5780</text:p>
          </table:table-cell>
          <table:table-cell table:formula="of:=[.G240]" office:value-type="float" office:value="3567.2">
            <text:p>3567.2</text:p>
          </table:table-cell>
          <table:table-cell table:formula="of:=[.H240]" office:value-type="float" office:value="1619.8">
            <text:p>1619.8</text:p>
          </table:table-cell>
          <table:table-cell table:formula="of:=([.K241]-[.D$239])*[.I$214]" office:value-type="float" office:value="359.55">
            <text:p>359.55</text:p>
          </table:table-cell>
          <table:table-cell/>
          <table:table-cell table:formula="of:=AVERAGE([.C241:.C242])-3" office:value-type="float" office:value="298.5">
            <text:p>298.5</text:p>
          </table:table-cell>
          <table:table-cell table:formula="of:=[.F241]-[.E24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1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6090">
            <text:p>6090</text:p>
          </table:table-cell>
          <table:table-cell table:formula="of:=ROUND(ROUND(SUM([.G242:.J242]);-2)*1.05;-1)" office:value-type="float" office:value="6090">
            <text:p>6090</text:p>
          </table:table-cell>
          <table:table-cell table:formula="of:=[.G241]" office:value-type="float" office:value="3567.2">
            <text:p>3567.2</text:p>
          </table:table-cell>
          <table:table-cell table:formula="of:=[.H241]" office:value-type="float" office:value="1619.8">
            <text:p>1619.8</text:p>
          </table:table-cell>
          <table:table-cell table:formula="of:=([.K242]-[.D$239])*[.I$214]" office:value-type="float" office:value="620.4">
            <text:p>620.4</text:p>
          </table:table-cell>
          <table:table-cell/>
          <table:table-cell table:formula="of:=AVERAGE([.C242:.C243])-3" office:value-type="float" office:value="317">
            <text:p>317</text:p>
          </table:table-cell>
          <table:table-cell table:formula="of:=[.F242]-[.E24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2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400">
            <text:p>6400</text:p>
          </table:table-cell>
          <table:table-cell table:formula="of:=ROUND(ROUND(SUM([.G243:.J243]);-2)*1.05;-1)" office:value-type="float" office:value="6410">
            <text:p>6410</text:p>
          </table:table-cell>
          <table:table-cell table:formula="of:=[.G242]" office:value-type="float" office:value="3567.2">
            <text:p>3567.2</text:p>
          </table:table-cell>
          <table:table-cell table:formula="of:=[.H242]" office:value-type="float" office:value="1619.8">
            <text:p>1619.8</text:p>
          </table:table-cell>
          <table:table-cell table:formula="of:=([.K243]-[.D$239])*[.I$214]" office:value-type="float" office:value="874.2">
            <text:p>874.2</text:p>
          </table:table-cell>
          <table:table-cell/>
          <table:table-cell table:formula="of:=AVERAGE([.C243:.C244])-3" office:value-type="float" office:value="335">
            <text:p>335</text:p>
          </table:table-cell>
          <table:table-cell table:formula="of:=[.F243]-[.E243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3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610">
            <text:p>6610</text:p>
          </table:table-cell>
          <table:table-cell table:formula="of:=ROUND(ROUND(SUM([.G244:.J244]);-2)*1.05;-1)" office:value-type="float" office:value="6620">
            <text:p>6620</text:p>
          </table:table-cell>
          <table:table-cell table:formula="of:=[.G243]" office:value-type="float" office:value="3567.2">
            <text:p>3567.2</text:p>
          </table:table-cell>
          <table:table-cell table:formula="of:=[.H243]" office:value-type="float" office:value="1619.8">
            <text:p>1619.8</text:p>
          </table:table-cell>
          <table:table-cell table:formula="of:=([.K244]-[.D$239])*[.I$214]" office:value-type="float" office:value="1128">
            <text:p>1128</text:p>
          </table:table-cell>
          <table:table-cell/>
          <table:table-cell table:formula="of:=AVERAGE([.C244:.C245])-3" office:value-type="float" office:value="353">
            <text:p>353</text:p>
          </table:table-cell>
          <table:table-cell table:formula="of:=[.F244]-[.E24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4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930">
            <text:p>6930</text:p>
          </table:table-cell>
          <table:table-cell table:formula="of:=ROUND(ROUND(SUM([.G245:.J245]);-2)*1.05;-1)" office:value-type="float" office:value="6930">
            <text:p>6930</text:p>
          </table:table-cell>
          <table:table-cell table:formula="of:=[.G244]" office:value-type="float" office:value="3567.2">
            <text:p>3567.2</text:p>
          </table:table-cell>
          <table:table-cell table:formula="of:=[.H244]" office:value-type="float" office:value="1619.8">
            <text:p>1619.8</text:p>
          </table:table-cell>
          <table:table-cell table:formula="of:=([.K245]-[.D$239])*[.I$214]" office:value-type="float" office:value="1381.8">
            <text:p>1381.8</text:p>
          </table:table-cell>
          <table:table-cell/>
          <table:table-cell table:formula="of:=AVERAGE([.C245:.C246])-3" office:value-type="float" office:value="371">
            <text:p>371</text:p>
          </table:table-cell>
          <table:table-cell table:formula="of:=[.F245]-[.E24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5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7140">
            <text:p>7140</text:p>
          </table:table-cell>
          <table:table-cell table:formula="of:=ROUND(ROUND(SUM([.G246:.J246]);-2)*1.05;-1)" office:value-type="float" office:value="7140">
            <text:p>7140</text:p>
          </table:table-cell>
          <table:table-cell table:formula="of:=[.G245]" office:value-type="float" office:value="3567.2">
            <text:p>3567.2</text:p>
          </table:table-cell>
          <table:table-cell table:formula="of:=[.H245]" office:value-type="float" office:value="1619.8">
            <text:p>1619.8</text:p>
          </table:table-cell>
          <table:table-cell table:formula="of:=([.K246]-[.D$239])*[.I$214]" office:value-type="float" office:value="1635.6">
            <text:p>1635.6</text:p>
          </table:table-cell>
          <table:table-cell/>
          <table:table-cell table:formula="of:=AVERAGE([.C246:.C247])-3" office:value-type="float" office:value="389">
            <text:p>389</text:p>
          </table:table-cell>
          <table:table-cell table:formula="of:=[.F246]-[.E24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6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450">
            <text:p>7450</text:p>
          </table:table-cell>
          <table:table-cell table:formula="of:=ROUND(ROUND(SUM([.G247:.J247]);-2)*1.05;-1)" office:value-type="float" office:value="7460">
            <text:p>7460</text:p>
          </table:table-cell>
          <table:table-cell table:formula="of:=[.G246]" office:value-type="float" office:value="3567.2">
            <text:p>3567.2</text:p>
          </table:table-cell>
          <table:table-cell table:formula="of:=[.H246]" office:value-type="float" office:value="1619.8">
            <text:p>1619.8</text:p>
          </table:table-cell>
          <table:table-cell table:formula="of:=([.K247]-[.D$239])*[.I$214]" office:value-type="float" office:value="1896.45">
            <text:p>1896.45</text:p>
          </table:table-cell>
          <table:table-cell/>
          <table:table-cell table:formula="of:=AVERAGE([.C247:.C248])-3" office:value-type="float" office:value="407.5">
            <text:p>407.5</text:p>
          </table:table-cell>
          <table:table-cell table:formula="of:=[.F247]-[.E24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7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660">
            <text:p>7660</text:p>
          </table:table-cell>
          <table:table-cell table:formula="of:=ROUND(ROUND(SUM([.G248:.J248]);-2)*1.05;-1)" office:value-type="float" office:value="7670">
            <text:p>7670</text:p>
          </table:table-cell>
          <table:table-cell table:formula="of:=[.G247]" office:value-type="float" office:value="3567.2">
            <text:p>3567.2</text:p>
          </table:table-cell>
          <table:table-cell table:formula="of:=[.H247]" office:value-type="float" office:value="1619.8">
            <text:p>1619.8</text:p>
          </table:table-cell>
          <table:table-cell table:formula="of:=([.K248]-[.D$239])*[.I$214]" office:value-type="float" office:value="2157.3">
            <text:p>2157.3</text:p>
          </table:table-cell>
          <table:table-cell/>
          <table:table-cell table:formula="of:=AVERAGE([.C248:.C249])-3" office:value-type="float" office:value="426">
            <text:p>426</text:p>
          </table:table-cell>
          <table:table-cell table:formula="of:=[.F248]-[.E24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8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980">
            <text:p>7980</text:p>
          </table:table-cell>
          <table:table-cell table:formula="of:=ROUND(ROUND(SUM([.G249:.J249]);-2)*1.05;-1)" office:value-type="float" office:value="7980">
            <text:p>7980</text:p>
          </table:table-cell>
          <table:table-cell table:formula="of:=[.G248]" office:value-type="float" office:value="3567.2">
            <text:p>3567.2</text:p>
          </table:table-cell>
          <table:table-cell table:formula="of:=[.H248]" office:value-type="float" office:value="1619.8">
            <text:p>1619.8</text:p>
          </table:table-cell>
          <table:table-cell table:formula="of:=([.K249]-[.D$239])*[.I$214]" office:value-type="float" office:value="2411.1">
            <text:p>2411.1</text:p>
          </table:table-cell>
          <table:table-cell/>
          <table:table-cell table:formula="of:=AVERAGE([.C249:.C250])-3" office:value-type="float" office:value="444">
            <text:p>444</text:p>
          </table:table-cell>
          <table:table-cell table:formula="of:=[.F249]-[.E24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9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8290">
            <text:p>8290</text:p>
          </table:table-cell>
          <table:table-cell table:formula="of:=ROUND(ROUND(SUM([.G250:.J250]);-2)*1.05;-1)" office:value-type="float" office:value="8300">
            <text:p>8300</text:p>
          </table:table-cell>
          <table:table-cell table:formula="of:=[.G249]" office:value-type="float" office:value="3567.2">
            <text:p>3567.2</text:p>
          </table:table-cell>
          <table:table-cell table:formula="of:=[.H249]" office:value-type="float" office:value="1619.8">
            <text:p>1619.8</text:p>
          </table:table-cell>
          <table:table-cell table:formula="of:=([.K250]-[.D$239])*[.I$214]" office:value-type="float" office:value="2664.9">
            <text:p>2664.9</text:p>
          </table:table-cell>
          <table:table-cell/>
          <table:table-cell table:formula="of:=AVERAGE([.C250:.C251])-3" office:value-type="float" office:value="462">
            <text:p>462</text:p>
          </table:table-cell>
          <table:table-cell table:formula="of:=[.F250]-[.E25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0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500">
            <text:p>8500</text:p>
          </table:table-cell>
          <table:table-cell table:formula="of:=ROUND(ROUND(SUM([.G251:.J251]);-2)*1.05;-1)" office:value-type="float" office:value="8510">
            <text:p>8510</text:p>
          </table:table-cell>
          <table:table-cell table:formula="of:=[.G250]" office:value-type="float" office:value="3567.2">
            <text:p>3567.2</text:p>
          </table:table-cell>
          <table:table-cell table:formula="of:=[.H250]" office:value-type="float" office:value="1619.8">
            <text:p>1619.8</text:p>
          </table:table-cell>
          <table:table-cell table:formula="of:=([.K251]-[.D$239])*[.I$214]" office:value-type="float" office:value="2918.7">
            <text:p>2918.7</text:p>
          </table:table-cell>
          <table:table-cell/>
          <table:table-cell table:formula="of:=AVERAGE([.C251:.C252])-3" office:value-type="float" office:value="480">
            <text:p>480</text:p>
          </table:table-cell>
          <table:table-cell table:formula="of:=[.F251]-[.E25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1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820">
            <text:p>8820</text:p>
          </table:table-cell>
          <table:table-cell table:formula="of:=ROUND(ROUND(SUM([.G252:.J252]);-2)*1.05;-1)" office:value-type="float" office:value="8820">
            <text:p>8820</text:p>
          </table:table-cell>
          <table:table-cell table:formula="of:=[.G251]" office:value-type="float" office:value="3567.2">
            <text:p>3567.2</text:p>
          </table:table-cell>
          <table:table-cell table:formula="of:=[.H251]" office:value-type="float" office:value="1619.8">
            <text:p>1619.8</text:p>
          </table:table-cell>
          <table:table-cell table:formula="of:=([.K252]-[.D$239])*[.I$214]" office:value-type="float" office:value="3179.55">
            <text:p>3179.55</text:p>
          </table:table-cell>
          <table:table-cell/>
          <table:table-cell table:formula="of:=AVERAGE([.C252:.C253])-3" office:value-type="float" office:value="498.5">
            <text:p>498.5</text:p>
          </table:table-cell>
          <table:table-cell table:formula="of:=[.F252]-[.E25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2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9030">
            <text:p>9030</text:p>
          </table:table-cell>
          <table:table-cell table:formula="of:=ROUND(ROUND(SUM([.G253:.J253]);-2)*1.05;-1)" office:value-type="float" office:value="9030">
            <text:p>9030</text:p>
          </table:table-cell>
          <table:table-cell table:formula="of:=[.G252]" office:value-type="float" office:value="3567.2">
            <text:p>3567.2</text:p>
          </table:table-cell>
          <table:table-cell table:formula="of:=[.H252]" office:value-type="float" office:value="1619.8">
            <text:p>1619.8</text:p>
          </table:table-cell>
          <table:table-cell table:formula="of:=([.K253]-[.D$239])*[.I$214]" office:value-type="float" office:value="3440.4">
            <text:p>3440.4</text:p>
          </table:table-cell>
          <table:table-cell/>
          <table:table-cell table:formula="of:=AVERAGE([.C253:.C254])-3" office:value-type="float" office:value="517">
            <text:p>517</text:p>
          </table:table-cell>
          <table:table-cell table:formula="of:=[.F253]-[.E25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3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340">
            <text:p>9340</text:p>
          </table:table-cell>
          <table:table-cell table:formula="of:=ROUND(ROUND(SUM([.G254:.J254]);-2)*1.05;-1)" office:value-type="float" office:value="9350">
            <text:p>9350</text:p>
          </table:table-cell>
          <table:table-cell table:formula="of:=[.G253]" office:value-type="float" office:value="3567.2">
            <text:p>3567.2</text:p>
          </table:table-cell>
          <table:table-cell table:formula="of:=[.H253]" office:value-type="float" office:value="1619.8">
            <text:p>1619.8</text:p>
          </table:table-cell>
          <table:table-cell table:formula="of:=([.K254]-[.D$239])*[.I$214]" office:value-type="float" office:value="3694.2">
            <text:p>3694.2</text:p>
          </table:table-cell>
          <table:table-cell/>
          <table:table-cell table:formula="of:=AVERAGE([.C254:.C255])-3" office:value-type="float" office:value="535">
            <text:p>535</text:p>
          </table:table-cell>
          <table:table-cell table:formula="of:=[.F254]-[.E25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4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550">
            <text:p>9550</text:p>
          </table:table-cell>
          <table:table-cell table:formula="of:=ROUND(ROUND(SUM([.G255:.J255]);-2)*1.05;-1)" office:value-type="float" office:value="9660">
            <text:p>9660</text:p>
          </table:table-cell>
          <table:table-cell table:formula="of:=[.G254]" office:value-type="float" office:value="3567.2">
            <text:p>3567.2</text:p>
          </table:table-cell>
          <table:table-cell table:formula="of:=[.H254]" office:value-type="float" office:value="1619.8">
            <text:p>1619.8</text:p>
          </table:table-cell>
          <table:table-cell table:formula="of:=([.D$254]-[.D$239])*[.I$214]" office:value-type="float" office:value="3849.3">
            <text:p>3849.3</text:p>
          </table:table-cell>
          <table:table-cell table:formula="of:=([.K255]-[.D$254])*[.J$214]" office:value-type="float" office:value="123.2">
            <text:p>123.2</text:p>
          </table:table-cell>
          <table:table-cell table:formula="of:=AVERAGE([.C255:.C256])-3" office:value-type="float" office:value="562">
            <text:p>562</text:p>
          </table:table-cell>
          <table:table-cell table:formula="of:=[.F255]-[.E255]" office:value-type="float" office:value="110">
            <text:p>1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5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870">
            <text:p>9870</text:p>
          </table:table-cell>
          <table:table-cell table:formula="of:=ROUND(ROUND(SUM([.G256:.J256]);-2)*1.05;-1)" office:value-type="float" office:value="9870">
            <text:p>9870</text:p>
          </table:table-cell>
          <table:table-cell table:formula="of:=[.G255]" office:value-type="float" office:value="3567.2">
            <text:p>3567.2</text:p>
          </table:table-cell>
          <table:table-cell table:formula="of:=[.H255]" office:value-type="float" office:value="1619.8">
            <text:p>1619.8</text:p>
          </table:table-cell>
          <table:table-cell table:formula="of:=[.I255]" office:value-type="float" office:value="3849.3">
            <text:p>3849.3</text:p>
          </table:table-cell>
          <table:table-cell table:formula="of:=([.K256]-[.D$254])*[.J$214]" office:value-type="float" office:value="404.25">
            <text:p>404.25</text:p>
          </table:table-cell>
          <table:table-cell table:formula="of:=AVERAGE([.C256:.C257])-3" office:value-type="float" office:value="598.5">
            <text:p>598.5</text:p>
          </table:table-cell>
          <table:table-cell table:formula="of:=[.F256]-[.E25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6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10180">
            <text:p>10180</text:p>
          </table:table-cell>
          <table:table-cell table:formula="of:=ROUND(ROUND(SUM([.G257:.J257]);-2)*1.05;-1)" office:value-type="float" office:value="10190">
            <text:p>10190</text:p>
          </table:table-cell>
          <table:table-cell table:formula="of:=[.G256]" office:value-type="float" office:value="3567.2">
            <text:p>3567.2</text:p>
          </table:table-cell>
          <table:table-cell table:formula="of:=[.H256]" office:value-type="float" office:value="1619.8">
            <text:p>1619.8</text:p>
          </table:table-cell>
          <table:table-cell table:formula="of:=[.I256]" office:value-type="float" office:value="3849.3">
            <text:p>3849.3</text:p>
          </table:table-cell>
          <table:table-cell table:formula="of:=([.K257]-[.D$254])*[.J$214]" office:value-type="float" office:value="685.3">
            <text:p>685.3</text:p>
          </table:table-cell>
          <table:table-cell table:formula="of:=AVERAGE([.C257:.C258])-3" office:value-type="float" office:value="635">
            <text:p>635</text:p>
          </table:table-cell>
          <table:table-cell table:formula="of:=[.F257]-[.E25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7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500">
            <text:p>10500</text:p>
          </table:table-cell>
          <table:table-cell table:formula="of:=ROUND(ROUND(SUM([.G258:.J258]);-2)*1.05;-1)" office:value-type="float" office:value="10500">
            <text:p>10500</text:p>
          </table:table-cell>
          <table:table-cell table:formula="of:=[.G257]" office:value-type="float" office:value="3567.2">
            <text:p>3567.2</text:p>
          </table:table-cell>
          <table:table-cell table:formula="of:=[.H257]" office:value-type="float" office:value="1619.8">
            <text:p>1619.8</text:p>
          </table:table-cell>
          <table:table-cell table:formula="of:=[.I257]" office:value-type="float" office:value="3849.3">
            <text:p>3849.3</text:p>
          </table:table-cell>
          <table:table-cell table:formula="of:=([.K258]-[.D$254])*[.J$214]" office:value-type="float" office:value="977.9">
            <text:p>977.9</text:p>
          </table:table-cell>
          <table:table-cell table:formula="of:=[.C258]+17" office:value-type="float" office:value="673">
            <text:p>673</text:p>
          </table:table-cell>
          <table:table-cell table:formula="of:=[.F258]-[.E258]" office:value-type="float" office:value="0">
            <text:p>0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59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0]+1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1]+1"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2]+1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3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4]+1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5]+1"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6]+1"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7]+1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8]+1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9]+1"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0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1]+1" office:value-type="float" office:value="101">
            <text:p>101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17.85">
            <text:p>17.85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3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4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5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276:.I276]);10)*1.05;-1)" office:value-type="float" office:value="250">
            <text:p>250</text:p>
          </table:table-cell>
          <table:table-cell table:formula="of:=[.$K276]*[.G$273]" office:value-type="float" office:value="232.05">
            <text:p>232.05</text:p>
          </table:table-cell>
          <table:table-cell table:number-columns-repeated="3"/>
          <table:table-cell table:formula="of:=FLOOR(([.C276]+[.D276])/2;1)" office:value-type="float" office:value="13">
            <text:p>13</text:p>
          </table:table-cell>
          <table:table-cell table:formula="of:=[.F276]-[.E276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6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277:.I277]);10)*1.05;-1)" office:value-type="float" office:value="350">
            <text:p>350</text:p>
          </table:table-cell>
          <table:table-cell table:formula="of:=[.$K277]*[.G$273]" office:value-type="float" office:value="321.3">
            <text:p>321.3</text:p>
          </table:table-cell>
          <table:table-cell table:number-columns-repeated="3"/>
          <table:table-cell table:formula="of:=FLOOR(([.C277]+[.D277])/2;1)" office:value-type="float" office:value="18">
            <text:p>18</text:p>
          </table:table-cell>
          <table:table-cell table:formula="of:=[.F277]-[.E27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7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278:.I278]);10)*1.05;-1)" office:value-type="float" office:value="440">
            <text:p>440</text:p>
          </table:table-cell>
          <table:table-cell table:formula="of:=[.$K278]*[.G$273]" office:value-type="float" office:value="410.55">
            <text:p>410.55</text:p>
          </table:table-cell>
          <table:table-cell table:number-columns-repeated="3"/>
          <table:table-cell table:formula="of:=FLOOR(([.C278]+[.D278])/2;1)" office:value-type="float" office:value="23">
            <text:p>23</text:p>
          </table:table-cell>
          <table:table-cell table:formula="of:=[.F278]-[.E27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8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30">
            <text:p>530</text:p>
          </table:table-cell>
          <table:table-cell table:formula="of:=ROUND(CEILING(SUM([.G279:.I279]);10)*1.05;-1)" office:value-type="float" office:value="530">
            <text:p>530</text:p>
          </table:table-cell>
          <table:table-cell table:formula="of:=[.$K279]*[.G$273]" office:value-type="float" office:value="499.8">
            <text:p>499.8</text:p>
          </table:table-cell>
          <table:table-cell table:number-columns-repeated="3"/>
          <table:table-cell table:formula="of:=FLOOR(([.C279]+[.D279])/2;1)" office:value-type="float" office:value="28">
            <text:p>28</text:p>
          </table:table-cell>
          <table:table-cell table:formula="of:=[.F279]-[.E27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9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20">
            <text:p>620</text:p>
          </table:table-cell>
          <table:table-cell table:formula="of:=ROUND(CEILING(SUM([.G280:.I280]);10)*1.05;-1)" office:value-type="float" office:value="620">
            <text:p>620</text:p>
          </table:table-cell>
          <table:table-cell table:formula="of:=[.$K280]*[.G$273]" office:value-type="float" office:value="589.05">
            <text:p>589.05</text:p>
          </table:table-cell>
          <table:table-cell table:number-columns-repeated="3"/>
          <table:table-cell table:formula="of:=FLOOR(([.C280]+[.D280])/2;1)" office:value-type="float" office:value="33">
            <text:p>33</text:p>
          </table:table-cell>
          <table:table-cell table:formula="of:=[.F280]-[.E28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0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10">
            <text:p>710</text:p>
          </table:table-cell>
          <table:table-cell table:formula="of:=ROUND(CEILING(SUM([.G281:.I281]);10)*1.05;-1)" office:value-type="float" office:value="710">
            <text:p>710</text:p>
          </table:table-cell>
          <table:table-cell table:formula="of:=[.$K281]*[.G$273]" office:value-type="float" office:value="678.3">
            <text:p>678.3</text:p>
          </table:table-cell>
          <table:table-cell table:number-columns-repeated="3"/>
          <table:table-cell table:formula="of:=FLOOR(([.C281]+[.D281])/2;1)" office:value-type="float" office:value="38">
            <text:p>38</text:p>
          </table:table-cell>
          <table:table-cell table:formula="of:=[.F281]-[.E28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1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10">
            <text:p>810</text:p>
          </table:table-cell>
          <table:table-cell table:formula="of:=ROUND(CEILING(SUM([.G282:.I282]);10)*1.05;-1)" office:value-type="float" office:value="810">
            <text:p>810</text:p>
          </table:table-cell>
          <table:table-cell table:formula="of:=[.$K282]*[.G$273]" office:value-type="float" office:value="767.55">
            <text:p>767.55</text:p>
          </table:table-cell>
          <table:table-cell table:number-columns-repeated="3"/>
          <table:table-cell table:formula="of:=FLOOR(([.C282]+[.D282])/2;1)" office:value-type="float" office:value="43">
            <text:p>43</text:p>
          </table:table-cell>
          <table:table-cell table:formula="of:=[.F282]-[.E28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2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table:formula="of:=ROUND(CEILING(SUM([.G283:.I283]);10)*1.05;-1)" office:value-type="float" office:value="900">
            <text:p>900</text:p>
          </table:table-cell>
          <table:table-cell table:formula="of:=[.$K283]*[.G$273]" office:value-type="float" office:value="856.8">
            <text:p>856.8</text:p>
          </table:table-cell>
          <table:table-cell table:number-columns-repeated="3"/>
          <table:table-cell table:formula="of:=FLOOR(([.C283]+[.D283])/2;1)" office:value-type="float" office:value="48">
            <text:p>48</text:p>
          </table:table-cell>
          <table:table-cell table:formula="of:=[.F283]-[.E2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3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40">
            <text:p>1040</text:p>
          </table:table-cell>
          <table:table-cell table:formula="of:=ROUND(CEILING(SUM([.G284:.I284]);10)*1.05;-1)" office:value-type="float" office:value="1040">
            <text:p>1040</text:p>
          </table:table-cell>
          <table:table-cell table:formula="of:=[.$K284]*[.G$273]" office:value-type="float" office:value="981.75">
            <text:p>981.75</text:p>
          </table:table-cell>
          <table:table-cell table:number-columns-repeated="3"/>
          <table:table-cell table:formula="of:=FLOOR(([.C284]+[.D284])/2;1)" office:value-type="float" office:value="55">
            <text:p>55</text:p>
          </table:table-cell>
          <table:table-cell table:formula="of:=[.F284]-[.E2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4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30">
            <text:p>1230</text:p>
          </table:table-cell>
          <table:table-cell table:formula="of:=ROUND(CEILING(SUM([.G285:.I285]);10)*1.05;-1)" office:value-type="float" office:value="1230">
            <text:p>1230</text:p>
          </table:table-cell>
          <table:table-cell table:formula="of:=[.$K285]*[.G$273]" office:value-type="float" office:value="1160.25">
            <text:p>1160.25</text:p>
          </table:table-cell>
          <table:table-cell table:number-columns-repeated="3"/>
          <table:table-cell table:formula="of:=FLOOR(([.C285]+[.D285])/2;1)" office:value-type="float" office:value="65">
            <text:p>65</text:p>
          </table:table-cell>
          <table:table-cell table:formula="of:=[.F285]-[.E2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5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286:.I286]);10)*1.05;-1)" office:value-type="float" office:value="1410">
            <text:p>1410</text:p>
          </table:table-cell>
          <table:table-cell table:formula="of:=[.$K286]*[.G$273]" office:value-type="float" office:value="1338.75">
            <text:p>1338.75</text:p>
          </table:table-cell>
          <table:table-cell table:number-columns-repeated="3"/>
          <table:table-cell table:formula="of:=FLOOR(([.C286]+[.D286])/2;1)" office:value-type="float" office:value="75">
            <text:p>75</text:p>
          </table:table-cell>
          <table:table-cell table:formula="of:=[.F286]-[.E2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6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ROUND(CEILING(SUM([.G287:.I287]);10)*1.05;-1)" office:value-type="float" office:value="1600">
            <text:p>1600</text:p>
          </table:table-cell>
          <table:table-cell table:formula="of:=[.$K287]*[.G$273]" office:value-type="float" office:value="1517.25">
            <text:p>1517.25</text:p>
          </table:table-cell>
          <table:table-cell table:number-columns-repeated="3"/>
          <table:table-cell table:formula="of:=FLOOR(([.C287]+[.D287])/2;1)" office:value-type="float" office:value="85">
            <text:p>85</text:p>
          </table:table-cell>
          <table:table-cell table:formula="of:=[.F287]-[.E2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7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90">
            <text:p>1790</text:p>
          </table:table-cell>
          <table:table-cell table:formula="of:=ROUND(CEILING(SUM([.G288:.I288]);10)*1.05;-1)" office:value-type="float" office:value="1790">
            <text:p>1790</text:p>
          </table:table-cell>
          <table:table-cell table:formula="of:=[.$K288]*[.G$273]" office:value-type="float" office:value="1695.75">
            <text:p>1695.75</text:p>
          </table:table-cell>
          <table:table-cell table:number-columns-repeated="3"/>
          <table:table-cell table:formula="of:=FLOOR(([.C288]+[.D288])/2;1)" office:value-type="float" office:value="95">
            <text:p>95</text:p>
          </table:table-cell>
          <table:table-cell table:formula="of:=[.F288]-[.E2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8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0">
            <text:p>2100</text:p>
          </table:table-cell>
          <table:table-cell table:formula="of:=ROUND(ROUND(SUM([.G289:.J289]);-2)*1.05;-1)" office:value-type="float" office:value="2100">
            <text:p>2100</text:p>
          </table:table-cell>
          <table:table-cell table:formula="of:=[.$K289]*[.G$273]" office:value-type="float" office:value="1963.5">
            <text:p>1963.5</text:p>
          </table:table-cell>
          <table:table-cell table:number-columns-repeated="3"/>
          <table:table-cell table:formula="of:=FLOOR(([.C289]+[.D289])/2;1)" office:value-type="float" office:value="110">
            <text:p>110</text:p>
          </table:table-cell>
          <table:table-cell table:formula="of:=[.F289]-[.E2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9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290:.J290]);-2)*1.05;-1)" office:value-type="float" office:value="2420">
            <text:p>2420</text:p>
          </table:table-cell>
          <table:table-cell table:formula="of:=[.$K290]*[.G$273]" office:value-type="float" office:value="2320.5">
            <text:p>2320.5</text:p>
          </table:table-cell>
          <table:table-cell table:number-columns-repeated="3"/>
          <table:table-cell table:formula="of:=FLOOR(([.C290]+[.D290])/2;1)" office:value-type="float" office:value="130">
            <text:p>130</text:p>
          </table:table-cell>
          <table:table-cell table:formula="of:=[.F290]-[.E2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0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291:.J291]);-2)*1.05;-1)" office:value-type="float" office:value="2840">
            <text:p>2840</text:p>
          </table:table-cell>
          <table:table-cell table:formula="of:=[.$K291]*[.G$273]" office:value-type="float" office:value="2677.5">
            <text:p>2677.5</text:p>
          </table:table-cell>
          <table:table-cell table:number-columns-repeated="3"/>
          <table:table-cell table:formula="of:=FLOOR(([.C291]+[.D291])/2;1)" office:value-type="float" office:value="150">
            <text:p>150</text:p>
          </table:table-cell>
          <table:table-cell table:formula="of:=[.F291]-[.E29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1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292:.J292]);-2)*1.05;-1)" office:value-type="float" office:value="3150">
            <text:p>3150</text:p>
          </table:table-cell>
          <table:table-cell table:formula="of:=[.$K292]*[.G$273]" office:value-type="float" office:value="3034.5">
            <text:p>3034.5</text:p>
          </table:table-cell>
          <table:table-cell table:number-columns-repeated="3"/>
          <table:table-cell table:formula="of:=FLOOR(([.C292]+[.D292])/2;1)" office:value-type="float" office:value="170">
            <text:p>170</text:p>
          </table:table-cell>
          <table:table-cell table:formula="of:=[.F292]-[.E2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2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293:.J293]);-2)*1.05;-1)" office:value-type="float" office:value="3570">
            <text:p>3570</text:p>
          </table:table-cell>
          <table:table-cell table:formula="of:=[.$K293]*[.G$273]" office:value-type="float" office:value="3391.5">
            <text:p>3391.5</text:p>
          </table:table-cell>
          <table:table-cell table:number-columns-repeated="3"/>
          <table:table-cell table:formula="of:=FLOOR(([.C293]+[.D293])/2;1)" office:value-type="float" office:value="190">
            <text:p>190</text:p>
          </table:table-cell>
          <table:table-cell table:formula="of:=[.F293]-[.E2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3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294:.J294]);-2)*1.05;-1)" office:value-type="float" office:value="3890">
            <text:p>3890</text:p>
          </table:table-cell>
          <table:table-cell table:formula="of:=([.H272]-[.G272])*[.G$273]" office:value-type="float" office:value="3570">
            <text:p>3570</text:p>
          </table:table-cell>
          <table:table-cell table:formula="of:=([.$K294]-[.H$272])*[.H$273]" office:value-type="float" office:value="162">
            <text:p>162</text:p>
          </table:table-cell>
          <table:table-cell table:number-columns-repeated="2"/>
          <table:table-cell table:formula="of:=FLOOR(([.C294]+[.D294])/2;1)" office:value-type="float" office:value="210">
            <text:p>210</text:p>
          </table:table-cell>
          <table:table-cell table:formula="of:=[.F294]-[.E294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4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295:.J295]);-2)*1.05;-1)" office:value-type="float" office:value="4310">
            <text:p>4310</text:p>
          </table:table-cell>
          <table:table-cell table:formula="of:=[.G294]" office:value-type="float" office:value="3570">
            <text:p>3570</text:p>
          </table:table-cell>
          <table:table-cell table:formula="of:=([.$K295]-[.H$272])*[.H$273]" office:value-type="float" office:value="486">
            <text:p>486</text:p>
          </table:table-cell>
          <table:table-cell table:number-columns-repeated="2"/>
          <table:table-cell table:formula="of:=FLOOR(([.C295]+[.D295])/2;1)" office:value-type="float" office:value="230">
            <text:p>230</text:p>
          </table:table-cell>
          <table:table-cell table:formula="of:=[.F295]-[.E29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5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296:.J296]);-2)*1.05;-1)" office:value-type="float" office:value="4620">
            <text:p>4620</text:p>
          </table:table-cell>
          <table:table-cell table:formula="of:=[.G295]" office:value-type="float" office:value="3570">
            <text:p>3570</text:p>
          </table:table-cell>
          <table:table-cell table:formula="of:=([.$K296]-[.H$272])*[.H$273]" office:value-type="float" office:value="810">
            <text:p>810</text:p>
          </table:table-cell>
          <table:table-cell table:number-columns-repeated="2"/>
          <table:table-cell table:formula="of:=FLOOR(([.C296]+[.D296])/2;1)" office:value-type="float" office:value="250">
            <text:p>250</text:p>
          </table:table-cell>
          <table:table-cell table:formula="of:=[.F296]-[.E29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6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930">
            <text:p>4930</text:p>
          </table:table-cell>
          <table:table-cell table:formula="of:=ROUND(ROUND(SUM([.G297:.J297]);-2)*1.05;-1)" office:value-type="float" office:value="4940">
            <text:p>4940</text:p>
          </table:table-cell>
          <table:table-cell table:formula="of:=[.G296]" office:value-type="float" office:value="3570">
            <text:p>3570</text:p>
          </table:table-cell>
          <table:table-cell table:formula="of:=([.$K297]-[.H$272])*[.H$273]" office:value-type="float" office:value="1134">
            <text:p>1134</text:p>
          </table:table-cell>
          <table:table-cell table:number-columns-repeated="2"/>
          <table:table-cell table:formula="of:=FLOOR(([.C297]+[.D297])/2;1)" office:value-type="float" office:value="270">
            <text:p>270</text:p>
          </table:table-cell>
          <table:table-cell table:formula="of:=[.F297]-[.E297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7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250">
            <text:p>5250</text:p>
          </table:table-cell>
          <table:table-cell table:formula="of:=ROUND(ROUND(SUM([.G298:.J298]);-2)*1.05;-1)" office:value-type="float" office:value="5250">
            <text:p>5250</text:p>
          </table:table-cell>
          <table:table-cell table:formula="of:=[.G297]" office:value-type="float" office:value="3570">
            <text:p>3570</text:p>
          </table:table-cell>
          <table:table-cell table:formula="of:=([.$K298]-[.H$272])*[.H$273]" office:value-type="float" office:value="1458">
            <text:p>1458</text:p>
          </table:table-cell>
          <table:table-cell table:number-columns-repeated="2"/>
          <table:table-cell table:formula="of:=FLOOR(([.C298]+[.D298])/2;1)" office:value-type="float" office:value="290">
            <text:p>290</text:p>
          </table:table-cell>
          <table:table-cell table:formula="of:=[.F298]-[.E2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8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560">
            <text:p>5560</text:p>
          </table:table-cell>
          <table:table-cell table:formula="of:=ROUND(ROUND(SUM([.G299:.J299]);-2)*1.05;-1)" office:value-type="float" office:value="5570">
            <text:p>5570</text:p>
          </table:table-cell>
          <table:table-cell table:formula="of:=[.G298]" office:value-type="float" office:value="3570">
            <text:p>3570</text:p>
          </table:table-cell>
          <table:table-cell table:formula="of:=([.I272]-[.H272])*[.H$273]" office:value-type="float" office:value="1620">
            <text:p>1620</text:p>
          </table:table-cell>
          <table:table-cell table:formula="of:=([.$K299]-[.I$272])*[.I$273]" office:value-type="float" office:value="128.5">
            <text:p>128.5</text:p>
          </table:table-cell>
          <table:table-cell/>
          <table:table-cell table:formula="of:=FLOOR(([.C299]+[.D299])/2;1)" office:value-type="float" office:value="310">
            <text:p>310</text:p>
          </table:table-cell>
          <table:table-cell table:formula="of:=[.F299]-[.E29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9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770">
            <text:p>5770</text:p>
          </table:table-cell>
          <table:table-cell table:formula="of:=ROUND(ROUND(SUM([.G300:.J300]);-2)*1.05;-1)" office:value-type="float" office:value="5880">
            <text:p>5880</text:p>
          </table:table-cell>
          <table:table-cell table:formula="of:=[.G299]" office:value-type="float" office:value="3570">
            <text:p>3570</text:p>
          </table:table-cell>
          <table:table-cell table:formula="of:=[.H299]" office:value-type="float" office:value="1620">
            <text:p>1620</text:p>
          </table:table-cell>
          <table:table-cell table:formula="of:=([.$K300]-[.I$272])*[.I$273]" office:value-type="float" office:value="385.5">
            <text:p>385.5</text:p>
          </table:table-cell>
          <table:table-cell/>
          <table:table-cell table:formula="of:=FLOOR(([.C300]+[.D300])/2;1)" office:value-type="float" office:value="330">
            <text:p>330</text:p>
          </table:table-cell>
          <table:table-cell table:formula="of:=[.F300]-[.E30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0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090">
            <text:p>6090</text:p>
          </table:table-cell>
          <table:table-cell table:formula="of:=ROUND(ROUND(SUM([.G301:.J301]);-2)*1.05;-1)" office:value-type="float" office:value="6090">
            <text:p>6090</text:p>
          </table:table-cell>
          <table:table-cell table:formula="of:=[.G300]" office:value-type="float" office:value="3570">
            <text:p>3570</text:p>
          </table:table-cell>
          <table:table-cell table:formula="of:=[.H300]" office:value-type="float" office:value="1620">
            <text:p>1620</text:p>
          </table:table-cell>
          <table:table-cell table:formula="of:=([.$K301]-[.I$272])*[.I$273]" office:value-type="float" office:value="642.5">
            <text:p>642.5</text:p>
          </table:table-cell>
          <table:table-cell/>
          <table:table-cell table:formula="of:=FLOOR(([.C301]+[.D301])/2;1)" office:value-type="float" office:value="350">
            <text:p>350</text:p>
          </table:table-cell>
          <table:table-cell table:formula="of:=[.F301]-[.E30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1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400">
            <text:p>6400</text:p>
          </table:table-cell>
          <table:table-cell table:formula="of:=ROUND(ROUND(SUM([.G302:.J302]);-2)*1.05;-1)" office:value-type="float" office:value="6410">
            <text:p>6410</text:p>
          </table:table-cell>
          <table:table-cell table:formula="of:=[.G301]" office:value-type="float" office:value="3570">
            <text:p>3570</text:p>
          </table:table-cell>
          <table:table-cell table:formula="of:=[.H301]" office:value-type="float" office:value="1620">
            <text:p>1620</text:p>
          </table:table-cell>
          <table:table-cell table:formula="of:=([.$K302]-[.I$272])*[.I$273]" office:value-type="float" office:value="899.5">
            <text:p>899.5</text:p>
          </table:table-cell>
          <table:table-cell/>
          <table:table-cell table:formula="of:=FLOOR(([.C302]+[.D302])/2;1)" office:value-type="float" office:value="370">
            <text:p>370</text:p>
          </table:table-cell>
          <table:table-cell table:formula="of:=[.F302]-[.E302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2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610">
            <text:p>6610</text:p>
          </table:table-cell>
          <table:table-cell table:formula="of:=ROUND(ROUND(SUM([.G303:.J303]);-2)*1.05;-1)" office:value-type="float" office:value="6620">
            <text:p>6620</text:p>
          </table:table-cell>
          <table:table-cell table:formula="of:=[.G302]" office:value-type="float" office:value="3570">
            <text:p>3570</text:p>
          </table:table-cell>
          <table:table-cell table:formula="of:=[.H302]" office:value-type="float" office:value="1620">
            <text:p>1620</text:p>
          </table:table-cell>
          <table:table-cell table:formula="of:=([.$K303]-[.I$272])*[.I$273]" office:value-type="float" office:value="1156.5">
            <text:p>1156.5</text:p>
          </table:table-cell>
          <table:table-cell/>
          <table:table-cell table:formula="of:=FLOOR(([.C303]+[.D303])/2;1)" office:value-type="float" office:value="390">
            <text:p>390</text:p>
          </table:table-cell>
          <table:table-cell table:formula="of:=[.F303]-[.E30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3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930">
            <text:p>6930</text:p>
          </table:table-cell>
          <table:table-cell table:formula="of:=ROUND(ROUND(SUM([.G304:.J304]);-2)*1.05;-1)" office:value-type="float" office:value="6930">
            <text:p>6930</text:p>
          </table:table-cell>
          <table:table-cell table:formula="of:=[.G303]" office:value-type="float" office:value="3570">
            <text:p>3570</text:p>
          </table:table-cell>
          <table:table-cell table:formula="of:=[.H303]" office:value-type="float" office:value="1620">
            <text:p>1620</text:p>
          </table:table-cell>
          <table:table-cell table:formula="of:=([.$K304]-[.I$272])*[.I$273]" office:value-type="float" office:value="1413.5">
            <text:p>1413.5</text:p>
          </table:table-cell>
          <table:table-cell/>
          <table:table-cell table:formula="of:=FLOOR(([.C304]+[.D304])/2;1)" office:value-type="float" office:value="410">
            <text:p>410</text:p>
          </table:table-cell>
          <table:table-cell table:formula="of:=[.F304]-[.E30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4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140">
            <text:p>7140</text:p>
          </table:table-cell>
          <table:table-cell table:formula="of:=ROUND(ROUND(SUM([.G305:.J305]);-2)*1.05;-1)" office:value-type="float" office:value="7250">
            <text:p>7250</text:p>
          </table:table-cell>
          <table:table-cell table:formula="of:=[.G304]" office:value-type="float" office:value="3570">
            <text:p>3570</text:p>
          </table:table-cell>
          <table:table-cell table:formula="of:=[.H304]" office:value-type="float" office:value="1620">
            <text:p>1620</text:p>
          </table:table-cell>
          <table:table-cell table:formula="of:=([.$K305]-[.I$272])*[.I$273]" office:value-type="float" office:value="1670.5">
            <text:p>1670.5</text:p>
          </table:table-cell>
          <table:table-cell/>
          <table:table-cell table:formula="of:=FLOOR(([.C305]+[.D305])/2;1)" office:value-type="float" office:value="430">
            <text:p>430</text:p>
          </table:table-cell>
          <table:table-cell table:formula="of:=[.F305]-[.E30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5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450">
            <text:p>7450</text:p>
          </table:table-cell>
          <table:table-cell table:formula="of:=ROUND(ROUND(SUM([.G306:.J306]);-2)*1.05;-1)" office:value-type="float" office:value="7460">
            <text:p>7460</text:p>
          </table:table-cell>
          <table:table-cell table:formula="of:=[.G305]" office:value-type="float" office:value="3570">
            <text:p>3570</text:p>
          </table:table-cell>
          <table:table-cell table:formula="of:=[.H305]" office:value-type="float" office:value="1620">
            <text:p>1620</text:p>
          </table:table-cell>
          <table:table-cell table:formula="of:=([.$K306]-[.I$272])*[.I$273]" office:value-type="float" office:value="1927.5">
            <text:p>1927.5</text:p>
          </table:table-cell>
          <table:table-cell/>
          <table:table-cell table:formula="of:=FLOOR(([.C306]+[.D306])/2;1)" office:value-type="float" office:value="450">
            <text:p>450</text:p>
          </table:table-cell>
          <table:table-cell table:formula="of:=[.F306]-[.E306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6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660">
            <text:p>7660</text:p>
          </table:table-cell>
          <table:table-cell table:formula="of:=ROUND(ROUND(SUM([.G307:.J307]);-2)*1.05;-1)" office:value-type="float" office:value="7770">
            <text:p>7770</text:p>
          </table:table-cell>
          <table:table-cell table:formula="of:=[.G306]" office:value-type="float" office:value="3570">
            <text:p>3570</text:p>
          </table:table-cell>
          <table:table-cell table:formula="of:=[.H306]" office:value-type="float" office:value="1620">
            <text:p>1620</text:p>
          </table:table-cell>
          <table:table-cell table:formula="of:=([.$K307]-[.I$272])*[.I$273]" office:value-type="float" office:value="2184.5">
            <text:p>2184.5</text:p>
          </table:table-cell>
          <table:table-cell/>
          <table:table-cell table:formula="of:=FLOOR(([.C307]+[.D307])/2;1)" office:value-type="float" office:value="470">
            <text:p>470</text:p>
          </table:table-cell>
          <table:table-cell table:formula="of:=[.F307]-[.E30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7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980">
            <text:p>7980</text:p>
          </table:table-cell>
          <table:table-cell table:formula="of:=ROUND(ROUND(SUM([.G308:.J308]);-2)*1.05;-1)" office:value-type="float" office:value="7980">
            <text:p>7980</text:p>
          </table:table-cell>
          <table:table-cell table:formula="of:=[.G307]" office:value-type="float" office:value="3570">
            <text:p>3570</text:p>
          </table:table-cell>
          <table:table-cell table:formula="of:=[.H307]" office:value-type="float" office:value="1620">
            <text:p>1620</text:p>
          </table:table-cell>
          <table:table-cell table:formula="of:=([.$K308]-[.I$272])*[.I$273]" office:value-type="float" office:value="2441.5">
            <text:p>2441.5</text:p>
          </table:table-cell>
          <table:table-cell/>
          <table:table-cell table:formula="of:=FLOOR(([.C308]+[.D308])/2;1)" office:value-type="float" office:value="490">
            <text:p>490</text:p>
          </table:table-cell>
          <table:table-cell table:formula="of:=[.F308]-[.E30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8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290">
            <text:p>8290</text:p>
          </table:table-cell>
          <table:table-cell table:formula="of:=ROUND(ROUND(SUM([.G309:.J309]);-2)*1.05;-1)" office:value-type="float" office:value="8300">
            <text:p>8300</text:p>
          </table:table-cell>
          <table:table-cell table:formula="of:=[.G308]" office:value-type="float" office:value="3570">
            <text:p>3570</text:p>
          </table:table-cell>
          <table:table-cell table:formula="of:=[.H308]" office:value-type="float" office:value="1620">
            <text:p>1620</text:p>
          </table:table-cell>
          <table:table-cell table:formula="of:=([.$K309]-[.I$272])*[.I$273]" office:value-type="float" office:value="2698.5">
            <text:p>2698.5</text:p>
          </table:table-cell>
          <table:table-cell/>
          <table:table-cell table:formula="of:=FLOOR(([.C309]+[.D309])/2;1)" office:value-type="float" office:value="510">
            <text:p>510</text:p>
          </table:table-cell>
          <table:table-cell table:formula="of:=[.F309]-[.E30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9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500">
            <text:p>8500</text:p>
          </table:table-cell>
          <table:table-cell table:formula="of:=ROUND(ROUND(SUM([.G310:.J310]);-2)*1.05;-1)" office:value-type="float" office:value="8510">
            <text:p>8510</text:p>
          </table:table-cell>
          <table:table-cell table:formula="of:=[.G309]" office:value-type="float" office:value="3570">
            <text:p>3570</text:p>
          </table:table-cell>
          <table:table-cell table:formula="of:=[.H309]" office:value-type="float" office:value="1620">
            <text:p>1620</text:p>
          </table:table-cell>
          <table:table-cell table:formula="of:=([.$K310]-[.I$272])*[.I$273]" office:value-type="float" office:value="2955.5">
            <text:p>2955.5</text:p>
          </table:table-cell>
          <table:table-cell/>
          <table:table-cell table:formula="of:=FLOOR(([.C310]+[.D310])/2;1)" office:value-type="float" office:value="530">
            <text:p>530</text:p>
          </table:table-cell>
          <table:table-cell table:formula="of:=[.F310]-[.E310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0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820">
            <text:p>8820</text:p>
          </table:table-cell>
          <table:table-cell table:formula="of:=ROUND(ROUND(SUM([.G311:.J311]);-2)*1.05;-1)" office:value-type="float" office:value="8820">
            <text:p>8820</text:p>
          </table:table-cell>
          <table:table-cell table:formula="of:=[.G310]" office:value-type="float" office:value="3570">
            <text:p>3570</text:p>
          </table:table-cell>
          <table:table-cell table:formula="of:=[.H310]" office:value-type="float" office:value="1620">
            <text:p>1620</text:p>
          </table:table-cell>
          <table:table-cell table:formula="of:=([.$K311]-[.I$272])*[.I$273]" office:value-type="float" office:value="3212.5">
            <text:p>3212.5</text:p>
          </table:table-cell>
          <table:table-cell/>
          <table:table-cell table:formula="of:=FLOOR(([.C311]+[.D311])/2;1)" office:value-type="float" office:value="550">
            <text:p>550</text:p>
          </table:table-cell>
          <table:table-cell table:formula="of:=[.F311]-[.E31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1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030">
            <text:p>9030</text:p>
          </table:table-cell>
          <table:table-cell table:formula="of:=ROUND(ROUND(SUM([.G312:.J312]);-2)*1.05;-1)" office:value-type="float" office:value="9140">
            <text:p>9140</text:p>
          </table:table-cell>
          <table:table-cell table:formula="of:=[.G311]" office:value-type="float" office:value="3570">
            <text:p>3570</text:p>
          </table:table-cell>
          <table:table-cell table:formula="of:=[.H311]" office:value-type="float" office:value="1620">
            <text:p>1620</text:p>
          </table:table-cell>
          <table:table-cell table:formula="of:=([.$K312]-[.I$272])*[.I$273]" office:value-type="float" office:value="3469.5">
            <text:p>3469.5</text:p>
          </table:table-cell>
          <table:table-cell/>
          <table:table-cell table:formula="of:=FLOOR(([.C312]+[.D312])/2;1)" office:value-type="float" office:value="570">
            <text:p>570</text:p>
          </table:table-cell>
          <table:table-cell table:formula="of:=[.F312]-[.E312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2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340">
            <text:p>9340</text:p>
          </table:table-cell>
          <table:table-cell table:formula="of:=ROUND(ROUND(SUM([.G313:.J313]);-2)*1.05;-1)" office:value-type="float" office:value="9350">
            <text:p>9350</text:p>
          </table:table-cell>
          <table:table-cell table:formula="of:=[.G312]" office:value-type="float" office:value="3570">
            <text:p>3570</text:p>
          </table:table-cell>
          <table:table-cell table:formula="of:=[.H312]" office:value-type="float" office:value="1620">
            <text:p>1620</text:p>
          </table:table-cell>
          <table:table-cell table:formula="of:=([.$K313]-[.I$272])*[.I$273]" office:value-type="float" office:value="3726.5">
            <text:p>3726.5</text:p>
          </table:table-cell>
          <table:table-cell/>
          <table:table-cell table:formula="of:=FLOOR(([.C313]+[.D313])/2;1)" office:value-type="float" office:value="590">
            <text:p>590</text:p>
          </table:table-cell>
          <table:table-cell table:formula="of:=[.F313]-[.E31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3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660">
            <text:p>9660</text:p>
          </table:table-cell>
          <table:table-cell table:formula="of:=ROUND(ROUND(SUM([.G314:.J314]);-2)*1.05;-1)" office:value-type="float" office:value="9660">
            <text:p>9660</text:p>
          </table:table-cell>
          <table:table-cell table:formula="of:=[.G313]" office:value-type="float" office:value="3570">
            <text:p>3570</text:p>
          </table:table-cell>
          <table:table-cell table:formula="of:=[.H313]" office:value-type="float" office:value="1620">
            <text:p>1620</text:p>
          </table:table-cell>
          <table:table-cell table:formula="of:=([.J272]-[.I272])*[.I$273]" office:value-type="float" office:value="3855">
            <text:p>3855</text:p>
          </table:table-cell>
          <table:table-cell table:formula="of:=([.$K314]-[.J$272])*[.J$273]" office:value-type="float" office:value="141">
            <text:p>141</text:p>
          </table:table-cell>
          <table:table-cell table:formula="of:=FLOOR(([.C314]+[.D314])/2;1)" office:value-type="float" office:value="620">
            <text:p>620</text:p>
          </table:table-cell>
          <table:table-cell table:formula="of:=[.F314]-[.E31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4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870">
            <text:p>9870</text:p>
          </table:table-cell>
          <table:table-cell table:formula="of:=ROUND(ROUND(SUM([.G315:.J315]);-2)*1.05;-1)" office:value-type="float" office:value="9980">
            <text:p>9980</text:p>
          </table:table-cell>
          <table:table-cell table:formula="of:=[.G314]" office:value-type="float" office:value="3570">
            <text:p>3570</text:p>
          </table:table-cell>
          <table:table-cell table:formula="of:=[.H314]" office:value-type="float" office:value="1620">
            <text:p>1620</text:p>
          </table:table-cell>
          <table:table-cell table:formula="of:=[.I314]" office:value-type="float" office:value="3855">
            <text:p>3855</text:p>
          </table:table-cell>
          <table:table-cell table:formula="of:=([.$K315]-[.J$272])*[.J$273]" office:value-type="float" office:value="423">
            <text:p>423</text:p>
          </table:table-cell>
          <table:table-cell table:formula="of:=FLOOR(([.C315]+[.D315])/2;1)" office:value-type="float" office:value="660">
            <text:p>660</text:p>
          </table:table-cell>
          <table:table-cell table:formula="of:=[.F315]-[.E31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5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180">
            <text:p>10180</text:p>
          </table:table-cell>
          <table:table-cell table:formula="of:=ROUND(ROUND(SUM([.G316:.J316]);-2)*1.05;-1)" office:value-type="float" office:value="10290">
            <text:p>10290</text:p>
          </table:table-cell>
          <table:table-cell table:formula="of:=[.G315]" office:value-type="float" office:value="3570">
            <text:p>3570</text:p>
          </table:table-cell>
          <table:table-cell table:formula="of:=[.H315]" office:value-type="float" office:value="1620">
            <text:p>1620</text:p>
          </table:table-cell>
          <table:table-cell table:formula="of:=[.I315]" office:value-type="float" office:value="3855">
            <text:p>3855</text:p>
          </table:table-cell>
          <table:table-cell table:formula="of:=([.$K316]-[.J$272])*[.J$273]" office:value-type="float" office:value="705">
            <text:p>705</text:p>
          </table:table-cell>
          <table:table-cell table:formula="of:=FLOOR(([.C316]+[.D316])/2;1)" office:value-type="float" office:value="700">
            <text:p>700</text:p>
          </table:table-cell>
          <table:table-cell table:formula="of:=[.F316]-[.E31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6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500">
            <text:p>10500</text:p>
          </table:table-cell>
          <table:table-cell table:formula="of:=ROUND(ROUND(SUM([.G317:.J317]);-2)*1.05;-1)" office:value-type="float" office:value="10500">
            <text:p>10500</text:p>
          </table:table-cell>
          <table:table-cell table:formula="of:=[.G316]" office:value-type="float" office:value="3570">
            <text:p>3570</text:p>
          </table:table-cell>
          <table:table-cell table:formula="of:=[.H316]" office:value-type="float" office:value="1620">
            <text:p>1620</text:p>
          </table:table-cell>
          <table:table-cell table:formula="of:=[.I316]" office:value-type="float" office:value="3855">
            <text:p>3855</text:p>
          </table:table-cell>
          <table:table-cell table:formula="of:=([.$K317]-[.J$272])*[.J$273]" office:value-type="float" office:value="987">
            <text:p>987</text:p>
          </table:table-cell>
          <table:table-cell table:formula="of:=FLOOR(([.C317]+[.D317])/2;1)" office:value-type="float" office:value="740">
            <text:p>740</text:p>
          </table:table-cell>
          <table:table-cell table:formula="of:=[.F317]-[.E31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7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810">
            <text:p>10810</text:p>
          </table:table-cell>
          <table:table-cell table:formula="of:=ROUND(ROUND(SUM([.G318:.J318]);-2)*1.05;-1)" office:value-type="float" office:value="10820">
            <text:p>10820</text:p>
          </table:table-cell>
          <table:table-cell table:formula="of:=[.G317]" office:value-type="float" office:value="3570">
            <text:p>3570</text:p>
          </table:table-cell>
          <table:table-cell table:formula="of:=[.H317]" office:value-type="float" office:value="1620">
            <text:p>1620</text:p>
          </table:table-cell>
          <table:table-cell table:formula="of:=[.I317]" office:value-type="float" office:value="3855">
            <text:p>3855</text:p>
          </table:table-cell>
          <table:table-cell table:formula="of:=([.$K318]-[.J$272])*[.J$273]" office:value-type="float" office:value="1269">
            <text:p>1269</text:p>
          </table:table-cell>
          <table:table-cell table:formula="of:=FLOOR(([.C318]+[.D318])/2;1)" office:value-type="float" office:value="780">
            <text:p>780</text:p>
          </table:table-cell>
          <table:table-cell table:formula="of:=[.F318]-[.E31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8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130">
            <text:p>11130</text:p>
          </table:table-cell>
          <table:table-cell table:formula="of:=ROUND(ROUND(SUM([.G319:.J319]);-2)*1.05;-1)" office:value-type="float" office:value="11130">
            <text:p>11130</text:p>
          </table:table-cell>
          <table:table-cell table:formula="of:=[.G318]" office:value-type="float" office:value="3570">
            <text:p>3570</text:p>
          </table:table-cell>
          <table:table-cell table:formula="of:=[.H318]" office:value-type="float" office:value="1620">
            <text:p>1620</text:p>
          </table:table-cell>
          <table:table-cell table:formula="of:=[.I318]" office:value-type="float" office:value="3855">
            <text:p>3855</text:p>
          </table:table-cell>
          <table:table-cell table:formula="of:=([.$K319]-[.J$272])*[.J$273]" office:value-type="float" office:value="1551">
            <text:p>1551</text:p>
          </table:table-cell>
          <table:table-cell table:formula="of:=FLOOR(([.C319]+[.D319])/2;1)" office:value-type="float" office:value="820">
            <text:p>820</text:p>
          </table:table-cell>
          <table:table-cell table:formula="of:=[.F319]-[.E31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9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340">
            <text:p>11340</text:p>
          </table:table-cell>
          <table:table-cell table:formula="of:=ROUND(ROUND(SUM([.G320:.J320]);-2)*1.05;-1)" office:value-type="float" office:value="11450">
            <text:p>11450</text:p>
          </table:table-cell>
          <table:table-cell table:formula="of:=[.G319]" office:value-type="float" office:value="3570">
            <text:p>3570</text:p>
          </table:table-cell>
          <table:table-cell table:formula="of:=[.H319]" office:value-type="float" office:value="1620">
            <text:p>1620</text:p>
          </table:table-cell>
          <table:table-cell table:formula="of:=[.I319]" office:value-type="float" office:value="3855">
            <text:p>3855</text:p>
          </table:table-cell>
          <table:table-cell table:formula="of:=([.$K320]-[.J$272])*[.J$273]" office:value-type="float" office:value="1833">
            <text:p>1833</text:p>
          </table:table-cell>
          <table:table-cell table:formula="of:=FLOOR(([.C320]+[.D320])/2;1)" office:value-type="float" office:value="860">
            <text:p>860</text:p>
          </table:table-cell>
          <table:table-cell table:formula="of:=[.F320]-[.E32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0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650">
            <text:p>11650</text:p>
          </table:table-cell>
          <table:table-cell table:formula="of:=ROUND(ROUND(SUM([.G321:.J321]);-2)*1.05;-1)" office:value-type="float" office:value="11760">
            <text:p>11760</text:p>
          </table:table-cell>
          <table:table-cell table:formula="of:=[.G320]" office:value-type="float" office:value="3570">
            <text:p>3570</text:p>
          </table:table-cell>
          <table:table-cell table:formula="of:=[.H320]" office:value-type="float" office:value="1620">
            <text:p>1620</text:p>
          </table:table-cell>
          <table:table-cell table:formula="of:=[.I320]" office:value-type="float" office:value="3855">
            <text:p>3855</text:p>
          </table:table-cell>
          <table:table-cell table:formula="of:=([.$K321]-[.J$272])*[.J$273]" office:value-type="float" office:value="2115">
            <text:p>2115</text:p>
          </table:table-cell>
          <table:table-cell table:formula="of:=FLOOR(([.C321]+[.D321])/2;1)" office:value-type="float" office:value="900">
            <text:p>900</text:p>
          </table:table-cell>
          <table:table-cell table:formula="of:=[.F321]-[.E32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1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970">
            <text:p>11970</text:p>
          </table:table-cell>
          <table:table-cell table:formula="of:=ROUND(ROUND(SUM([.G322:.J322]);-2)*1.05;-1)" office:value-type="float" office:value="11970">
            <text:p>11970</text:p>
          </table:table-cell>
          <table:table-cell table:formula="of:=[.G321]" office:value-type="float" office:value="3570">
            <text:p>3570</text:p>
          </table:table-cell>
          <table:table-cell table:formula="of:=[.H321]" office:value-type="float" office:value="1620">
            <text:p>1620</text:p>
          </table:table-cell>
          <table:table-cell table:formula="of:=[.I321]" office:value-type="float" office:value="3855">
            <text:p>3855</text:p>
          </table:table-cell>
          <table:table-cell table:formula="of:=([.$K322]-[.J$272])*[.J$273]" office:value-type="float" office:value="2397">
            <text:p>2397</text:p>
          </table:table-cell>
          <table:table-cell table:formula="of:=FLOOR(([.C322]+[.D322])/2;1)" office:value-type="float" office:value="940">
            <text:p>940</text:p>
          </table:table-cell>
          <table:table-cell table:formula="of:=[.F322]-[.E32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2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280">
            <text:p>12280</text:p>
          </table:table-cell>
          <table:table-cell table:formula="of:=ROUND(ROUND(SUM([.G323:.J323]);-2)*1.05;-1)" office:value-type="float" office:value="12290">
            <text:p>12290</text:p>
          </table:table-cell>
          <table:table-cell table:formula="of:=[.G322]" office:value-type="float" office:value="3570">
            <text:p>3570</text:p>
          </table:table-cell>
          <table:table-cell table:formula="of:=[.H322]" office:value-type="float" office:value="1620">
            <text:p>1620</text:p>
          </table:table-cell>
          <table:table-cell table:formula="of:=[.I322]" office:value-type="float" office:value="3855">
            <text:p>3855</text:p>
          </table:table-cell>
          <table:table-cell table:formula="of:=([.$K323]-[.J$272])*[.J$273]" office:value-type="float" office:value="2679">
            <text:p>2679</text:p>
          </table:table-cell>
          <table:table-cell table:formula="of:=FLOOR(([.C323]+[.D323])/2;1)" office:value-type="float" office:value="980">
            <text:p>980</text:p>
          </table:table-cell>
          <table:table-cell table:formula="of:=[.F323]-[.E32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3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600">
            <text:p>12600</text:p>
          </table:table-cell>
          <table:table-cell table:formula="of:=ROUND(ROUND(SUM([.G324:.J324]);-2)*1.05;-1)" office:value-type="float" office:value="12600">
            <text:p>12600</text:p>
          </table:table-cell>
          <table:table-cell table:formula="of:=[.G323]" office:value-type="float" office:value="3570">
            <text:p>3570</text:p>
          </table:table-cell>
          <table:table-cell table:formula="of:=[.H323]" office:value-type="float" office:value="1620">
            <text:p>1620</text:p>
          </table:table-cell>
          <table:table-cell table:formula="of:=[.I323]" office:value-type="float" office:value="3855">
            <text:p>3855</text:p>
          </table:table-cell>
          <table:table-cell table:formula="of:=([.$K324]-[.J$272])*[.J$273]" office:value-type="float" office:value="2961">
            <text:p>2961</text:p>
          </table:table-cell>
          <table:table-cell table:formula="of:=FLOOR(([.C324]+[.D324])/2;1)" office:value-type="float" office:value="1020">
            <text:p>1020</text:p>
          </table:table-cell>
          <table:table-cell table:formula="of:=[.F324]-[.E32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4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910">
            <text:p>12910</text:p>
          </table:table-cell>
          <table:table-cell table:formula="of:=ROUND(ROUND(SUM([.G325:.J325]);-2)*1.05;-1)" office:value-type="float" office:value="12920">
            <text:p>12920</text:p>
          </table:table-cell>
          <table:table-cell table:formula="of:=[.G324]" office:value-type="float" office:value="3570">
            <text:p>3570</text:p>
          </table:table-cell>
          <table:table-cell table:formula="of:=[.H324]" office:value-type="float" office:value="1620">
            <text:p>1620</text:p>
          </table:table-cell>
          <table:table-cell table:formula="of:=[.I324]" office:value-type="float" office:value="3855">
            <text:p>3855</text:p>
          </table:table-cell>
          <table:table-cell table:formula="of:=([.$K325]-[.J$272])*[.J$273]" office:value-type="float" office:value="3243">
            <text:p>3243</text:p>
          </table:table-cell>
          <table:table-cell table:formula="of:=FLOOR(([.C325]+[.D325])/2;1)" office:value-type="float" office:value="1060">
            <text:p>1060</text:p>
          </table:table-cell>
          <table:table-cell table:formula="of:=[.F325]-[.E325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5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3120">
            <text:p>13120</text:p>
          </table:table-cell>
          <table:table-cell table:formula="of:=ROUND(ROUND(SUM([.G326:.J326]);-2)*1.05;-1)" office:value-type="float" office:value="13230">
            <text:p>13230</text:p>
          </table:table-cell>
          <table:table-cell table:formula="of:=[.G325]" office:value-type="float" office:value="3570">
            <text:p>3570</text:p>
          </table:table-cell>
          <table:table-cell table:formula="of:=[.H325]" office:value-type="float" office:value="1620">
            <text:p>1620</text:p>
          </table:table-cell>
          <table:table-cell table:formula="of:=[.I325]" office:value-type="float" office:value="3855">
            <text:p>3855</text:p>
          </table:table-cell>
          <table:table-cell table:formula="of:=([.$K326]-[.J$272])*[.J$273]" office:value-type="float" office:value="3525">
            <text:p>3525</text:p>
          </table:table-cell>
          <table:table-cell table:formula="of:=FLOOR(([.C326]+[.D326])/2;1)" office:value-type="float" office:value="1100">
            <text:p>1100</text:p>
          </table:table-cell>
          <table:table-cell table:formula="of:=[.F326]-[.E32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6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440">
            <text:p>13440</text:p>
          </table:table-cell>
          <table:table-cell table:formula="of:=ROUND(ROUND(SUM([.G327:.J327]);-2)*1.05;-1)" office:value-type="float" office:value="13550">
            <text:p>13550</text:p>
          </table:table-cell>
          <table:table-cell table:formula="of:=[.G326]" office:value-type="float" office:value="3570">
            <text:p>3570</text:p>
          </table:table-cell>
          <table:table-cell table:formula="of:=[.H326]" office:value-type="float" office:value="1620">
            <text:p>1620</text:p>
          </table:table-cell>
          <table:table-cell table:formula="of:=[.I326]" office:value-type="float" office:value="3855">
            <text:p>3855</text:p>
          </table:table-cell>
          <table:table-cell table:formula="of:=([.$K327]-[.J$272])*[.J$273]" office:value-type="float" office:value="3807">
            <text:p>3807</text:p>
          </table:table-cell>
          <table:table-cell table:formula="of:=FLOOR(([.C327]+[.D327])/2;1)" office:value-type="float" office:value="1140">
            <text:p>1140</text:p>
          </table:table-cell>
          <table:table-cell table:formula="of:=[.F327]-[.E32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7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750">
            <text:p>13750</text:p>
          </table:table-cell>
          <table:table-cell table:formula="of:=ROUND(ROUND(SUM([.G328:.J328]);-2)*1.05;-1)" office:value-type="float" office:value="13760">
            <text:p>13760</text:p>
          </table:table-cell>
          <table:table-cell table:formula="of:=[.G327]" office:value-type="float" office:value="3570">
            <text:p>3570</text:p>
          </table:table-cell>
          <table:table-cell table:formula="of:=[.H327]" office:value-type="float" office:value="1620">
            <text:p>1620</text:p>
          </table:table-cell>
          <table:table-cell table:formula="of:=[.I327]" office:value-type="float" office:value="3855">
            <text:p>3855</text:p>
          </table:table-cell>
          <table:table-cell table:formula="of:=([.$K328]-[.J$272])*[.J$273]" office:value-type="float" office:value="4089">
            <text:p>4089</text:p>
          </table:table-cell>
          <table:table-cell table:formula="of:=FLOOR(([.C328]+[.D328])/2;1)" office:value-type="float" office:value="1180">
            <text:p>1180</text:p>
          </table:table-cell>
          <table:table-cell table:formula="of:=[.F328]-[.E32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9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float" office:value="18.21">
            <text:p>18.21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0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1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332:.J332]);10)*1.05;-1)" office:value-type="float" office:value="250">
            <text:p>250</text:p>
          </table:table-cell>
          <table:table-cell table:formula="of:=[.$K332]*[.G$330]" office:value-type="float" office:value="236.73">
            <text:p>236.73</text:p>
          </table:table-cell>
          <table:table-cell table:number-columns-repeated="3"/>
          <table:table-cell table:formula="of:=FLOOR(([.C332]+[.D332])/2;1)" office:value-type="float" office:value="13">
            <text:p>13</text:p>
          </table:table-cell>
          <table:table-cell table:formula="of:=[.F332]-[.E332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2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333:.J333]);10)*1.05;-1)" office:value-type="float" office:value="350">
            <text:p>350</text:p>
          </table:table-cell>
          <table:table-cell table:formula="of:=[.$K333]*[.G$330]" office:value-type="float" office:value="327.78">
            <text:p>327.78</text:p>
          </table:table-cell>
          <table:table-cell table:number-columns-repeated="3"/>
          <table:table-cell table:formula="of:=FLOOR(([.C333]+[.D333])/2;1)" office:value-type="float" office:value="18">
            <text:p>18</text:p>
          </table:table-cell>
          <table:table-cell table:formula="of:=[.F333]-[.E33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334:.J334]);10)*1.05;-1)" office:value-type="float" office:value="440">
            <text:p>440</text:p>
          </table:table-cell>
          <table:table-cell table:formula="of:=[.$K334]*[.G$330]" office:value-type="float" office:value="418.83">
            <text:p>418.83</text:p>
          </table:table-cell>
          <table:table-cell table:number-columns-repeated="3"/>
          <table:table-cell table:formula="of:=FLOOR(([.C334]+[.D334])/2;1)" office:value-type="float" office:value="23">
            <text:p>23</text:p>
          </table:table-cell>
          <table:table-cell table:formula="of:=[.F334]-[.E33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ROUND(CEILING(SUM([.G335:.J335]);10)*1.05;-1)" office:value-type="float" office:value="540">
            <text:p>540</text:p>
          </table:table-cell>
          <table:table-cell table:formula="of:=[.$K335]*[.G$330]" office:value-type="float" office:value="509.88">
            <text:p>509.88</text:p>
          </table:table-cell>
          <table:table-cell table:number-columns-repeated="3"/>
          <table:table-cell table:formula="of:=FLOOR(([.C335]+[.D335])/2;1)" office:value-type="float" office:value="28">
            <text:p>28</text:p>
          </table:table-cell>
          <table:table-cell table:formula="of:=[.F335]-[.E33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table:formula="of:=ROUND(CEILING(SUM([.G336:.J336]);10)*1.05;-1)" office:value-type="float" office:value="640">
            <text:p>640</text:p>
          </table:table-cell>
          <table:table-cell table:formula="of:=[.$K336]*[.G$330]" office:value-type="float" office:value="600.93">
            <text:p>600.93</text:p>
          </table:table-cell>
          <table:table-cell table:number-columns-repeated="3"/>
          <table:table-cell table:formula="of:=FLOOR(([.C336]+[.D336])/2;1)" office:value-type="float" office:value="33">
            <text:p>33</text:p>
          </table:table-cell>
          <table:table-cell table:formula="of:=[.F336]-[.E33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formula="of:=ROUND(CEILING(SUM([.G337:.J337]);10)*1.05;-1)" office:value-type="float" office:value="740">
            <text:p>740</text:p>
          </table:table-cell>
          <table:table-cell table:formula="of:=[.$K337]*[.G$330]" office:value-type="float" office:value="691.98">
            <text:p>691.98</text:p>
          </table:table-cell>
          <table:table-cell table:number-columns-repeated="3"/>
          <table:table-cell table:formula="of:=FLOOR(([.C337]+[.D337])/2;1)" office:value-type="float" office:value="38">
            <text:p>38</text:p>
          </table:table-cell>
          <table:table-cell table:formula="of:=[.F337]-[.E33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  <table:table-cell table:formula="of:=ROUND(CEILING(SUM([.G338:.J338]);10)*1.05;-1)" office:value-type="float" office:value="830">
            <text:p>830</text:p>
          </table:table-cell>
          <table:table-cell table:formula="of:=[.$K338]*[.G$330]" office:value-type="float" office:value="783.03">
            <text:p>783.03</text:p>
          </table:table-cell>
          <table:table-cell table:number-columns-repeated="3"/>
          <table:table-cell table:formula="of:=FLOOR(([.C338]+[.D338])/2;1)" office:value-type="float" office:value="43">
            <text:p>43</text:p>
          </table:table-cell>
          <table:table-cell table:formula="of:=[.F338]-[.E33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  <table:table-cell table:formula="of:=ROUND(CEILING(SUM([.G339:.J339]);10)*1.05;-1)" office:value-type="float" office:value="920">
            <text:p>920</text:p>
          </table:table-cell>
          <table:table-cell table:formula="of:=[.$K339]*[.G$330]" office:value-type="float" office:value="874.08">
            <text:p>874.08</text:p>
          </table:table-cell>
          <table:table-cell table:number-columns-repeated="3"/>
          <table:table-cell table:formula="of:=FLOOR(([.C339]+[.D339])/2;1)" office:value-type="float" office:value="48">
            <text:p>48</text:p>
          </table:table-cell>
          <table:table-cell table:formula="of:=[.F339]-[.E33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60">
            <text:p>1060</text:p>
          </table:table-cell>
          <table:table-cell table:formula="of:=ROUND(CEILING(SUM([.G340:.J340]);10)*1.05;-1)" office:value-type="float" office:value="1060">
            <text:p>1060</text:p>
          </table:table-cell>
          <table:table-cell table:formula="of:=[.$K340]*[.G$330]" office:value-type="float" office:value="1001.55">
            <text:p>1001.55</text:p>
          </table:table-cell>
          <table:table-cell table:number-columns-repeated="3"/>
          <table:table-cell table:formula="of:=FLOOR(([.C340]+[.D340])/2;1)" office:value-type="float" office:value="55">
            <text:p>55</text:p>
          </table:table-cell>
          <table:table-cell table:formula="of:=[.F340]-[.E34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40">
            <text:p>1240</text:p>
          </table:table-cell>
          <table:table-cell table:formula="of:=ROUND(CEILING(SUM([.G341:.J341]);10)*1.05;-1)" office:value-type="float" office:value="1250">
            <text:p>1250</text:p>
          </table:table-cell>
          <table:table-cell table:formula="of:=[.$K341]*[.G$330]" office:value-type="float" office:value="1183.65">
            <text:p>1183.65</text:p>
          </table:table-cell>
          <table:table-cell table:number-columns-repeated="3"/>
          <table:table-cell table:formula="of:=FLOOR(([.C341]+[.D341])/2;1)" office:value-type="float" office:value="65">
            <text:p>65</text:p>
          </table:table-cell>
          <table:table-cell table:formula="of:=[.F341]-[.E341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342:.J342]);10)*1.05;-1)" office:value-type="float" office:value="1440">
            <text:p>1440</text:p>
          </table:table-cell>
          <table:table-cell table:formula="of:=[.$K342]*[.G$330]" office:value-type="float" office:value="1365.75">
            <text:p>1365.75</text:p>
          </table:table-cell>
          <table:table-cell table:number-columns-repeated="3"/>
          <table:table-cell table:formula="of:=FLOOR(([.C342]+[.D342])/2;1)" office:value-type="float" office:value="75">
            <text:p>75</text:p>
          </table:table-cell>
          <table:table-cell table:formula="of:=[.F342]-[.E342]" office:value-type="float" office:value="30">
            <text:p>3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80">
            <text:p>1580</text:p>
          </table:table-cell>
          <table:table-cell table:formula="of:=ROUND(CEILING(SUM([.G343:.J343]);10)*1.05;-1)" office:value-type="float" office:value="1630">
            <text:p>1630</text:p>
          </table:table-cell>
          <table:table-cell table:formula="of:=[.$K343]*[.G$330]" office:value-type="float" office:value="1547.85">
            <text:p>1547.85</text:p>
          </table:table-cell>
          <table:table-cell table:number-columns-repeated="3"/>
          <table:table-cell table:formula="of:=FLOOR(([.C343]+[.D343])/2;1)" office:value-type="float" office:value="85">
            <text:p>85</text:p>
          </table:table-cell>
          <table:table-cell table:formula="of:=[.F343]-[.E343]" office:value-type="float" office:value="50">
            <text:p>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50">
            <text:p>1750</text:p>
          </table:table-cell>
          <table:table-cell table:formula="of:=ROUND(CEILING(SUM([.G344:.J344]);10)*1.05;-1)" office:value-type="float" office:value="1820">
            <text:p>1820</text:p>
          </table:table-cell>
          <table:table-cell table:formula="of:=[.$K344]*[.G$330]" office:value-type="float" office:value="1729.95">
            <text:p>1729.95</text:p>
          </table:table-cell>
          <table:table-cell table:number-columns-repeated="3"/>
          <table:table-cell table:formula="of:=FLOOR(([.C344]+[.D344])/2;1)" office:value-type="float" office:value="95">
            <text:p>95</text:p>
          </table:table-cell>
          <table:table-cell table:formula="of:=[.F344]-[.E34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30">
            <text:p>2030</text:p>
          </table:table-cell>
          <table:table-cell table:formula="of:=ROUND(ROUND(SUM([.G345:.J345]);-2)*1.05;-1)" office:value-type="float" office:value="2100">
            <text:p>2100</text:p>
          </table:table-cell>
          <table:table-cell table:formula="of:=([.H329]-[.G329])*[.G330]" office:value-type="float" office:value="1821">
            <text:p>1821</text:p>
          </table:table-cell>
          <table:table-cell table:formula="of:=([.$K345]-[.H$329])*[.H$330]" office:value-type="float" office:value="162">
            <text:p>162</text:p>
          </table:table-cell>
          <table:table-cell table:number-columns-repeated="2"/>
          <table:table-cell table:formula="of:=FLOOR(([.C345]+[.D345])/2;1)" office:value-type="float" office:value="110">
            <text:p>110</text:p>
          </table:table-cell>
          <table:table-cell table:formula="of:=[.F345]-[.E34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5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350">
            <text:p>2350</text:p>
          </table:table-cell>
          <table:table-cell table:formula="of:=ROUND(ROUND(SUM([.G346:.J346]);-2)*1.05;-1)" office:value-type="float" office:value="2420">
            <text:p>2420</text:p>
          </table:table-cell>
          <table:table-cell table:formula="of:=[.G345]" office:value-type="float" office:value="1821">
            <text:p>1821</text:p>
          </table:table-cell>
          <table:table-cell table:formula="of:=([.$K346]-[.H$329])*[.H$330]" office:value-type="float" office:value="486">
            <text:p>486</text:p>
          </table:table-cell>
          <table:table-cell table:number-columns-repeated="2"/>
          <table:table-cell table:formula="of:=FLOOR(([.C346]+[.D346])/2;1)" office:value-type="float" office:value="130">
            <text:p>130</text:p>
          </table:table-cell>
          <table:table-cell table:formula="of:=[.F346]-[.E34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6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660">
            <text:p>2660</text:p>
          </table:table-cell>
          <table:table-cell table:formula="of:=ROUND(ROUND(SUM([.G347:.J347]);-2)*1.05;-1)" office:value-type="float" office:value="2730">
            <text:p>2730</text:p>
          </table:table-cell>
          <table:table-cell table:formula="of:=[.G346]" office:value-type="float" office:value="1821">
            <text:p>1821</text:p>
          </table:table-cell>
          <table:table-cell table:formula="of:=([.$K347]-[.H$329])*[.H$330]" office:value-type="float" office:value="810">
            <text:p>810</text:p>
          </table:table-cell>
          <table:table-cell table:number-columns-repeated="2"/>
          <table:table-cell table:formula="of:=FLOOR(([.C347]+[.D347])/2;1)" office:value-type="float" office:value="150">
            <text:p>150</text:p>
          </table:table-cell>
          <table:table-cell table:formula="of:=[.F347]-[.E34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7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080">
            <text:p>3080</text:p>
          </table:table-cell>
          <table:table-cell table:formula="of:=ROUND(ROUND(SUM([.G348:.J348]);-2)*1.05;-1)" office:value-type="float" office:value="3150">
            <text:p>3150</text:p>
          </table:table-cell>
          <table:table-cell table:formula="of:=[.G347]" office:value-type="float" office:value="1821">
            <text:p>1821</text:p>
          </table:table-cell>
          <table:table-cell table:formula="of:=([.$K348]-[.H$329])*[.H$330]" office:value-type="float" office:value="1134">
            <text:p>1134</text:p>
          </table:table-cell>
          <table:table-cell table:number-columns-repeated="2"/>
          <table:table-cell table:formula="of:=FLOOR(([.C348]+[.D348])/2;1)" office:value-type="float" office:value="170">
            <text:p>170</text:p>
          </table:table-cell>
          <table:table-cell table:formula="of:=[.F348]-[.E34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8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400">
            <text:p>3400</text:p>
          </table:table-cell>
          <table:table-cell table:formula="of:=ROUND(ROUND(SUM([.G349:.J349]);-2)*1.05;-1)" office:value-type="float" office:value="3470">
            <text:p>3470</text:p>
          </table:table-cell>
          <table:table-cell table:formula="of:=[.G348]" office:value-type="float" office:value="1821">
            <text:p>1821</text:p>
          </table:table-cell>
          <table:table-cell table:formula="of:=([.$K349]-[.H$329])*[.H$330]" office:value-type="float" office:value="1458">
            <text:p>1458</text:p>
          </table:table-cell>
          <table:table-cell table:number-columns-repeated="2"/>
          <table:table-cell table:formula="of:=FLOOR(([.C349]+[.D349])/2;1)" office:value-type="float" office:value="190">
            <text:p>190</text:p>
          </table:table-cell>
          <table:table-cell table:formula="of:=[.F349]-[.E34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9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710">
            <text:p>3710</text:p>
          </table:table-cell>
          <table:table-cell table:formula="of:=ROUND(ROUND(SUM([.G350:.J350]);-2)*1.05;-1)" office:value-type="float" office:value="3780">
            <text:p>3780</text:p>
          </table:table-cell>
          <table:table-cell table:formula="of:=[.G349]" office:value-type="float" office:value="1821">
            <text:p>1821</text:p>
          </table:table-cell>
          <table:table-cell table:formula="of:=([.$K350]-[.H$329])*[.H$330]" office:value-type="float" office:value="1782">
            <text:p>1782</text:p>
          </table:table-cell>
          <table:table-cell table:number-columns-repeated="2"/>
          <table:table-cell table:formula="of:=FLOOR(([.C350]+[.D350])/2;1)" office:value-type="float" office:value="210">
            <text:p>210</text:p>
          </table:table-cell>
          <table:table-cell table:formula="of:=[.F350]-[.E35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0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030">
            <text:p>4030</text:p>
          </table:table-cell>
          <table:table-cell table:formula="of:=ROUND(ROUND(SUM([.G351:.J351]);-2)*1.05;-1)" office:value-type="float" office:value="4100">
            <text:p>4100</text:p>
          </table:table-cell>
          <table:table-cell table:formula="of:=[.G350]" office:value-type="float" office:value="1821">
            <text:p>1821</text:p>
          </table:table-cell>
          <table:table-cell table:formula="of:=([.$K351]-[.H$329])*[.H$330]" office:value-type="float" office:value="2106">
            <text:p>2106</text:p>
          </table:table-cell>
          <table:table-cell table:number-columns-repeated="2"/>
          <table:table-cell table:formula="of:=FLOOR(([.C351]+[.D351])/2;1)" office:value-type="float" office:value="230">
            <text:p>230</text:p>
          </table:table-cell>
          <table:table-cell table:formula="of:=[.F351]-[.E35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1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450">
            <text:p>4450</text:p>
          </table:table-cell>
          <table:table-cell table:formula="of:=ROUND(ROUND(SUM([.G352:.J352]);-2)*1.05;-1)" office:value-type="float" office:value="4520">
            <text:p>4520</text:p>
          </table:table-cell>
          <table:table-cell table:formula="of:=[.G351]" office:value-type="float" office:value="1821">
            <text:p>1821</text:p>
          </table:table-cell>
          <table:table-cell table:formula="of:=([.$K352]-[.H$329])*[.H$330]" office:value-type="float" office:value="2430">
            <text:p>2430</text:p>
          </table:table-cell>
          <table:table-cell table:number-columns-repeated="2"/>
          <table:table-cell table:formula="of:=FLOOR(([.C352]+[.D352])/2;1)" office:value-type="float" office:value="250">
            <text:p>250</text:p>
          </table:table-cell>
          <table:table-cell table:formula="of:=[.F352]-[.E35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2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760">
            <text:p>4760</text:p>
          </table:table-cell>
          <table:table-cell table:formula="of:=ROUND(ROUND(SUM([.G353:.J353]);-2)*1.05;-1)" office:value-type="float" office:value="4830">
            <text:p>4830</text:p>
          </table:table-cell>
          <table:table-cell table:formula="of:=[.G352]" office:value-type="float" office:value="1821">
            <text:p>1821</text:p>
          </table:table-cell>
          <table:table-cell table:formula="of:=([.$K353]-[.H$329])*[.H$330]" office:value-type="float" office:value="2754">
            <text:p>2754</text:p>
          </table:table-cell>
          <table:table-cell table:number-columns-repeated="2"/>
          <table:table-cell table:formula="of:=FLOOR(([.C353]+[.D353])/2;1)" office:value-type="float" office:value="270">
            <text:p>270</text:p>
          </table:table-cell>
          <table:table-cell table:formula="of:=[.F353]-[.E35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3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080">
            <text:p>5080</text:p>
          </table:table-cell>
          <table:table-cell table:formula="of:=ROUND(ROUND(SUM([.G354:.J354]);-2)*1.05;-1)" office:value-type="float" office:value="5150">
            <text:p>5150</text:p>
          </table:table-cell>
          <table:table-cell table:formula="of:=[.G353]" office:value-type="float" office:value="1821">
            <text:p>1821</text:p>
          </table:table-cell>
          <table:table-cell table:formula="of:=([.$K354]-[.H$329])*[.H$330]" office:value-type="float" office:value="3078">
            <text:p>3078</text:p>
          </table:table-cell>
          <table:table-cell table:number-columns-repeated="2"/>
          <table:table-cell table:formula="of:=FLOOR(([.C354]+[.D354])/2;1)" office:value-type="float" office:value="290">
            <text:p>290</text:p>
          </table:table-cell>
          <table:table-cell table:formula="of:=[.F354]-[.E35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4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390">
            <text:p>5390</text:p>
          </table:table-cell>
          <table:table-cell table:formula="of:=ROUND(ROUND(SUM([.G355:.J355]);-2)*1.05;-1)" office:value-type="float" office:value="5460">
            <text:p>5460</text:p>
          </table:table-cell>
          <table:table-cell table:formula="of:=[.G354]" office:value-type="float" office:value="1821">
            <text:p>1821</text:p>
          </table:table-cell>
          <table:table-cell table:formula="of:=([.I329]-[.H329])*[.H$330]" office:value-type="float" office:value="3240">
            <text:p>3240</text:p>
          </table:table-cell>
          <table:table-cell table:formula="of:=([.$K355]-[.I$329])*[.I$330]" office:value-type="float" office:value="128.5">
            <text:p>128.5</text:p>
          </table:table-cell>
          <table:table-cell/>
          <table:table-cell table:formula="of:=FLOOR(([.C355]+[.D355])/2;1)" office:value-type="float" office:value="310">
            <text:p>310</text:p>
          </table:table-cell>
          <table:table-cell table:formula="of:=[.F355]-[.E35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5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600">
            <text:p>5600</text:p>
          </table:table-cell>
          <table:table-cell table:formula="of:=ROUND(ROUND(SUM([.G356:.J356]);-2)*1.05;-1)" office:value-type="float" office:value="5670">
            <text:p>5670</text:p>
          </table:table-cell>
          <table:table-cell table:formula="of:=[.G355]" office:value-type="float" office:value="1821">
            <text:p>1821</text:p>
          </table:table-cell>
          <table:table-cell table:formula="of:=[.H355]" office:value-type="float" office:value="3240">
            <text:p>3240</text:p>
          </table:table-cell>
          <table:table-cell table:formula="of:=([.$K356]-[.I$329])*[.I$330]" office:value-type="float" office:value="385.5">
            <text:p>385.5</text:p>
          </table:table-cell>
          <table:table-cell/>
          <table:table-cell table:formula="of:=FLOOR(([.C356]+[.D356])/2;1)" office:value-type="float" office:value="330">
            <text:p>330</text:p>
          </table:table-cell>
          <table:table-cell table:formula="of:=[.F356]-[.E35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6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920">
            <text:p>5920</text:p>
          </table:table-cell>
          <table:table-cell table:formula="of:=ROUND(ROUND(SUM([.G357:.J357]);-2)*1.05;-1)" office:value-type="float" office:value="5990">
            <text:p>5990</text:p>
          </table:table-cell>
          <table:table-cell table:formula="of:=[.G356]" office:value-type="float" office:value="1821">
            <text:p>1821</text:p>
          </table:table-cell>
          <table:table-cell table:formula="of:=[.H356]" office:value-type="float" office:value="3240">
            <text:p>3240</text:p>
          </table:table-cell>
          <table:table-cell table:formula="of:=([.$K357]-[.I$329])*[.I$330]" office:value-type="float" office:value="642.5">
            <text:p>642.5</text:p>
          </table:table-cell>
          <table:table-cell/>
          <table:table-cell table:formula="of:=FLOOR(([.C357]+[.D357])/2;1)" office:value-type="float" office:value="350">
            <text:p>350</text:p>
          </table:table-cell>
          <table:table-cell table:formula="of:=[.F357]-[.E35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7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230">
            <text:p>6230</text:p>
          </table:table-cell>
          <table:table-cell table:formula="of:=ROUND(ROUND(SUM([.G358:.J358]);-2)*1.05;-1)" office:value-type="float" office:value="6300">
            <text:p>6300</text:p>
          </table:table-cell>
          <table:table-cell table:formula="of:=[.G357]" office:value-type="float" office:value="1821">
            <text:p>1821</text:p>
          </table:table-cell>
          <table:table-cell table:formula="of:=[.H357]" office:value-type="float" office:value="3240">
            <text:p>3240</text:p>
          </table:table-cell>
          <table:table-cell table:formula="of:=([.$K358]-[.I$329])*[.I$330]" office:value-type="float" office:value="899.5">
            <text:p>899.5</text:p>
          </table:table-cell>
          <table:table-cell/>
          <table:table-cell table:formula="of:=FLOOR(([.C358]+[.D358])/2;1)" office:value-type="float" office:value="370">
            <text:p>370</text:p>
          </table:table-cell>
          <table:table-cell table:formula="of:=[.F358]-[.E35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8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440">
            <text:p>6440</text:p>
          </table:table-cell>
          <table:table-cell table:formula="of:=ROUND(ROUND(SUM([.G359:.J359]);-2)*1.05;-1)" office:value-type="float" office:value="6510">
            <text:p>6510</text:p>
          </table:table-cell>
          <table:table-cell table:formula="of:=[.G358]" office:value-type="float" office:value="1821">
            <text:p>1821</text:p>
          </table:table-cell>
          <table:table-cell table:formula="of:=[.H358]" office:value-type="float" office:value="3240">
            <text:p>3240</text:p>
          </table:table-cell>
          <table:table-cell table:formula="of:=([.$K359]-[.I$329])*[.I$330]" office:value-type="float" office:value="1156.5">
            <text:p>1156.5</text:p>
          </table:table-cell>
          <table:table-cell/>
          <table:table-cell table:formula="of:=FLOOR(([.C359]+[.D359])/2;1)" office:value-type="float" office:value="390">
            <text:p>390</text:p>
          </table:table-cell>
          <table:table-cell table:formula="of:=[.F359]-[.E35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9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760">
            <text:p>6760</text:p>
          </table:table-cell>
          <table:table-cell table:formula="of:=ROUND(ROUND(SUM([.G360:.J360]);-2)*1.05;-1)" office:value-type="float" office:value="6830">
            <text:p>6830</text:p>
          </table:table-cell>
          <table:table-cell table:formula="of:=[.G359]" office:value-type="float" office:value="1821">
            <text:p>1821</text:p>
          </table:table-cell>
          <table:table-cell table:formula="of:=[.H359]" office:value-type="float" office:value="3240">
            <text:p>3240</text:p>
          </table:table-cell>
          <table:table-cell table:formula="of:=([.$K360]-[.I$329])*[.I$330]" office:value-type="float" office:value="1413.5">
            <text:p>1413.5</text:p>
          </table:table-cell>
          <table:table-cell/>
          <table:table-cell table:formula="of:=FLOOR(([.C360]+[.D360])/2;1)" office:value-type="float" office:value="410">
            <text:p>410</text:p>
          </table:table-cell>
          <table:table-cell table:formula="of:=[.F360]-[.E36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0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970">
            <text:p>6970</text:p>
          </table:table-cell>
          <table:table-cell table:formula="of:=ROUND(ROUND(SUM([.G361:.J361]);-2)*1.05;-1)" office:value-type="float" office:value="7040">
            <text:p>7040</text:p>
          </table:table-cell>
          <table:table-cell table:formula="of:=[.G360]" office:value-type="float" office:value="1821">
            <text:p>1821</text:p>
          </table:table-cell>
          <table:table-cell table:formula="of:=[.H360]" office:value-type="float" office:value="3240">
            <text:p>3240</text:p>
          </table:table-cell>
          <table:table-cell table:formula="of:=([.$K361]-[.I$329])*[.I$330]" office:value-type="float" office:value="1670.5">
            <text:p>1670.5</text:p>
          </table:table-cell>
          <table:table-cell/>
          <table:table-cell table:formula="of:=FLOOR(([.C361]+[.D361])/2;1)" office:value-type="float" office:value="430">
            <text:p>430</text:p>
          </table:table-cell>
          <table:table-cell table:formula="of:=[.F361]-[.E36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1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280">
            <text:p>7280</text:p>
          </table:table-cell>
          <table:table-cell table:formula="of:=ROUND(ROUND(SUM([.G362:.J362]);-2)*1.05;-1)" office:value-type="float" office:value="7350">
            <text:p>7350</text:p>
          </table:table-cell>
          <table:table-cell table:formula="of:=[.G361]" office:value-type="float" office:value="1821">
            <text:p>1821</text:p>
          </table:table-cell>
          <table:table-cell table:formula="of:=[.H361]" office:value-type="float" office:value="3240">
            <text:p>3240</text:p>
          </table:table-cell>
          <table:table-cell table:formula="of:=([.$K362]-[.I$329])*[.I$330]" office:value-type="float" office:value="1927.5">
            <text:p>1927.5</text:p>
          </table:table-cell>
          <table:table-cell/>
          <table:table-cell table:formula="of:=FLOOR(([.C362]+[.D362])/2;1)" office:value-type="float" office:value="450">
            <text:p>450</text:p>
          </table:table-cell>
          <table:table-cell table:formula="of:=[.F362]-[.E36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2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490">
            <text:p>7490</text:p>
          </table:table-cell>
          <table:table-cell table:formula="of:=ROUND(ROUND(SUM([.G363:.J363]);-2)*1.05;-1)" office:value-type="float" office:value="7560">
            <text:p>7560</text:p>
          </table:table-cell>
          <table:table-cell table:formula="of:=[.G362]" office:value-type="float" office:value="1821">
            <text:p>1821</text:p>
          </table:table-cell>
          <table:table-cell table:formula="of:=[.H362]" office:value-type="float" office:value="3240">
            <text:p>3240</text:p>
          </table:table-cell>
          <table:table-cell table:formula="of:=([.$K363]-[.I$329])*[.I$330]" office:value-type="float" office:value="2184.5">
            <text:p>2184.5</text:p>
          </table:table-cell>
          <table:table-cell/>
          <table:table-cell table:formula="of:=FLOOR(([.C363]+[.D363])/2;1)" office:value-type="float" office:value="470">
            <text:p>470</text:p>
          </table:table-cell>
          <table:table-cell table:formula="of:=[.F363]-[.E36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3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810">
            <text:p>7810</text:p>
          </table:table-cell>
          <table:table-cell table:formula="of:=ROUND(ROUND(SUM([.G364:.J364]);-2)*1.05;-1)" office:value-type="float" office:value="7880">
            <text:p>7880</text:p>
          </table:table-cell>
          <table:table-cell table:formula="of:=[.G363]" office:value-type="float" office:value="1821">
            <text:p>1821</text:p>
          </table:table-cell>
          <table:table-cell table:formula="of:=[.H363]" office:value-type="float" office:value="3240">
            <text:p>3240</text:p>
          </table:table-cell>
          <table:table-cell table:formula="of:=([.$K364]-[.I$329])*[.I$330]" office:value-type="float" office:value="2441.5">
            <text:p>2441.5</text:p>
          </table:table-cell>
          <table:table-cell/>
          <table:table-cell table:formula="of:=FLOOR(([.C364]+[.D364])/2;1)" office:value-type="float" office:value="490">
            <text:p>490</text:p>
          </table:table-cell>
          <table:table-cell table:formula="of:=[.F364]-[.E36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4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120">
            <text:p>8120</text:p>
          </table:table-cell>
          <table:table-cell table:formula="of:=ROUND(ROUND(SUM([.G365:.J365]);-2)*1.05;-1)" office:value-type="float" office:value="8190">
            <text:p>8190</text:p>
          </table:table-cell>
          <table:table-cell table:formula="of:=[.G364]" office:value-type="float" office:value="1821">
            <text:p>1821</text:p>
          </table:table-cell>
          <table:table-cell table:formula="of:=[.H364]" office:value-type="float" office:value="3240">
            <text:p>3240</text:p>
          </table:table-cell>
          <table:table-cell table:formula="of:=([.$K365]-[.I$329])*[.I$330]" office:value-type="float" office:value="2698.5">
            <text:p>2698.5</text:p>
          </table:table-cell>
          <table:table-cell/>
          <table:table-cell table:formula="of:=FLOOR(([.C365]+[.D365])/2;1)" office:value-type="float" office:value="510">
            <text:p>510</text:p>
          </table:table-cell>
          <table:table-cell table:formula="of:=[.F365]-[.E36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5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330">
            <text:p>8330</text:p>
          </table:table-cell>
          <table:table-cell table:formula="of:=ROUND(ROUND(SUM([.G366:.J366]);-2)*1.05;-1)" office:value-type="float" office:value="8400">
            <text:p>8400</text:p>
          </table:table-cell>
          <table:table-cell table:formula="of:=[.G365]" office:value-type="float" office:value="1821">
            <text:p>1821</text:p>
          </table:table-cell>
          <table:table-cell table:formula="of:=[.H365]" office:value-type="float" office:value="3240">
            <text:p>3240</text:p>
          </table:table-cell>
          <table:table-cell table:formula="of:=([.$K366]-[.I$329])*[.I$330]" office:value-type="float" office:value="2955.5">
            <text:p>2955.5</text:p>
          </table:table-cell>
          <table:table-cell/>
          <table:table-cell table:formula="of:=FLOOR(([.C366]+[.D366])/2;1)" office:value-type="float" office:value="530">
            <text:p>530</text:p>
          </table:table-cell>
          <table:table-cell table:formula="of:=[.F366]-[.E36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6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650">
            <text:p>8650</text:p>
          </table:table-cell>
          <table:table-cell table:formula="of:=ROUND(ROUND(SUM([.G367:.J367]);-2)*1.05;-1)" office:value-type="float" office:value="8720">
            <text:p>8720</text:p>
          </table:table-cell>
          <table:table-cell table:formula="of:=[.G366]" office:value-type="float" office:value="1821">
            <text:p>1821</text:p>
          </table:table-cell>
          <table:table-cell table:formula="of:=[.H366]" office:value-type="float" office:value="3240">
            <text:p>3240</text:p>
          </table:table-cell>
          <table:table-cell table:formula="of:=([.$K367]-[.I$329])*[.I$330]" office:value-type="float" office:value="3212.5">
            <text:p>3212.5</text:p>
          </table:table-cell>
          <table:table-cell/>
          <table:table-cell table:formula="of:=FLOOR(([.C367]+[.D367])/2;1)" office:value-type="float" office:value="550">
            <text:p>550</text:p>
          </table:table-cell>
          <table:table-cell table:formula="of:=[.F367]-[.E36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7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860">
            <text:p>8860</text:p>
          </table:table-cell>
          <table:table-cell table:formula="of:=ROUND(ROUND(SUM([.G368:.J368]);-2)*1.05;-1)" office:value-type="float" office:value="8930">
            <text:p>8930</text:p>
          </table:table-cell>
          <table:table-cell table:formula="of:=[.G367]" office:value-type="float" office:value="1821">
            <text:p>1821</text:p>
          </table:table-cell>
          <table:table-cell table:formula="of:=[.H367]" office:value-type="float" office:value="3240">
            <text:p>3240</text:p>
          </table:table-cell>
          <table:table-cell table:formula="of:=([.$K368]-[.I$329])*[.I$330]" office:value-type="float" office:value="3469.5">
            <text:p>3469.5</text:p>
          </table:table-cell>
          <table:table-cell/>
          <table:table-cell table:formula="of:=FLOOR(([.C368]+[.D368])/2;1)" office:value-type="float" office:value="570">
            <text:p>570</text:p>
          </table:table-cell>
          <table:table-cell table:formula="of:=[.F368]-[.E36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8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170">
            <text:p>9170</text:p>
          </table:table-cell>
          <table:table-cell table:formula="of:=ROUND(ROUND(SUM([.G369:.J369]);-2)*1.05;-1)" office:value-type="float" office:value="9240">
            <text:p>9240</text:p>
          </table:table-cell>
          <table:table-cell table:formula="of:=[.G368]" office:value-type="float" office:value="1821">
            <text:p>1821</text:p>
          </table:table-cell>
          <table:table-cell table:formula="of:=[.H368]" office:value-type="float" office:value="3240">
            <text:p>3240</text:p>
          </table:table-cell>
          <table:table-cell table:formula="of:=([.$K369]-[.I$329])*[.I$330]" office:value-type="float" office:value="3726.5">
            <text:p>3726.5</text:p>
          </table:table-cell>
          <table:table-cell/>
          <table:table-cell table:formula="of:=FLOOR(([.C369]+[.D369])/2;1)" office:value-type="float" office:value="590">
            <text:p>590</text:p>
          </table:table-cell>
          <table:table-cell table:formula="of:=[.F369]-[.E36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9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490">
            <text:p>9490</text:p>
          </table:table-cell>
          <table:table-cell table:formula="of:=ROUND(ROUND(SUM([.G370:.J370]);-2)*1.05;-1)" office:value-type="float" office:value="9560">
            <text:p>9560</text:p>
          </table:table-cell>
          <table:table-cell table:formula="of:=[.G369]" office:value-type="float" office:value="1821">
            <text:p>1821</text:p>
          </table:table-cell>
          <table:table-cell table:formula="of:=[.H369]" office:value-type="float" office:value="3240">
            <text:p>3240</text:p>
          </table:table-cell>
          <table:table-cell table:formula="of:=([.J329]-[.I329])*[.I$273]" office:value-type="float" office:value="3855">
            <text:p>3855</text:p>
          </table:table-cell>
          <table:table-cell table:formula="of:=([.$K370]-[.J$329])*[.J$330]" office:value-type="float" office:value="141">
            <text:p>141</text:p>
          </table:table-cell>
          <table:table-cell table:formula="of:=FLOOR(([.C370]+[.D370])/2;1)" office:value-type="float" office:value="620">
            <text:p>620</text:p>
          </table:table-cell>
          <table:table-cell table:formula="of:=[.F370]-[.E37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0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700">
            <text:p>9700</text:p>
          </table:table-cell>
          <table:table-cell table:formula="of:=ROUND(ROUND(SUM([.G371:.J371]);-2)*1.05;-1)" office:value-type="float" office:value="9770">
            <text:p>9770</text:p>
          </table:table-cell>
          <table:table-cell table:formula="of:=[.G370]" office:value-type="float" office:value="1821">
            <text:p>1821</text:p>
          </table:table-cell>
          <table:table-cell table:formula="of:=[.H370]" office:value-type="float" office:value="3240">
            <text:p>3240</text:p>
          </table:table-cell>
          <table:table-cell table:formula="of:=[.I370]" office:value-type="float" office:value="3855">
            <text:p>3855</text:p>
          </table:table-cell>
          <table:table-cell table:formula="of:=([.$K371]-[.J$329])*[.J$330]" office:value-type="float" office:value="423">
            <text:p>423</text:p>
          </table:table-cell>
          <table:table-cell table:formula="of:=FLOOR(([.C371]+[.D371])/2;1)" office:value-type="float" office:value="660">
            <text:p>660</text:p>
          </table:table-cell>
          <table:table-cell table:formula="of:=[.F371]-[.E37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1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010">
            <text:p>10010</text:p>
          </table:table-cell>
          <table:table-cell table:formula="of:=ROUND(ROUND(SUM([.G372:.J372]);-2)*1.05;-1)" office:value-type="float" office:value="10080">
            <text:p>10080</text:p>
          </table:table-cell>
          <table:table-cell table:formula="of:=[.G371]" office:value-type="float" office:value="1821">
            <text:p>1821</text:p>
          </table:table-cell>
          <table:table-cell table:formula="of:=[.H371]" office:value-type="float" office:value="3240">
            <text:p>3240</text:p>
          </table:table-cell>
          <table:table-cell table:formula="of:=[.I371]" office:value-type="float" office:value="3855">
            <text:p>3855</text:p>
          </table:table-cell>
          <table:table-cell table:formula="of:=([.$K372]-[.J$329])*[.J$330]" office:value-type="float" office:value="705">
            <text:p>705</text:p>
          </table:table-cell>
          <table:table-cell table:formula="of:=FLOOR(([.C372]+[.D372])/2;1)" office:value-type="float" office:value="700">
            <text:p>700</text:p>
          </table:table-cell>
          <table:table-cell table:formula="of:=[.F372]-[.E37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2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330">
            <text:p>10330</text:p>
          </table:table-cell>
          <table:table-cell table:formula="of:=ROUND(ROUND(SUM([.G373:.J373]);-2)*1.05;-1)" office:value-type="float" office:value="10400">
            <text:p>10400</text:p>
          </table:table-cell>
          <table:table-cell table:formula="of:=[.G372]" office:value-type="float" office:value="1821">
            <text:p>1821</text:p>
          </table:table-cell>
          <table:table-cell table:formula="of:=[.H372]" office:value-type="float" office:value="3240">
            <text:p>3240</text:p>
          </table:table-cell>
          <table:table-cell table:formula="of:=[.I372]" office:value-type="float" office:value="3855">
            <text:p>3855</text:p>
          </table:table-cell>
          <table:table-cell table:formula="of:=([.$K373]-[.J$329])*[.J$330]" office:value-type="float" office:value="987">
            <text:p>987</text:p>
          </table:table-cell>
          <table:table-cell table:formula="of:=FLOOR(([.C373]+[.D373])/2;1)" office:value-type="float" office:value="740">
            <text:p>740</text:p>
          </table:table-cell>
          <table:table-cell table:formula="of:=[.F373]-[.E37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3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640">
            <text:p>10640</text:p>
          </table:table-cell>
          <table:table-cell table:formula="of:=ROUND(ROUND(SUM([.G374:.J374]);-2)*1.05;-1)" office:value-type="float" office:value="10710">
            <text:p>10710</text:p>
          </table:table-cell>
          <table:table-cell table:formula="of:=[.G373]" office:value-type="float" office:value="1821">
            <text:p>1821</text:p>
          </table:table-cell>
          <table:table-cell table:formula="of:=[.H373]" office:value-type="float" office:value="3240">
            <text:p>3240</text:p>
          </table:table-cell>
          <table:table-cell table:formula="of:=[.I373]" office:value-type="float" office:value="3855">
            <text:p>3855</text:p>
          </table:table-cell>
          <table:table-cell table:formula="of:=([.$K374]-[.J$329])*[.J$330]" office:value-type="float" office:value="1269">
            <text:p>1269</text:p>
          </table:table-cell>
          <table:table-cell table:formula="of:=FLOOR(([.C374]+[.D374])/2;1)" office:value-type="float" office:value="780">
            <text:p>780</text:p>
          </table:table-cell>
          <table:table-cell table:formula="of:=[.F374]-[.E37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4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960">
            <text:p>10960</text:p>
          </table:table-cell>
          <table:table-cell table:formula="of:=ROUND(ROUND(SUM([.G375:.J375]);-2)*1.05;-1)" office:value-type="float" office:value="11030">
            <text:p>11030</text:p>
          </table:table-cell>
          <table:table-cell table:formula="of:=[.G374]" office:value-type="float" office:value="1821">
            <text:p>1821</text:p>
          </table:table-cell>
          <table:table-cell table:formula="of:=[.H374]" office:value-type="float" office:value="3240">
            <text:p>3240</text:p>
          </table:table-cell>
          <table:table-cell table:formula="of:=[.I374]" office:value-type="float" office:value="3855">
            <text:p>3855</text:p>
          </table:table-cell>
          <table:table-cell table:formula="of:=([.$K375]-[.J$329])*[.J$330]" office:value-type="float" office:value="1551">
            <text:p>1551</text:p>
          </table:table-cell>
          <table:table-cell table:formula="of:=FLOOR(([.C375]+[.D375])/2;1)" office:value-type="float" office:value="820">
            <text:p>820</text:p>
          </table:table-cell>
          <table:table-cell table:formula="of:=[.F375]-[.E37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5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170">
            <text:p>11170</text:p>
          </table:table-cell>
          <table:table-cell table:formula="of:=ROUND(ROUND(SUM([.G376:.J376]);-2)*1.05;-1)" office:value-type="float" office:value="11240">
            <text:p>11240</text:p>
          </table:table-cell>
          <table:table-cell table:formula="of:=[.G375]" office:value-type="float" office:value="1821">
            <text:p>1821</text:p>
          </table:table-cell>
          <table:table-cell table:formula="of:=[.H375]" office:value-type="float" office:value="3240">
            <text:p>3240</text:p>
          </table:table-cell>
          <table:table-cell table:formula="of:=[.I375]" office:value-type="float" office:value="3855">
            <text:p>3855</text:p>
          </table:table-cell>
          <table:table-cell table:formula="of:=([.$K376]-[.J$329])*[.J$330]" office:value-type="float" office:value="1833">
            <text:p>1833</text:p>
          </table:table-cell>
          <table:table-cell table:formula="of:=FLOOR(([.C376]+[.D376])/2;1)" office:value-type="float" office:value="860">
            <text:p>860</text:p>
          </table:table-cell>
          <table:table-cell table:formula="of:=[.F376]-[.E37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6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480">
            <text:p>11480</text:p>
          </table:table-cell>
          <table:table-cell table:formula="of:=ROUND(ROUND(SUM([.G377:.J377]);-2)*1.05;-1)" office:value-type="float" office:value="11550">
            <text:p>11550</text:p>
          </table:table-cell>
          <table:table-cell table:formula="of:=[.G376]" office:value-type="float" office:value="1821">
            <text:p>1821</text:p>
          </table:table-cell>
          <table:table-cell table:formula="of:=[.H376]" office:value-type="float" office:value="3240">
            <text:p>3240</text:p>
          </table:table-cell>
          <table:table-cell table:formula="of:=[.I376]" office:value-type="float" office:value="3855">
            <text:p>3855</text:p>
          </table:table-cell>
          <table:table-cell table:formula="of:=([.$K377]-[.J$329])*[.J$330]" office:value-type="float" office:value="2115">
            <text:p>2115</text:p>
          </table:table-cell>
          <table:table-cell table:formula="of:=FLOOR(([.C377]+[.D377])/2;1)" office:value-type="float" office:value="900">
            <text:p>900</text:p>
          </table:table-cell>
          <table:table-cell table:formula="of:=[.F377]-[.E37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7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800">
            <text:p>11800</text:p>
          </table:table-cell>
          <table:table-cell table:formula="of:=ROUND(ROUND(SUM([.G378:.J378]);-2)*1.05;-1)" office:value-type="float" office:value="11870">
            <text:p>11870</text:p>
          </table:table-cell>
          <table:table-cell table:formula="of:=[.G377]" office:value-type="float" office:value="1821">
            <text:p>1821</text:p>
          </table:table-cell>
          <table:table-cell table:formula="of:=[.H377]" office:value-type="float" office:value="3240">
            <text:p>3240</text:p>
          </table:table-cell>
          <table:table-cell table:formula="of:=[.I377]" office:value-type="float" office:value="3855">
            <text:p>3855</text:p>
          </table:table-cell>
          <table:table-cell table:formula="of:=([.$K378]-[.J$329])*[.J$330]" office:value-type="float" office:value="2397">
            <text:p>2397</text:p>
          </table:table-cell>
          <table:table-cell table:formula="of:=FLOOR(([.C378]+[.D378])/2;1)" office:value-type="float" office:value="940">
            <text:p>940</text:p>
          </table:table-cell>
          <table:table-cell table:formula="of:=[.F378]-[.E37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8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110">
            <text:p>12110</text:p>
          </table:table-cell>
          <table:table-cell table:formula="of:=ROUND(ROUND(SUM([.G379:.J379]);-2)*1.05;-1)" office:value-type="float" office:value="12180">
            <text:p>12180</text:p>
          </table:table-cell>
          <table:table-cell table:formula="of:=[.G378]" office:value-type="float" office:value="1821">
            <text:p>1821</text:p>
          </table:table-cell>
          <table:table-cell table:formula="of:=[.H378]" office:value-type="float" office:value="3240">
            <text:p>3240</text:p>
          </table:table-cell>
          <table:table-cell table:formula="of:=[.I378]" office:value-type="float" office:value="3855">
            <text:p>3855</text:p>
          </table:table-cell>
          <table:table-cell table:formula="of:=([.$K379]-[.J$329])*[.J$330]" office:value-type="float" office:value="2679">
            <text:p>2679</text:p>
          </table:table-cell>
          <table:table-cell table:formula="of:=FLOOR(([.C379]+[.D379])/2;1)" office:value-type="float" office:value="980">
            <text:p>980</text:p>
          </table:table-cell>
          <table:table-cell table:formula="of:=[.F379]-[.E37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0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7.75">
            <text:p>17.75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2]+1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70">
            <text:p>270</text:p>
          </table:table-cell>
          <table:table-cell table:number-columns-repeated="4"/>
          <table:table-cell table:formula="of:=FLOOR(([.C383]+[.D383])/2;1)" office:value-type="float" office:value="13">
            <text:p>13</text:p>
          </table:table-cell>
          <table:table-cell table:formula="of:=[.F383]-[.E3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3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table:formula="of:=[.F383]+([.D384]-[.D383])/5*90" office:value-type="float" office:value="360">
            <text:p>360</text:p>
          </table:table-cell>
          <table:table-cell table:number-columns-repeated="4"/>
          <table:table-cell table:formula="of:=FLOOR(([.C384]+[.D384])/2;1)" office:value-type="float" office:value="18">
            <text:p>18</text:p>
          </table:table-cell>
          <table:table-cell table:formula="of:=[.F384]-[.E3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4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50">
            <text:p>450</text:p>
          </table:table-cell>
          <table:table-cell table:formula="of:=[.F384]+([.D385]-[.D384])/5*90" office:value-type="float" office:value="450">
            <text:p>450</text:p>
          </table:table-cell>
          <table:table-cell table:number-columns-repeated="4"/>
          <table:table-cell table:formula="of:=FLOOR(([.C385]+[.D385])/2;1)" office:value-type="float" office:value="23">
            <text:p>23</text:p>
          </table:table-cell>
          <table:table-cell table:formula="of:=[.F385]-[.E3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5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[.F385]+([.D386]-[.D385])/5*90" office:value-type="float" office:value="540">
            <text:p>540</text:p>
          </table:table-cell>
          <table:table-cell table:number-columns-repeated="4"/>
          <table:table-cell table:formula="of:=FLOOR(([.C386]+[.D386])/2;1)" office:value-type="float" office:value="28">
            <text:p>28</text:p>
          </table:table-cell>
          <table:table-cell table:formula="of:=[.F386]-[.E3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6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30">
            <text:p>630</text:p>
          </table:table-cell>
          <table:table-cell table:formula="of:=[.F386]+([.D387]-[.D386])/5*90" office:value-type="float" office:value="630">
            <text:p>630</text:p>
          </table:table-cell>
          <table:table-cell table:number-columns-repeated="4"/>
          <table:table-cell table:formula="of:=FLOOR(([.C387]+[.D387])/2;1)" office:value-type="float" office:value="33">
            <text:p>33</text:p>
          </table:table-cell>
          <table:table-cell table:formula="of:=[.F387]-[.E3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7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  <table:table-cell table:formula="of:=[.F387]+([.D388]-[.D387])/5*90" office:value-type="float" office:value="720">
            <text:p>720</text:p>
          </table:table-cell>
          <table:table-cell table:number-columns-repeated="4"/>
          <table:table-cell table:formula="of:=FLOOR(([.C388]+[.D388])/2;1)" office:value-type="float" office:value="38">
            <text:p>38</text:p>
          </table:table-cell>
          <table:table-cell table:formula="of:=[.F388]-[.E3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8]+1"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820">
            <text:p>820</text:p>
          </table:table-cell>
          <table:table-cell table:number-columns-repeated="4"/>
          <table:table-cell table:formula="of:=FLOOR(([.C389]+[.D389])/2;1)" office:value-type="float" office:value="43">
            <text:p>43</text:p>
          </table:table-cell>
          <table:table-cell table:formula="of:=[.F389]-[.E3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9]+1"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910">
            <text:p>910</text:p>
          </table:table-cell>
          <table:table-cell table:number-columns-repeated="4"/>
          <table:table-cell table:formula="of:=FLOOR(([.C390]+[.D390])/2;1)" office:value-type="float" office:value="48">
            <text:p>48</text:p>
          </table:table-cell>
          <table:table-cell table:formula="of:=[.F390]-[.E3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0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80">
            <text:p>1080</text:p>
          </table:table-cell>
          <table:table-cell table:formula="of:=[.F390]+170" office:value-type="float" office:value="1080">
            <text:p>1080</text:p>
          </table:table-cell>
          <table:table-cell table:number-columns-repeated="4"/>
          <table:table-cell table:formula="of:=FLOOR(([.C391]+[.D391])/2;1)" office:value-type="float" office:value="55">
            <text:p>55</text:p>
          </table:table-cell>
          <table:table-cell table:formula="of:=[.F391]-[.E39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1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50">
            <text:p>1250</text:p>
          </table:table-cell>
          <table:table-cell table:formula="of:=[.F391]+170" office:value-type="float" office:value="1250">
            <text:p>1250</text:p>
          </table:table-cell>
          <table:table-cell table:number-columns-repeated="4"/>
          <table:table-cell table:formula="of:=FLOOR(([.C392]+[.D392])/2;1)" office:value-type="float" office:value="65">
            <text:p>65</text:p>
          </table:table-cell>
          <table:table-cell table:formula="of:=[.F392]-[.E3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2]+1"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 office:value-type="float" office:value="1430">
            <text:p>1430</text:p>
          </table:table-cell>
          <table:table-cell table:number-columns-repeated="4"/>
          <table:table-cell table:formula="of:=FLOOR(([.C393]+[.D393])/2;1)" office:value-type="float" office:value="75">
            <text:p>75</text:p>
          </table:table-cell>
          <table:table-cell table:formula="of:=[.F393]-[.E3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3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[.F393]+170" office:value-type="float" office:value="1600">
            <text:p>1600</text:p>
          </table:table-cell>
          <table:table-cell table:number-columns-repeated="4"/>
          <table:table-cell table:formula="of:=FLOOR(([.C394]+[.D394])/2;1)" office:value-type="float" office:value="85">
            <text:p>85</text:p>
          </table:table-cell>
          <table:table-cell table:formula="of:=[.F394]-[.E39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4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70">
            <text:p>1770</text:p>
          </table:table-cell>
          <table:table-cell table:formula="of:=[.F394]+170" office:value-type="float" office:value="1770">
            <text:p>1770</text:p>
          </table:table-cell>
          <table:table-cell table:number-columns-repeated="4"/>
          <table:table-cell table:formula="of:=FLOOR(([.C395]+[.D395])/2;1)" office:value-type="float" office:value="95">
            <text:p>95</text:p>
          </table:table-cell>
          <table:table-cell table:formula="of:=[.F395]-[.E39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5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70">
            <text:p>2070</text:p>
          </table:table-cell>
          <table:table-cell table:formula="of:=ROUND(ROUND(SUM([.G396:.J396]);-2)*1.05;-1)" office:value-type="float" office:value="2000">
            <text:p>2000</text:p>
          </table:table-cell>
          <table:table-cell table:formula="of:=[.F395]" office:value-type="float" office:value="1770">
            <text:p>1770</text:p>
          </table:table-cell>
          <table:table-cell table:formula="of:=([.$K396]-[.H$380])*[.H$330]" office:value-type="float" office:value="162">
            <text:p>162</text:p>
          </table:table-cell>
          <table:table-cell table:number-columns-repeated="2"/>
          <table:table-cell table:formula="of:=FLOOR(([.C396]+[.D396])/2;1)" office:value-type="float" office:value="110">
            <text:p>110</text:p>
          </table:table-cell>
          <table:table-cell table:formula="of:=[.F396]-[.E396]" office:value-type="float" office:value="-70">
            <text:p>-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6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397:.J397]);-2)*1.05;-1)" office:value-type="float" office:value="2420">
            <text:p>2420</text:p>
          </table:table-cell>
          <table:table-cell table:formula="of:=[.G396]" office:value-type="float" office:value="1770">
            <text:p>1770</text:p>
          </table:table-cell>
          <table:table-cell table:formula="of:=([.$K397]-[.H$380])*[.H$330]" office:value-type="float" office:value="486">
            <text:p>486</text:p>
          </table:table-cell>
          <table:table-cell table:number-columns-repeated="2"/>
          <table:table-cell table:formula="of:=FLOOR(([.C397]+[.D397])/2;1)" office:value-type="float" office:value="130">
            <text:p>130</text:p>
          </table:table-cell>
          <table:table-cell table:formula="of:=[.F397]-[.E39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7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398:.J398]);-2)*1.05;-1)" office:value-type="float" office:value="2730">
            <text:p>2730</text:p>
          </table:table-cell>
          <table:table-cell table:formula="of:=[.G397]" office:value-type="float" office:value="1770">
            <text:p>1770</text:p>
          </table:table-cell>
          <table:table-cell table:formula="of:=([.$K398]-[.H$380])*[.H$330]" office:value-type="float" office:value="810">
            <text:p>810</text:p>
          </table:table-cell>
          <table:table-cell table:number-columns-repeated="2"/>
          <table:table-cell table:formula="of:=FLOOR(([.C398]+[.D398])/2;1)" office:value-type="float" office:value="150">
            <text:p>150</text:p>
          </table:table-cell>
          <table:table-cell table:formula="of:=[.F398]-[.E3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8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399:.J399]);-2)*1.05;-1)" office:value-type="float" office:value="3050">
            <text:p>3050</text:p>
          </table:table-cell>
          <table:table-cell table:formula="of:=[.G398]" office:value-type="float" office:value="1770">
            <text:p>1770</text:p>
          </table:table-cell>
          <table:table-cell table:formula="of:=([.$K399]-[.H$380])*[.H$330]" office:value-type="float" office:value="1134">
            <text:p>1134</text:p>
          </table:table-cell>
          <table:table-cell table:number-columns-repeated="2"/>
          <table:table-cell table:formula="of:=FLOOR(([.C399]+[.D399])/2;1)" office:value-type="float" office:value="170">
            <text:p>170</text:p>
          </table:table-cell>
          <table:table-cell table:formula="of:=[.F399]-[.E399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9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400:.J400]);-2)*1.05;-1)" office:value-type="float" office:value="3360">
            <text:p>3360</text:p>
          </table:table-cell>
          <table:table-cell table:formula="of:=[.G399]" office:value-type="float" office:value="1770">
            <text:p>1770</text:p>
          </table:table-cell>
          <table:table-cell table:formula="of:=([.$K400]-[.H$380])*[.H$330]" office:value-type="float" office:value="1458">
            <text:p>1458</text:p>
          </table:table-cell>
          <table:table-cell table:number-columns-repeated="2"/>
          <table:table-cell table:formula="of:=FLOOR(([.C400]+[.D400])/2;1)" office:value-type="float" office:value="190">
            <text:p>190</text:p>
          </table:table-cell>
          <table:table-cell table:formula="of:=[.F400]-[.E40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0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401:.J401]);-2)*1.05;-1)" office:value-type="float" office:value="3780">
            <text:p>3780</text:p>
          </table:table-cell>
          <table:table-cell table:formula="of:=[.G400]" office:value-type="float" office:value="1770">
            <text:p>1770</text:p>
          </table:table-cell>
          <table:table-cell table:formula="of:=([.$K401]-[.H$380])*[.H$330]" office:value-type="float" office:value="1782">
            <text:p>1782</text:p>
          </table:table-cell>
          <table:table-cell table:number-columns-repeated="2"/>
          <table:table-cell table:formula="of:=FLOOR(([.C401]+[.D401])/2;1)" office:value-type="float" office:value="210">
            <text:p>210</text:p>
          </table:table-cell>
          <table:table-cell table:formula="of:=[.F401]-[.E401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1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402:.J402]);-2)*1.05;-1)" office:value-type="float" office:value="4100">
            <text:p>4100</text:p>
          </table:table-cell>
          <table:table-cell table:formula="of:=[.G401]" office:value-type="float" office:value="1770">
            <text:p>1770</text:p>
          </table:table-cell>
          <table:table-cell table:formula="of:=([.$K402]-[.H$380])*[.H$330]" office:value-type="float" office:value="2106">
            <text:p>2106</text:p>
          </table:table-cell>
          <table:table-cell table:number-columns-repeated="2"/>
          <table:table-cell table:formula="of:=FLOOR(([.C402]+[.D402])/2;1)" office:value-type="float" office:value="230">
            <text:p>230</text:p>
          </table:table-cell>
          <table:table-cell table:formula="of:=[.F402]-[.E402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2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403:.J403]);-2)*1.05;-1)" office:value-type="float" office:value="4410">
            <text:p>4410</text:p>
          </table:table-cell>
          <table:table-cell table:formula="of:=[.G402]" office:value-type="float" office:value="1770">
            <text:p>1770</text:p>
          </table:table-cell>
          <table:table-cell table:formula="of:=([.$K403]-[.H$380])*[.H$330]" office:value-type="float" office:value="2430">
            <text:p>2430</text:p>
          </table:table-cell>
          <table:table-cell table:number-columns-repeated="2"/>
          <table:table-cell table:formula="of:=FLOOR(([.C403]+[.D403])/2;1)" office:value-type="float" office:value="250">
            <text:p>250</text:p>
          </table:table-cell>
          <table:table-cell table:formula="of:=[.F403]-[.E40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3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5040">
            <text:p>5040</text:p>
          </table:table-cell>
          <table:table-cell table:formula="of:=ROUND(ROUND(SUM([.G404:.J404]);-2)*1.05;-1)" office:value-type="float" office:value="4730">
            <text:p>4730</text:p>
          </table:table-cell>
          <table:table-cell table:formula="of:=[.G403]" office:value-type="float" office:value="1770">
            <text:p>1770</text:p>
          </table:table-cell>
          <table:table-cell table:formula="of:=([.$K404]-[.H$380])*[.H$330]" office:value-type="float" office:value="2754">
            <text:p>2754</text:p>
          </table:table-cell>
          <table:table-cell table:number-columns-repeated="2"/>
          <table:table-cell table:formula="of:=FLOOR(([.C404]+[.D404])/2;1)" office:value-type="float" office:value="270">
            <text:p>270</text:p>
          </table:table-cell>
          <table:table-cell table:formula="of:=[.F404]-[.E404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4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360">
            <text:p>5360</text:p>
          </table:table-cell>
          <table:table-cell table:formula="of:=ROUND(ROUND(SUM([.G405:.J405]);-2)*1.05;-1)" office:value-type="float" office:value="5040">
            <text:p>5040</text:p>
          </table:table-cell>
          <table:table-cell table:formula="of:=[.G404]" office:value-type="float" office:value="1770">
            <text:p>1770</text:p>
          </table:table-cell>
          <table:table-cell table:formula="of:=([.$K405]-[.H$380])*[.H$330]" office:value-type="float" office:value="3078">
            <text:p>3078</text:p>
          </table:table-cell>
          <table:table-cell table:number-columns-repeated="2"/>
          <table:table-cell table:formula="of:=FLOOR(([.C405]+[.D405])/2;1)" office:value-type="float" office:value="290">
            <text:p>290</text:p>
          </table:table-cell>
          <table:table-cell table:formula="of:=[.F405]-[.E405]" office:value-type="float" office:value="-320">
            <text:p>-320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5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670">
            <text:p>5670</text:p>
          </table:table-cell>
          <table:table-cell table:formula="of:=ROUND(ROUND(SUM([.G406:.J406]);-2)*1.05;-1)" office:value-type="float" office:value="5360">
            <text:p>5360</text:p>
          </table:table-cell>
          <table:table-cell table:formula="of:=[.G405]" office:value-type="float" office:value="1770">
            <text:p>1770</text:p>
          </table:table-cell>
          <table:table-cell table:formula="of:=([.I380]-[.H380])*[.H$330]" office:value-type="float" office:value="3240">
            <text:p>3240</text:p>
          </table:table-cell>
          <table:table-cell table:formula="of:=([.$K406]-[.I$380])*[.I$330]" office:value-type="float" office:value="128.5">
            <text:p>128.5</text:p>
          </table:table-cell>
          <table:table-cell/>
          <table:table-cell table:formula="of:=FLOOR(([.C406]+[.D406])/2;1)" office:value-type="float" office:value="310">
            <text:p>310</text:p>
          </table:table-cell>
          <table:table-cell table:formula="of:=[.F406]-[.E40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6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880">
            <text:p>5880</text:p>
          </table:table-cell>
          <table:table-cell table:formula="of:=ROUND(ROUND(SUM([.G407:.J407]);-2)*1.05;-1)" office:value-type="float" office:value="5670">
            <text:p>5670</text:p>
          </table:table-cell>
          <table:table-cell table:formula="of:=[.G406]" office:value-type="float" office:value="1770">
            <text:p>1770</text:p>
          </table:table-cell>
          <table:table-cell table:formula="of:=[.H406]" office:value-type="float" office:value="3240">
            <text:p>3240</text:p>
          </table:table-cell>
          <table:table-cell table:formula="of:=([.$K407]-[.I$380])*[.I$330]" office:value-type="float" office:value="385.5">
            <text:p>385.5</text:p>
          </table:table-cell>
          <table:table-cell/>
          <table:table-cell table:formula="of:=FLOOR(([.C407]+[.D407])/2;1)" office:value-type="float" office:value="330">
            <text:p>330</text:p>
          </table:table-cell>
          <table:table-cell table:formula="of:=[.F407]-[.E40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7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200">
            <text:p>6200</text:p>
          </table:table-cell>
          <table:table-cell table:formula="of:=ROUND(ROUND(SUM([.G408:.J408]);-2)*1.05;-1)" office:value-type="float" office:value="5990">
            <text:p>5990</text:p>
          </table:table-cell>
          <table:table-cell table:formula="of:=[.G407]" office:value-type="float" office:value="1770">
            <text:p>1770</text:p>
          </table:table-cell>
          <table:table-cell table:formula="of:=[.H407]" office:value-type="float" office:value="3240">
            <text:p>3240</text:p>
          </table:table-cell>
          <table:table-cell table:formula="of:=([.$K408]-[.I$380])*[.I$330]" office:value-type="float" office:value="642.5">
            <text:p>642.5</text:p>
          </table:table-cell>
          <table:table-cell/>
          <table:table-cell table:formula="of:=FLOOR(([.C408]+[.D408])/2;1)" office:value-type="float" office:value="350">
            <text:p>350</text:p>
          </table:table-cell>
          <table:table-cell table:formula="of:=[.F408]-[.E40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8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510">
            <text:p>6510</text:p>
          </table:table-cell>
          <table:table-cell table:formula="of:=ROUND(ROUND(SUM([.G409:.J409]);-2)*1.05;-1)" office:value-type="float" office:value="6200">
            <text:p>6200</text:p>
          </table:table-cell>
          <table:table-cell table:formula="of:=[.G408]" office:value-type="float" office:value="1770">
            <text:p>1770</text:p>
          </table:table-cell>
          <table:table-cell table:formula="of:=[.H408]" office:value-type="float" office:value="3240">
            <text:p>3240</text:p>
          </table:table-cell>
          <table:table-cell table:formula="of:=([.$K409]-[.I$380])*[.I$330]" office:value-type="float" office:value="899.5">
            <text:p>899.5</text:p>
          </table:table-cell>
          <table:table-cell/>
          <table:table-cell table:formula="of:=FLOOR(([.C409]+[.D409])/2;1)" office:value-type="float" office:value="370">
            <text:p>370</text:p>
          </table:table-cell>
          <table:table-cell table:formula="of:=[.F409]-[.E409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9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720">
            <text:p>6720</text:p>
          </table:table-cell>
          <table:table-cell table:formula="of:=ROUND(ROUND(SUM([.G410:.J410]);-2)*1.05;-1)" office:value-type="float" office:value="6510">
            <text:p>6510</text:p>
          </table:table-cell>
          <table:table-cell table:formula="of:=[.G409]" office:value-type="float" office:value="1770">
            <text:p>1770</text:p>
          </table:table-cell>
          <table:table-cell table:formula="of:=[.H409]" office:value-type="float" office:value="3240">
            <text:p>3240</text:p>
          </table:table-cell>
          <table:table-cell table:formula="of:=([.$K410]-[.I$380])*[.I$330]" office:value-type="float" office:value="1156.5">
            <text:p>1156.5</text:p>
          </table:table-cell>
          <table:table-cell/>
          <table:table-cell table:formula="of:=FLOOR(([.C410]+[.D410])/2;1)" office:value-type="float" office:value="390">
            <text:p>390</text:p>
          </table:table-cell>
          <table:table-cell table:formula="of:=[.F410]-[.E41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0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7040">
            <text:p>7040</text:p>
          </table:table-cell>
          <table:table-cell table:formula="of:=ROUND(ROUND(SUM([.G411:.J411]);-2)*1.05;-1)" office:value-type="float" office:value="6720">
            <text:p>6720</text:p>
          </table:table-cell>
          <table:table-cell table:formula="of:=[.G410]" office:value-type="float" office:value="1770">
            <text:p>1770</text:p>
          </table:table-cell>
          <table:table-cell table:formula="of:=[.H410]" office:value-type="float" office:value="3240">
            <text:p>3240</text:p>
          </table:table-cell>
          <table:table-cell table:formula="of:=([.$K411]-[.I$380])*[.I$330]" office:value-type="float" office:value="1413.5">
            <text:p>1413.5</text:p>
          </table:table-cell>
          <table:table-cell/>
          <table:table-cell table:formula="of:=FLOOR(([.C411]+[.D411])/2;1)" office:value-type="float" office:value="410">
            <text:p>410</text:p>
          </table:table-cell>
          <table:table-cell table:formula="of:=[.F411]-[.E41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1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250">
            <text:p>7250</text:p>
          </table:table-cell>
          <table:table-cell table:formula="of:=ROUND(ROUND(SUM([.G412:.J412]);-2)*1.05;-1)" office:value-type="float" office:value="7040">
            <text:p>7040</text:p>
          </table:table-cell>
          <table:table-cell table:formula="of:=[.G411]" office:value-type="float" office:value="1770">
            <text:p>1770</text:p>
          </table:table-cell>
          <table:table-cell table:formula="of:=[.H411]" office:value-type="float" office:value="3240">
            <text:p>3240</text:p>
          </table:table-cell>
          <table:table-cell table:formula="of:=([.$K412]-[.I$380])*[.I$330]" office:value-type="float" office:value="1670.5">
            <text:p>1670.5</text:p>
          </table:table-cell>
          <table:table-cell/>
          <table:table-cell table:formula="of:=FLOOR(([.C412]+[.D412])/2;1)" office:value-type="float" office:value="430">
            <text:p>430</text:p>
          </table:table-cell>
          <table:table-cell table:formula="of:=[.F412]-[.E41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2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560">
            <text:p>7560</text:p>
          </table:table-cell>
          <table:table-cell table:formula="of:=ROUND(ROUND(SUM([.G413:.J413]);-2)*1.05;-1)" office:value-type="float" office:value="7250">
            <text:p>7250</text:p>
          </table:table-cell>
          <table:table-cell table:formula="of:=[.G412]" office:value-type="float" office:value="1770">
            <text:p>1770</text:p>
          </table:table-cell>
          <table:table-cell table:formula="of:=[.H412]" office:value-type="float" office:value="3240">
            <text:p>3240</text:p>
          </table:table-cell>
          <table:table-cell table:formula="of:=([.$K413]-[.I$380])*[.I$330]" office:value-type="float" office:value="1927.5">
            <text:p>1927.5</text:p>
          </table:table-cell>
          <table:table-cell/>
          <table:table-cell table:formula="of:=FLOOR(([.C413]+[.D413])/2;1)" office:value-type="float" office:value="450">
            <text:p>450</text:p>
          </table:table-cell>
          <table:table-cell table:formula="of:=[.F413]-[.E413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3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770">
            <text:p>7770</text:p>
          </table:table-cell>
          <table:table-cell table:formula="of:=ROUND(ROUND(SUM([.G414:.J414]);-2)*1.05;-1)" office:value-type="float" office:value="7560">
            <text:p>7560</text:p>
          </table:table-cell>
          <table:table-cell table:formula="of:=[.G413]" office:value-type="float" office:value="1770">
            <text:p>1770</text:p>
          </table:table-cell>
          <table:table-cell table:formula="of:=[.H413]" office:value-type="float" office:value="3240">
            <text:p>3240</text:p>
          </table:table-cell>
          <table:table-cell table:formula="of:=([.$K414]-[.I$380])*[.I$330]" office:value-type="float" office:value="2184.5">
            <text:p>2184.5</text:p>
          </table:table-cell>
          <table:table-cell/>
          <table:table-cell table:formula="of:=FLOOR(([.C414]+[.D414])/2;1)" office:value-type="float" office:value="470">
            <text:p>470</text:p>
          </table:table-cell>
          <table:table-cell table:formula="of:=[.F414]-[.E41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4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8090">
            <text:p>8090</text:p>
          </table:table-cell>
          <table:table-cell table:formula="of:=ROUND(ROUND(SUM([.G415:.J415]);-2)*1.05;-1)" office:value-type="float" office:value="7880">
            <text:p>7880</text:p>
          </table:table-cell>
          <table:table-cell table:formula="of:=[.G414]" office:value-type="float" office:value="1770">
            <text:p>1770</text:p>
          </table:table-cell>
          <table:table-cell table:formula="of:=[.H414]" office:value-type="float" office:value="3240">
            <text:p>3240</text:p>
          </table:table-cell>
          <table:table-cell table:formula="of:=([.$K415]-[.I$380])*[.I$330]" office:value-type="float" office:value="2441.5">
            <text:p>2441.5</text:p>
          </table:table-cell>
          <table:table-cell/>
          <table:table-cell table:formula="of:=FLOOR(([.C415]+[.D415])/2;1)" office:value-type="float" office:value="490">
            <text:p>490</text:p>
          </table:table-cell>
          <table:table-cell table:formula="of:=[.F415]-[.E415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5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400">
            <text:p>8400</text:p>
          </table:table-cell>
          <table:table-cell table:formula="of:=ROUND(ROUND(SUM([.G416:.J416]);-2)*1.05;-1)" office:value-type="float" office:value="8090">
            <text:p>8090</text:p>
          </table:table-cell>
          <table:table-cell table:formula="of:=[.G415]" office:value-type="float" office:value="1770">
            <text:p>1770</text:p>
          </table:table-cell>
          <table:table-cell table:formula="of:=[.H415]" office:value-type="float" office:value="3240">
            <text:p>3240</text:p>
          </table:table-cell>
          <table:table-cell table:formula="of:=([.$K416]-[.I$380])*[.I$330]" office:value-type="float" office:value="2698.5">
            <text:p>2698.5</text:p>
          </table:table-cell>
          <table:table-cell/>
          <table:table-cell table:formula="of:=FLOOR(([.C416]+[.D416])/2;1)" office:value-type="float" office:value="510">
            <text:p>510</text:p>
          </table:table-cell>
          <table:table-cell table:formula="of:=[.F416]-[.E416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6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610">
            <text:p>8610</text:p>
          </table:table-cell>
          <table:table-cell table:formula="of:=ROUND(ROUND(SUM([.G417:.J417]);-2)*1.05;-1)" office:value-type="float" office:value="8400">
            <text:p>8400</text:p>
          </table:table-cell>
          <table:table-cell table:formula="of:=[.G416]" office:value-type="float" office:value="1770">
            <text:p>1770</text:p>
          </table:table-cell>
          <table:table-cell table:formula="of:=[.H416]" office:value-type="float" office:value="3240">
            <text:p>3240</text:p>
          </table:table-cell>
          <table:table-cell table:formula="of:=([.$K417]-[.I$380])*[.I$330]" office:value-type="float" office:value="2955.5">
            <text:p>2955.5</text:p>
          </table:table-cell>
          <table:table-cell/>
          <table:table-cell table:formula="of:=FLOOR(([.C417]+[.D417])/2;1)" office:value-type="float" office:value="530">
            <text:p>530</text:p>
          </table:table-cell>
          <table:table-cell table:formula="of:=[.F417]-[.E41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7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930">
            <text:p>8930</text:p>
          </table:table-cell>
          <table:table-cell table:formula="of:=ROUND(ROUND(SUM([.G418:.J418]);-2)*1.05;-1)" office:value-type="float" office:value="8610">
            <text:p>8610</text:p>
          </table:table-cell>
          <table:table-cell table:formula="of:=[.G417]" office:value-type="float" office:value="1770">
            <text:p>1770</text:p>
          </table:table-cell>
          <table:table-cell table:formula="of:=[.H417]" office:value-type="float" office:value="3240">
            <text:p>3240</text:p>
          </table:table-cell>
          <table:table-cell table:formula="of:=([.$K418]-[.I$380])*[.I$330]" office:value-type="float" office:value="3212.5">
            <text:p>3212.5</text:p>
          </table:table-cell>
          <table:table-cell/>
          <table:table-cell table:formula="of:=FLOOR(([.C418]+[.D418])/2;1)" office:value-type="float" office:value="550">
            <text:p>550</text:p>
          </table:table-cell>
          <table:table-cell table:formula="of:=[.F418]-[.E418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8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140">
            <text:p>9140</text:p>
          </table:table-cell>
          <table:table-cell table:formula="of:=ROUND(ROUND(SUM([.G419:.J419]);-2)*1.05;-1)" office:value-type="float" office:value="8930">
            <text:p>8930</text:p>
          </table:table-cell>
          <table:table-cell table:formula="of:=[.G418]" office:value-type="float" office:value="1770">
            <text:p>1770</text:p>
          </table:table-cell>
          <table:table-cell table:formula="of:=[.H418]" office:value-type="float" office:value="3240">
            <text:p>3240</text:p>
          </table:table-cell>
          <table:table-cell table:formula="of:=([.$K419]-[.I$380])*[.I$330]" office:value-type="float" office:value="3469.5">
            <text:p>3469.5</text:p>
          </table:table-cell>
          <table:table-cell/>
          <table:table-cell table:formula="of:=FLOOR(([.C419]+[.D419])/2;1)" office:value-type="float" office:value="570">
            <text:p>570</text:p>
          </table:table-cell>
          <table:table-cell table:formula="of:=[.F419]-[.E41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9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450">
            <text:p>9450</text:p>
          </table:table-cell>
          <table:table-cell table:formula="of:=ROUND(ROUND(SUM([.G420:.J420]);-2)*1.05;-1)" office:value-type="float" office:value="9140">
            <text:p>9140</text:p>
          </table:table-cell>
          <table:table-cell table:formula="of:=[.G419]" office:value-type="float" office:value="1770">
            <text:p>1770</text:p>
          </table:table-cell>
          <table:table-cell table:formula="of:=[.H419]" office:value-type="float" office:value="3240">
            <text:p>3240</text:p>
          </table:table-cell>
          <table:table-cell table:formula="of:=([.$K420]-[.I$380])*[.I$330]" office:value-type="float" office:value="3726.5">
            <text:p>3726.5</text:p>
          </table:table-cell>
          <table:table-cell/>
          <table:table-cell table:formula="of:=FLOOR(([.C420]+[.D420])/2;1)" office:value-type="float" office:value="590">
            <text:p>590</text:p>
          </table:table-cell>
          <table:table-cell table:formula="of:=[.F420]-[.E420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0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770">
            <text:p>9770</text:p>
          </table:table-cell>
          <table:table-cell table:formula="of:=ROUND(ROUND(SUM([.G421:.J421]);-2)*1.05;-1)" office:value-type="float" office:value="9450">
            <text:p>9450</text:p>
          </table:table-cell>
          <table:table-cell table:formula="of:=[.G420]" office:value-type="float" office:value="1770">
            <text:p>1770</text:p>
          </table:table-cell>
          <table:table-cell table:formula="of:=[.H420]" office:value-type="float" office:value="3240">
            <text:p>3240</text:p>
          </table:table-cell>
          <table:table-cell table:formula="of:=([.J380]-[.I380])*[.I$273]" office:value-type="float" office:value="3855">
            <text:p>3855</text:p>
          </table:table-cell>
          <table:table-cell table:formula="of:=([.$K421]-[.J$380])*[.J$330]" office:value-type="float" office:value="141">
            <text:p>141</text:p>
          </table:table-cell>
          <table:table-cell table:formula="of:=FLOOR(([.C421]+[.D421])/2;1)" office:value-type="float" office:value="620">
            <text:p>620</text:p>
          </table:table-cell>
          <table:table-cell table:formula="of:=[.F421]-[.E42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1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980">
            <text:p>9980</text:p>
          </table:table-cell>
          <table:table-cell table:formula="of:=ROUND(ROUND(SUM([.G422:.J422]);-2)*1.05;-1)" office:value-type="float" office:value="9770">
            <text:p>9770</text:p>
          </table:table-cell>
          <table:table-cell table:formula="of:=[.G421]" office:value-type="float" office:value="1770">
            <text:p>1770</text:p>
          </table:table-cell>
          <table:table-cell table:formula="of:=[.H421]" office:value-type="float" office:value="3240">
            <text:p>3240</text:p>
          </table:table-cell>
          <table:table-cell table:formula="of:=[.I421]" office:value-type="float" office:value="3855">
            <text:p>3855</text:p>
          </table:table-cell>
          <table:table-cell table:formula="of:=([.$K422]-[.J$380])*[.J$330]" office:value-type="float" office:value="423">
            <text:p>423</text:p>
          </table:table-cell>
          <table:table-cell table:formula="of:=FLOOR(([.C422]+[.D422])/2;1)" office:value-type="float" office:value="660">
            <text:p>660</text:p>
          </table:table-cell>
          <table:table-cell table:formula="of:=[.F422]-[.E42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2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290">
            <text:p>10290</text:p>
          </table:table-cell>
          <table:table-cell table:formula="of:=ROUND(ROUND(SUM([.G423:.J423]);-2)*1.05;-1)" office:value-type="float" office:value="10080">
            <text:p>10080</text:p>
          </table:table-cell>
          <table:table-cell table:formula="of:=[.G422]" office:value-type="float" office:value="1770">
            <text:p>1770</text:p>
          </table:table-cell>
          <table:table-cell table:formula="of:=[.H422]" office:value-type="float" office:value="3240">
            <text:p>3240</text:p>
          </table:table-cell>
          <table:table-cell table:formula="of:=[.I422]" office:value-type="float" office:value="3855">
            <text:p>3855</text:p>
          </table:table-cell>
          <table:table-cell table:formula="of:=([.$K423]-[.J$380])*[.J$330]" office:value-type="float" office:value="705">
            <text:p>705</text:p>
          </table:table-cell>
          <table:table-cell table:formula="of:=FLOOR(([.C423]+[.D423])/2;1)" office:value-type="float" office:value="700">
            <text:p>700</text:p>
          </table:table-cell>
          <table:table-cell table:formula="of:=[.F423]-[.E42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3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610">
            <text:p>10610</text:p>
          </table:table-cell>
          <table:table-cell table:formula="of:=ROUND(ROUND(SUM([.G424:.J424]);-2)*1.05;-1)" office:value-type="float" office:value="10400">
            <text:p>10400</text:p>
          </table:table-cell>
          <table:table-cell table:formula="of:=[.G423]" office:value-type="float" office:value="1770">
            <text:p>1770</text:p>
          </table:table-cell>
          <table:table-cell table:formula="of:=[.H423]" office:value-type="float" office:value="3240">
            <text:p>3240</text:p>
          </table:table-cell>
          <table:table-cell table:formula="of:=[.I423]" office:value-type="float" office:value="3855">
            <text:p>3855</text:p>
          </table:table-cell>
          <table:table-cell table:formula="of:=([.$K424]-[.J$380])*[.J$330]" office:value-type="float" office:value="987">
            <text:p>987</text:p>
          </table:table-cell>
          <table:table-cell table:formula="of:=FLOOR(([.C424]+[.D424])/2;1)" office:value-type="float" office:value="740">
            <text:p>740</text:p>
          </table:table-cell>
          <table:table-cell table:formula="of:=[.F424]-[.E42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4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920">
            <text:p>10920</text:p>
          </table:table-cell>
          <table:table-cell table:formula="of:=ROUND(ROUND(SUM([.G425:.J425]);-2)*1.05;-1)" office:value-type="float" office:value="10610">
            <text:p>10610</text:p>
          </table:table-cell>
          <table:table-cell table:formula="of:=[.G424]" office:value-type="float" office:value="1770">
            <text:p>1770</text:p>
          </table:table-cell>
          <table:table-cell table:formula="of:=[.H424]" office:value-type="float" office:value="3240">
            <text:p>3240</text:p>
          </table:table-cell>
          <table:table-cell table:formula="of:=[.I424]" office:value-type="float" office:value="3855">
            <text:p>3855</text:p>
          </table:table-cell>
          <table:table-cell table:formula="of:=([.$K425]-[.J$380])*[.J$330]" office:value-type="float" office:value="1269">
            <text:p>1269</text:p>
          </table:table-cell>
          <table:table-cell table:formula="of:=FLOOR(([.C425]+[.D425])/2;1)" office:value-type="float" office:value="780">
            <text:p>780</text:p>
          </table:table-cell>
          <table:table-cell table:formula="of:=[.F425]-[.E425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5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240">
            <text:p>11240</text:p>
          </table:table-cell>
          <table:table-cell table:formula="of:=ROUND(ROUND(SUM([.G426:.J426]);-2)*1.05;-1)" office:value-type="float" office:value="10920">
            <text:p>10920</text:p>
          </table:table-cell>
          <table:table-cell table:formula="of:=[.G425]" office:value-type="float" office:value="1770">
            <text:p>1770</text:p>
          </table:table-cell>
          <table:table-cell table:formula="of:=[.H425]" office:value-type="float" office:value="3240">
            <text:p>3240</text:p>
          </table:table-cell>
          <table:table-cell table:formula="of:=[.I425]" office:value-type="float" office:value="3855">
            <text:p>3855</text:p>
          </table:table-cell>
          <table:table-cell table:formula="of:=([.$K426]-[.J$380])*[.J$330]" office:value-type="float" office:value="1551">
            <text:p>1551</text:p>
          </table:table-cell>
          <table:table-cell table:formula="of:=FLOOR(([.C426]+[.D426])/2;1)" office:value-type="float" office:value="820">
            <text:p>820</text:p>
          </table:table-cell>
          <table:table-cell table:formula="of:=[.F426]-[.E426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6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450">
            <text:p>11450</text:p>
          </table:table-cell>
          <table:table-cell table:formula="of:=ROUND(ROUND(SUM([.G427:.J427]);-2)*1.05;-1)" office:value-type="float" office:value="11240">
            <text:p>11240</text:p>
          </table:table-cell>
          <table:table-cell table:formula="of:=[.G426]" office:value-type="float" office:value="1770">
            <text:p>1770</text:p>
          </table:table-cell>
          <table:table-cell table:formula="of:=[.H426]" office:value-type="float" office:value="3240">
            <text:p>3240</text:p>
          </table:table-cell>
          <table:table-cell table:formula="of:=[.I426]" office:value-type="float" office:value="3855">
            <text:p>3855</text:p>
          </table:table-cell>
          <table:table-cell table:formula="of:=([.$K427]-[.J$380])*[.J$330]" office:value-type="float" office:value="1833">
            <text:p>1833</text:p>
          </table:table-cell>
          <table:table-cell table:formula="of:=FLOOR(([.C427]+[.D427])/2;1)" office:value-type="float" office:value="860">
            <text:p>860</text:p>
          </table:table-cell>
          <table:table-cell table:formula="of:=[.F427]-[.E42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7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760">
            <text:p>11760</text:p>
          </table:table-cell>
          <table:table-cell table:formula="of:=ROUND(ROUND(SUM([.G428:.J428]);-2)*1.05;-1)" office:value-type="float" office:value="11550">
            <text:p>11550</text:p>
          </table:table-cell>
          <table:table-cell table:formula="of:=[.G427]" office:value-type="float" office:value="1770">
            <text:p>1770</text:p>
          </table:table-cell>
          <table:table-cell table:formula="of:=[.H427]" office:value-type="float" office:value="3240">
            <text:p>3240</text:p>
          </table:table-cell>
          <table:table-cell table:formula="of:=[.I427]" office:value-type="float" office:value="3855">
            <text:p>3855</text:p>
          </table:table-cell>
          <table:table-cell table:formula="of:=([.$K428]-[.J$380])*[.J$330]" office:value-type="float" office:value="2115">
            <text:p>2115</text:p>
          </table:table-cell>
          <table:table-cell table:formula="of:=FLOOR(([.C428]+[.D428])/2;1)" office:value-type="float" office:value="900">
            <text:p>900</text:p>
          </table:table-cell>
          <table:table-cell table:formula="of:=[.F428]-[.E42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8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2080">
            <text:p>12080</text:p>
          </table:table-cell>
          <table:table-cell table:formula="of:=ROUND(ROUND(SUM([.G429:.J429]);-2)*1.05;-1)" office:value-type="float" office:value="11870">
            <text:p>11870</text:p>
          </table:table-cell>
          <table:table-cell table:formula="of:=[.G428]" office:value-type="float" office:value="1770">
            <text:p>1770</text:p>
          </table:table-cell>
          <table:table-cell table:formula="of:=[.H428]" office:value-type="float" office:value="3240">
            <text:p>3240</text:p>
          </table:table-cell>
          <table:table-cell table:formula="of:=[.I428]" office:value-type="float" office:value="3855">
            <text:p>3855</text:p>
          </table:table-cell>
          <table:table-cell table:formula="of:=([.$K429]-[.J$380])*[.J$330]" office:value-type="float" office:value="2397">
            <text:p>2397</text:p>
          </table:table-cell>
          <table:table-cell table:formula="of:=FLOOR(([.C429]+[.D429])/2;1)" office:value-type="float" office:value="940">
            <text:p>940</text:p>
          </table:table-cell>
          <table:table-cell table:formula="of:=[.F429]-[.E42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9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390">
            <text:p>12390</text:p>
          </table:table-cell>
          <table:table-cell table:formula="of:=ROUND(ROUND(SUM([.G430:.J430]);-2)*1.05;-1)" office:value-type="float" office:value="12080">
            <text:p>12080</text:p>
          </table:table-cell>
          <table:table-cell table:formula="of:=[.G429]" office:value-type="float" office:value="1770">
            <text:p>1770</text:p>
          </table:table-cell>
          <table:table-cell table:formula="of:=[.H429]" office:value-type="float" office:value="3240">
            <text:p>3240</text:p>
          </table:table-cell>
          <table:table-cell table:formula="of:=[.I429]" office:value-type="float" office:value="3855">
            <text:p>3855</text:p>
          </table:table-cell>
          <table:table-cell table:formula="of:=([.$K430]-[.J$380])*[.J$330]" office:value-type="float" office:value="2679">
            <text:p>2679</text:p>
          </table:table-cell>
          <table:table-cell table:formula="of:=FLOOR(([.C430]+[.D430])/2;1)" office:value-type="float" office:value="980">
            <text:p>980</text:p>
          </table:table-cell>
          <table:table-cell table:formula="of:=[.F430]-[.E430]" office:value-type="float" office:value="-310">
            <text:p>-31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[.E434]"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E435]"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E436]"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E437]"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E438]"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E439]"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[.E440]"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E441]"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formula="of:=[.E442]"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formula="of:=[.E443]"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E444]"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[.E445]"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formula="of:=[.E446]"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formula="of:=[.E447]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table:formula="of:=[.E448]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table:formula="of:=[.E449]"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table:formula="of:=[.E450]"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table:formula="of:=[.E451]"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table:formula="of:=[.E452]"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formula="of:=[.E453]"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table:formula="of:=[.E454]"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table:formula="of:=[.E455]"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table:formula="of:=[.E456]"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[.E457]"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table:formula="of:=[.E458]"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table:formula="of:=[.E459]"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table:formula="of:=[.E460]"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table:formula="of:=[.E461]"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70">
            <text:p>37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30">
            <text:p>43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490">
            <text:p>4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680">
            <text:p>6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870">
            <text:p>87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090">
            <text:p>10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1160">
            <text:p>11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1240">
            <text:p>124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1320">
            <text:p>132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390">
            <text:p>139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1460">
            <text:p>146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1610">
            <text:p>161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1680">
            <text:p>16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北近畿タンゴ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1750">
            <text:p>175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4">2011/12/24</text:date>, <text:time>22:1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4T22:12:15</dc:date>
    <dc:creator>liquid </dc:creator>
    <meta:generator>LibreOffice/3.4$Linux LibreOffice_project/340m1$Build-402</meta:generator>
    <meta:editing-duration>P1DT7H24S</meta:editing-duration>
    <meta:editing-cycles>11</meta:editing-cycles>
    <meta:document-statistic meta:table-count="1" meta:cell-count="4356" meta:object-count="0"/>
  </office:meta>
</office:document-meta>
</file>